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6" manifest:media-type="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 fo:font-style="normal" style:font-style-asian="normal" style:font-style-complex="normal"/>
    </style:style>
    <style:style style:name="ce4" style:family="table-cell" style:parent-style-name="Default">
      <style:table-cell-properties fo:background-color="#dddddd"/>
    </style:style>
    <style:style style:name="ce25" style:family="table-cell" style:parent-style-name="Default" style:data-style-name="N124">
      <style:text-properties fo:color="#999999" fo:font-style="normal" style:font-style-asian="normal" style:font-style-complex="normal"/>
    </style:style>
    <style:style style:name="ce6" style:family="table-cell" style:parent-style-name="Default" style:data-style-name="N1"/>
    <style:style style:name="ce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2"/>
    <style:style style:name="ce28" style:family="table-cell" style:parent-style-name="Default" style:data-style-name="N2">
      <style:table-cell-properties fo:background-color="#dddddd"/>
    </style:style>
    <style:style style:name="ce11" style:family="table-cell" style:parent-style-name="Default" style:data-style-name="N126"/>
    <style:style style:name="ce3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28"/>
    <style:style style:name="ce12" style:family="table-cell" style:parent-style-name="Default" style:data-style-name="N61"/>
    <style:style style:name="ce15" style:family="table-cell" style:parent-style-name="Default">
      <style:table-cell-properties fo:background-color="#ffff99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"/>
    <style:style style:name="ce20" style:family="table-cell" style:parent-style-name="Default" style:data-style-name="N125"/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fo:color="#999999"/>
    </style:style>
    <style:style style:name="ce46" style:family="table-cell" style:parent-style-name="Default" style:data-style-name="N124">
      <style:text-properties fo:color="#999999"/>
    </style:style>
    <style:style style:name="ce47" style:family="table-cell" style:parent-style-name="Default" style:data-style-name="N2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 style:data-style-name="N125">
      <style:table-cell-properties fo:background-color="transparent"/>
    </style:style>
    <style:style style:name="ce58" style:family="table-cell" style:parent-style-name="Default" style:data-style-name="N125">
      <style:table-cell-properties fo:background-color="#dddddd"/>
    </style:style>
    <style:style style:name="ce59" style:family="table-cell" style:parent-style-name="Default" style:data-style-name="N125">
      <style:table-cell-properties fo:background-color="#ffff99"/>
    </style:style>
    <style:style style:name="ce60" style:family="table-cell" style:parent-style-name="Default" style:data-style-name="N125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solid" svg:stroke-width="0.5mm" svg:stroke-color="#000000" draw:marker-start-width="2.75mm" draw:marker-end-width="2.75mm" draw:fill="solid" draw:fill-color="#ffffff" fo:min-height="27.06mm" fo:padding-top="-0.25mm" fo:padding-bottom="-0.25mm" fo:padding-left="-0.25mm" fo:padding-right="-0.25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0mm" fo:margin-right="0mm" fo:margin-top="0mm" fo:margin-bottom="0mm" fo:text-align="center" fo:text-indent="0mm">
        <style:tab-stops/>
      </style:paragraph-properties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Info" table:style-name="ta1">
        <office:forms form:automatic-focus="false" form:apply-design-mode="false"/>
        <table:shapes>
          <draw:frame draw:z-index="0" draw:style-name="gr1" draw:text-style-name="P2" svg:width="96.92mm" svg:height="26.56mm" svg:x="0mm" svg:y="0mm">
            <draw:text-box>
              <text:p text:style-name="P1"><text:span text:style-name="T1"/></text:p>
              <text:p text:style-name="P1"><text:span text:style-name="T2">Tento spreadsheet slouží jako takový workbench <text:s/>na modelování aut</text:span><text:span text:style-name="T2"><text:line-break/></text:span><text:span text:style-name="T2">(abych ze známých dat určil ta neznámá)</text:span>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2" office:value-type="string" calcext:value-type="string">
            <text:p>IDLING GAS</text:p>
          </table:table-cell>
          <table:table-cell table:number-columns-repeated="3"/>
          <table:table-cell office:value-type="string" calcext:value-type="string">
            <text:p>&gt; dosazení zdvihového objemu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údajně 0.6 l / h na 1 l zdvihového objemu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style-name="ce27" office:value-type="float" office:value="1.289" calcext:value-type="float">
            <text:p>1.28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ný zdroj 0.3 až 0.56</text:p>
          </table:table-cell>
          <table:table-cell table:number-columns-repeated="3"/>
          <table:table-cell office:value-type="string" calcext:value-type="string">
            <text:p>korelace</text:p>
          </table:table-cell>
          <table:table-cell table:formula="of:=[.K2]*(0.3+0.56+0.6)/3" office:value-type="float" office:value="0.627313333333333" calcext:value-type="float">
            <text:p>0.63</text:p>
          </table:table-cell>
          <table:table-cell office:value-type="string" calcext:value-type="string">
            <text:p>l/h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řekněme 0.6 l/h?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4"/>
          <table:table-cell table:number-columns-repeated="6"/>
        </table:table-row>
        <table:table-row table:style-name="ro1" table:number-rows-repeated="8">
          <table:table-cell table:number-columns-repeated="5"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5"/>
          <table:table-cell table:style-name="ce24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5"/>
          <table:table-cell table:style-name="ce26"/>
        </table:table-row>
        <table:table-row table:style-name="ro1">
          <table:table-cell table:number-columns-repeated="10"/>
          <table:table-cell table:style-name="ce24"/>
          <table:table-cell table:style-name="ce26"/>
        </table:table-row>
        <table:table-row table:style-name="ro1">
          <table:table-cell table:style-name="ce22" office:value-type="string" calcext:value-type="string">
            <text:p>BRZDY</text:p>
          </table:table-cell>
          <table:table-cell table:number-columns-repeated="9"/>
          <table:table-cell table:style-name="ce24"/>
          <table:table-cell table:style-name="ce26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podle bezpecnecesty.cz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26" table:number-columns-repeated="2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9"/>
          <table:table-cell table:style-name="ce24"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8"/>
          <table:table-cell table:style-name="ce24"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8"/>
          <table:table-cell table:style-name="ce26"/>
          <table:table-cell table:style-name="ce24"/>
        </table:table-row>
        <table:table-row table:style-name="ro1" table:number-rows-repeated="10">
          <table:table-cell table:number-columns-repeated="10"/>
          <table:table-cell table:style-name="ce26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  <table:table-row table:style-name="ro1">
          <table:table-cell table:number-columns-repeated="11"/>
          <table:table-cell table:style-name="ce24"/>
        </table:table-row>
      </table:table>
      <table:table table:name="Feld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2" draw:text-style-name="P3" svg:width="271.81mm" svg:height="149.08mm" svg:x="0.28mm" svg:y="118.47mm">
            <draw:object draw:notify-on-update-of-ranges="Felda.B17:Felda.C17 Felda.A20:Felda.A20 Felda.D20:Felda.E20 Felda.B17:Felda.C17 Felda.A21:Felda.A21 Felda.D21:Felda.E21 Felda.B17:Felda.C17 Felda.A22:Felda.A22 Felda.D22:Felda.E22 Felda.B17:Felda.C17 Felda.A23:Felda.A23 Felda.D23:Felda.E23 Felda.B17:Felda.C17 Felda.A24:Felda.A24 Felda.D24:Felda.E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3" draw:text-style-name="P3" svg:width="49.92mm" svg:height="10.63mm" svg:x="217.18mm" svg:y="76.49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3" svg:width="237.26mm" svg:height="180.36mm" svg:x="310.18mm" svg:y="75.96mm">
            <draw:object draw:notify-on-update-of-ranges="Felda.O2:Felda.O17 Felda.T2:Felda.T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3" svg:width="272.35mm" svg:height="201.01mm" svg:x="725.63mm" svg:y="3.46mm">
            <draw:object draw:notify-on-update-of-ranges="Felda.AD3:Felda.AD19 Felda.AF3:Felda.AF3 Felda.AE3:Felda.AE19 Felda.Z3:Felda.Z18 Felda.AF4:Felda.AF4 Felda.AA3:Felda.AA18 Felda.AB3:Felda.AB18 Felda.AF5:Felda.AF5 Felda.AC3:Felda.A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65/70 R13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5" calcext:value-type="float">
            <text:p>55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2]+[.Q2]" office:value-type="float" office:value="71" calcext:value-type="float">
            <text:p>71</text:p>
          </table:table-cell>
          <table:table-cell table:style-name="ce16"/>
          <table:table-cell table:formula="of:=[.R2]*[.$W$12]*[.$W$10]-[.Q2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26]*[.$I$21]*[.$A3]/60/2" office:value-type="float" office:value="58.0289605710432" calcext:value-type="float">
            <text:p>58</text:p>
          </table:table-cell>
          <table:table-cell table:style-name="ce19" table:formula="of:=[.C3]/[.D3]" office:value-type="float" office:value="0.224674186545803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7" calcext:value-type="float">
            <text:p>17</text:p>
          </table:table-cell>
          <table:table-cell office:value-type="string" calcext:value-type="string">
            <text:p>N*m</text:p>
          </table:table-cell>
          <table:table-cell/>
          <table:table-cell table:formula="of:=13*2.54/2+16.5*0.7" office:value-type="float" office:value="28.06" calcext:value-type="float">
            <text:p>28.06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3]+[.Q3]" office:value-type="float" office:value="96" calcext:value-type="float">
            <text:p>96</text:p>
          </table:table-cell>
          <table:table-cell table:style-name="ce16"/>
          <table:table-cell table:formula="of:=[.R3]*[.$W$12]*[.$W$10]-[.Q3]"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79536387037318" calcext:value-type="float">
            <text:p>3.8</text:p>
          </table:table-cell>
          <table:table-cell table:formula="of:=2*PI()*[.O2]/60*[.T2]/[.Z3]" office:value-type="float" office:value="758.766053571428" calcext:value-type="float">
            <text:p>758.77</text:p>
          </table:table-cell>
          <table:table-cell table:formula="of:=2*PI()*[.$O2]/60*[.$B$18]/[.$B$19]/[.$B$24]" office:value-type="float" office:value="4.90697671943646" calcext:value-type="float">
            <text:p>4.91</text:p>
          </table:table-cell>
          <table:table-cell table:formula="of:=2*PI()*[.O2]/60*[.T2]/[.AB3]" office:value-type="float" office:value="586.877303571429" calcext:value-type="float">
            <text:p>586.88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26]*[.$I$21]*[.$A4]/60/2" office:value-type="float" office:value="77.3719474280577" calcext:value-type="float">
            <text:p>77</text:p>
          </table:table-cell>
          <table:table-cell table:style-name="ce19" table:formula="of:=[.C4]/[.D4]" office:value-type="float" office:value="0.238208776096755" calcext:value-type="float">
            <text:p>0.24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335.17687777566" calcext:value-type="float">
            <text:p>133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5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26" office:value-type="float" office:value="20" calcext:value-type="float">
            <text:p>20</text:p>
          </table:table-cell>
          <table:table-cell table:style-name="ce36" table:formula="of:=[.P4]+[.Q4]" office:value-type="float" office:value="103" calcext:value-type="float">
            <text:p>103</text:p>
          </table:table-cell>
          <table:table-cell table:style-name="ce16"/>
          <table:table-cell table:formula="of:=[.R4]*[.$W$12]*[.$W$10]-[.Q4]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59072774074637" calcext:value-type="float">
            <text:p>7.59</text:p>
          </table:table-cell>
          <table:table-cell table:formula="of:=2*PI()*[.O3]/60*[.T3]/[.Z4]" office:value-type="float" office:value="1076.06822142857" calcext:value-type="float">
            <text:p>1076.07</text:p>
          </table:table-cell>
          <table:table-cell table:formula="of:=2*PI()*[.$O3]/60*[.$B$18]/[.$B$19]/[.$B$24]" office:value-type="float" office:value="9.81395343887292" calcext:value-type="float">
            <text:p>9.81</text:p>
          </table:table-cell>
          <table:table-cell table:formula="of:=2*PI()*[.O3]/60*[.T3]/[.AB4]" office:value-type="float" office:value="832.298721428571" calcext:value-type="float">
            <text:p>832.3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58.16" calcext:value-type="float">
            <text:p>258.2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26]*[.$I$21]*[.$A5]/60/2" office:value-type="float" office:value="96.7149342850721" calcext:value-type="float">
            <text:p>97</text:p>
          </table:table-cell>
          <table:table-cell table:style-name="ce19" table:formula="of:=[.C5]/[.D5]" office:value-type="float" office:value="0.251743365647707" calcext:value-type="float">
            <text:p>0.25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20798923602534" calcext:value-type="float">
            <text:p>0.121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26" office:value-type="float" office:value="23" calcext:value-type="float">
            <text:p>23</text:p>
          </table:table-cell>
          <table:table-cell table:style-name="ce36" table:formula="of:=[.P5]+[.Q5]" office:value-type="float" office:value="111" calcext:value-type="float">
            <text:p>111</text:p>
          </table:table-cell>
          <table:table-cell table:style-name="ce16"/>
          <table:table-cell table:formula="of:=[.R5]*[.$W$12]*[.$W$10]-[.Q5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3860916111196" calcext:value-type="float">
            <text:p>11.39</text:p>
          </table:table-cell>
          <table:table-cell table:formula="of:=2*PI()*[.O4]/60*[.T4]/[.Z5]" office:value-type="float" office:value="1145.04695357143" calcext:value-type="float">
            <text:p>1145.05</text:p>
          </table:table-cell>
          <table:table-cell table:formula="of:=2*PI()*[.$O4]/60*[.$B$18]/[.$B$19]/[.$B$24]" office:value-type="float" office:value="14.7209301583094" calcext:value-type="float">
            <text:p>14.72</text:p>
          </table:table-cell>
          <table:table-cell table:formula="of:=2*PI()*[.O4]/60*[.T4]/[.AB5]" office:value-type="float" office:value="885.651203571429" calcext:value-type="float">
            <text:p>885.6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82.64" calcext:value-type="float">
            <text:p>282.6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26]*[.$I$21]*[.$A6]/60/2" office:value-type="float" office:value="116.057921142086" calcext:value-type="float">
            <text:p>116</text:p>
          </table:table-cell>
          <table:table-cell table:style-name="ce19" table:formula="of:=[.C6]/[.D6]" office:value-type="float" office:value="0.262571037288469" calcext:value-type="float">
            <text:p>0.26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79834833292164" calcext:value-type="float">
            <text:p>0.5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93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36" table:formula="of:=[.P6]+[.Q6]" office:value-type="float" office:value="119" calcext:value-type="float">
            <text:p>119</text:p>
          </table:table-cell>
          <table:table-cell table:style-name="ce16"/>
          <table:table-cell table:formula="of:=[.R6]*[.$W$12]*[.$W$10]-[.Q6]" office:value-type="float" office:value="93" calcext:value-type="float">
            <text:p>93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1814554814927" calcext:value-type="float">
            <text:p>15.18</text:p>
          </table:table-cell>
          <table:table-cell table:formula="of:=2*PI()*[.O5]/60*[.T5]/[.Z6]" office:value-type="float" office:value="1214.02568571429" calcext:value-type="float">
            <text:p>1214.03</text:p>
          </table:table-cell>
          <table:table-cell table:formula="of:=2*PI()*[.$O5]/60*[.$B$18]/[.$B$19]/[.$B$24]" office:value-type="float" office:value="19.6279068777458" calcext:value-type="float">
            <text:p>19.63</text:p>
          </table:table-cell>
          <table:table-cell table:formula="of:=2*PI()*[.O5]/60*[.T5]/[.AB6]" office:value-type="float" office:value="939.003685714286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23.44" calcext:value-type="float">
            <text:p>323.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7]/60*[.B7]/1000" office:value-type="float" office:value="37.3849525777185" calcext:value-type="float">
            <text:p>37</text:p>
          </table:table-cell>
          <table:table-cell table:style-name="ce6" table:formula="of:=[.$I$26]*[.$I$21]*[.$A7]/60/2" office:value-type="float" office:value="135.400907999101" calcext:value-type="float">
            <text:p>135</text:p>
          </table:table-cell>
          <table:table-cell table:style-name="ce19" table:formula="of:=[.C7]/[.D7]" office:value-type="float" office:value="0.276105626839421" calcext:value-type="float">
            <text:p>0.28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7]+[.Q7]" office:value-type="float" office:value="127" calcext:value-type="float">
            <text:p>127</text:p>
          </table:table-cell>
          <table:table-cell table:style-name="ce16"/>
          <table:table-cell table:formula="of:=[.R7]*[.$W$12]*[.$W$10]-[.Q7]" office:value-type="float" office:value="97" calcext:value-type="float">
            <text:p>9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8.9768193518659" calcext:value-type="float">
            <text:p>18.98</text:p>
          </table:table-cell>
          <table:table-cell table:formula="of:=2*PI()*[.O6]/60*[.T6]/[.Z7]" office:value-type="float" office:value="1283.00441785714" calcext:value-type="float">
            <text:p>1283</text:p>
          </table:table-cell>
          <table:table-cell table:formula="of:=2*PI()*[.$O6]/60*[.$B$18]/[.$B$19]/[.$B$24]" office:value-type="float" office:value="24.5348835971823" calcext:value-type="float">
            <text:p>24.53</text:p>
          </table:table-cell>
          <table:table-cell table:formula="of:=2*PI()*[.O6]/60*[.T6]/[.AB7]" office:value-type="float" office:value="992.356167857143" calcext:value-type="float">
            <text:p>992.36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80.56" calcext:value-type="float">
            <text:p>380.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24" table:formula="of:=2*PI()*[.A8]/60*[.B8]/1000" office:value-type="float" office:value="43.9822971502571" calcext:value-type="float">
            <text:p>44</text:p>
          </table:table-cell>
          <table:table-cell table:style-name="ce6" table:formula="of:=[.$I$26]*[.$I$21]*[.$A8]/60/2" office:value-type="float" office:value="154.743894856115" calcext:value-type="float">
            <text:p>155</text:p>
          </table:table-cell>
          <table:table-cell table:style-name="ce28" table:formula="of:=[.C8]/[.D8]" office:value-type="float" office:value="0.284226380569992" calcext:value-type="float">
            <text:p>0.28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26" office:value-type="float" office:value="35" calcext:value-type="float">
            <text:p>35</text:p>
          </table:table-cell>
          <table:table-cell table:style-name="ce36" table:formula="of:=[.P8]+[.Q8]" office:value-type="float" office:value="137" calcext:value-type="float">
            <text:p>137</text:p>
          </table:table-cell>
          <table:table-cell table:style-name="ce16"/>
          <table:table-cell table:formula="of:=[.R8]*[.$W$12]*[.$W$10]-[.Q8]"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2.7721832222391" calcext:value-type="float">
            <text:p>22.77</text:p>
          </table:table-cell>
          <table:table-cell table:formula="of:=2*PI()*[.O7]/60*[.T7]/[.Z8]" office:value-type="float" office:value="1338.18740357143" calcext:value-type="float">
            <text:p>1338.19</text:p>
          </table:table-cell>
          <table:table-cell table:formula="of:=2*PI()*[.$O7]/60*[.$B$18]/[.$B$19]/[.$B$24]" office:value-type="float" office:value="29.4418603166188" calcext:value-type="float">
            <text:p>29.44</text:p>
          </table:table-cell>
          <table:table-cell table:formula="of:=2*PI()*[.O7]/60*[.T7]/[.AB8]" office:value-type="float" office:value="1035.03815357143" calcext:value-type="float">
            <text:p>1035.04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54" calcext:value-type="float">
            <text:p>454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02" calcext:value-type="float">
            <text:p>102</text:p>
          </table:table-cell>
          <table:table-cell table:style-name="ce24" table:formula="of:=2*PI()*[.A9]/60*[.B9]/1000" office:value-type="float" office:value="48.0663675999239" calcext:value-type="float">
            <text:p>48</text:p>
          </table:table-cell>
          <table:table-cell table:style-name="ce6" table:formula="of:=[.$I$26]*[.$I$21]*[.$A9]/60/2" office:value-type="float" office:value="174.08688171313" calcext:value-type="float">
            <text:p>174</text:p>
          </table:table-cell>
          <table:table-cell table:style-name="ce19" table:formula="of:=[.C9]/[.D9]" office:value-type="float" office:value="0.276105626839421" calcext:value-type="float">
            <text:p>0.28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26" office:value-type="float" office:value="40" calcext:value-type="float">
            <text:p>40</text:p>
          </table:table-cell>
          <table:table-cell table:style-name="ce36" table:formula="of:=[.P9]+[.Q9]" office:value-type="float" office:value="145" calcext:value-type="float">
            <text:p>145</text:p>
          </table:table-cell>
          <table:table-cell table:style-name="ce16"/>
          <table:table-cell table:formula="of:=[.R9]*[.$W$12]*[.$W$10]-[.Q9]"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6.5675470926123" calcext:value-type="float">
            <text:p>26.57</text:p>
          </table:table-cell>
          <table:table-cell table:formula="of:=2*PI()*[.O8]/60*[.T8]/[.Z9]" office:value-type="float" office:value="1407.16613571429" calcext:value-type="float">
            <text:p>1407.17</text:p>
          </table:table-cell>
          <table:table-cell table:formula="of:=2*PI()*[.$O8]/60*[.$B$18]/[.$B$19]/[.$B$24]" office:value-type="float" office:value="34.3488370360552" calcext:value-type="float">
            <text:p>34.35</text:p>
          </table:table-cell>
          <table:table-cell table:formula="of:=2*PI()*[.O8]/60*[.T8]/[.AB9]" office:value-type="float" office:value="1088.39063571429" calcext:value-type="float">
            <text:p>1088.39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43.76" calcext:value-type="float">
            <text:p>543.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6" table:formula="of:=[.$I$26]*[.$I$21]*[.$A10]/60/2" office:value-type="float" office:value="193.429868570144" calcext:value-type="float">
            <text:p>193</text:p>
          </table:table-cell>
          <table:table-cell table:style-name="ce19" table:formula="of:=[.C10]/[.D10]" office:value-type="float" office:value="0.257157201468088" calcext:value-type="float">
            <text:p>0.26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3*([.H11]/60)-280" office:value-type="float" office:value="120" calcext:value-type="float">
            <text:p>12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26" office:value-type="float" office:value="46" calcext:value-type="float">
            <text:p>46</text:p>
          </table:table-cell>
          <table:table-cell table:style-name="ce36" table:formula="of:=[.P10]+[.Q10]" office:value-type="float" office:value="148" calcext:value-type="float">
            <text:p>148</text:p>
          </table:table-cell>
          <table:table-cell table:style-name="ce16"/>
          <table:table-cell table:formula="of:=[.R10]*[.$W$12]*[.$W$10]-[.Q10]" office:value-type="float" office:value="102" calcext:value-type="float">
            <text:p>102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0.3629109629855" calcext:value-type="float">
            <text:p>30.36</text:p>
          </table:table-cell>
          <table:table-cell table:formula="of:=2*PI()*[.O9]/60*[.T9]/[.Z10]" office:value-type="float" office:value="1448.553375" calcext:value-type="float">
            <text:p>1448.55</text:p>
          </table:table-cell>
          <table:table-cell table:formula="of:=2*PI()*[.$O9]/60*[.$B$18]/[.$B$19]/[.$B$24]" office:value-type="float" office:value="39.2558137554917" calcext:value-type="float">
            <text:p>39.26</text:p>
          </table:table-cell>
          <table:table-cell table:formula="of:=2*PI()*[.O9]/60*[.T9]/[.AB10]" office:value-type="float" office:value="1120.402125" calcext:value-type="float">
            <text:p>1120.4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49.84" calcext:value-type="float">
            <text:p>649.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81" calcext:value-type="float">
            <text:p>81</text:p>
          </table:table-cell>
          <table:table-cell table:style-name="ce24" table:formula="of:=2*PI()*[.A11]/60*[.B11]/1000" office:value-type="float" office:value="46.6526509058084" calcext:value-type="float">
            <text:p>47</text:p>
          </table:table-cell>
          <table:table-cell table:style-name="ce6" table:formula="of:=[.$I$26]*[.$I$21]*[.$A11]/60/2" office:value-type="float" office:value="212.772855427159" calcext:value-type="float">
            <text:p>213</text:p>
          </table:table-cell>
          <table:table-cell table:style-name="ce19" table:formula="of:=[.C11]/[.D11]" office:value-type="float" office:value="0.219260350725423" calcext:value-type="float">
            <text:p>0.22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26" office:value-type="float" office:value="53" calcext:value-type="float">
            <text:p>53</text:p>
          </table:table-cell>
          <table:table-cell table:style-name="ce36" table:formula="of:=[.P11]+[.Q11]" office:value-type="float" office:value="148" calcext:value-type="float">
            <text:p>148</text:p>
          </table:table-cell>
          <table:table-cell table:style-name="ce16"/>
          <table:table-cell table:formula="of:=[.R11]*[.$W$12]*[.$W$10]-[.Q11]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4.1582748333587" calcext:value-type="float">
            <text:p>34.16</text:p>
          </table:table-cell>
          <table:table-cell table:formula="of:=2*PI()*[.O10]/60*[.T10]/[.Z11]" office:value-type="float" office:value="1407.16613571429" calcext:value-type="float">
            <text:p>1407.17</text:p>
          </table:table-cell>
          <table:table-cell table:formula="of:=2*PI()*[.$O10]/60*[.$B$18]/[.$B$19]/[.$B$24]" office:value-type="float" office:value="44.1627904749282" calcext:value-type="float">
            <text:p>44.16</text:p>
          </table:table-cell>
          <table:table-cell table:formula="of:=2*PI()*[.O10]/60*[.T10]/[.AB11]" office:value-type="float" office:value="1088.39063571429" calcext:value-type="float">
            <text:p>1088.3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72.24" calcext:value-type="float">
            <text:p>772.2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12]/60*[.B12]/1000" office:value-type="float" office:value="43.9822971502571" calcext:value-type="float">
            <text:p>44</text:p>
          </table:table-cell>
          <table:table-cell table:style-name="ce6" table:formula="of:=[.$I$26]*[.$I$21]*[.$A12]/60/2" office:value-type="float" office:value="232.115842284173" calcext:value-type="float">
            <text:p>232</text:p>
          </table:table-cell>
          <table:table-cell table:style-name="ce19" table:formula="of:=[.C12]/[.D12]" office:value-type="float" office:value="0.189484253713328" calcext:value-type="float">
            <text:p>0.19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26" office:value-type="float" office:value="61" calcext:value-type="float">
            <text:p>61</text:p>
          </table:table-cell>
          <table:table-cell table:style-name="ce36" table:formula="of:=[.P12]+[.Q12]" office:value-type="float" office:value="142" calcext:value-type="float">
            <text:p>142</text:p>
          </table:table-cell>
          <table:table-cell table:style-name="ce16"/>
          <table:table-cell table:formula="of:=[.R12]*[.$W$12]*[.$W$10]-[.Q12]" office:value-type="float" office:value="81" calcext:value-type="float">
            <text:p>81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7.9536387037318" calcext:value-type="float">
            <text:p>37.95</text:p>
          </table:table-cell>
          <table:table-cell table:formula="of:=2*PI()*[.O11]/60*[.T11]/[.Z12]" office:value-type="float" office:value="1310.59591071429" calcext:value-type="float">
            <text:p>1310.6</text:p>
          </table:table-cell>
          <table:table-cell table:formula="of:=2*PI()*[.$O11]/60*[.$B$18]/[.$B$19]/[.$B$24]" office:value-type="float" office:value="49.0697671943646" calcext:value-type="float">
            <text:p>49.07</text:p>
          </table:table-cell>
          <table:table-cell table:formula="of:=2*PI()*[.O11]/60*[.T11]/[.AB12]" office:value-type="float" office:value="1013.69716071429" calcext:value-type="float">
            <text:p>1013.7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10.96" calcext:value-type="float">
            <text:p>911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26" office:value-type="float" office:value="70" calcext:value-type="float">
            <text:p>70</text:p>
          </table:table-cell>
          <table:table-cell table:style-name="ce36" table:formula="of:=[.P13]+[.Q13]" office:value-type="float" office:value="140" calcext:value-type="float">
            <text:p>140</text:p>
          </table:table-cell>
          <table:table-cell table:style-name="ce16"/>
          <table:table-cell table:formula="of:=[.R13]*[.$W$12]*[.$W$10]-[.Q13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1.749002574105" calcext:value-type="float">
            <text:p>41.75</text:p>
          </table:table-cell>
          <table:table-cell table:formula="of:=2*PI()*[.O12]/60*[.T12]/[.Z13]" office:value-type="float" office:value="1117.45546071429" calcext:value-type="float">
            <text:p>1117.46</text:p>
          </table:table-cell>
          <table:table-cell table:formula="of:=2*PI()*[.$O12]/60*[.$B$18]/[.$B$19]/[.$B$24]" office:value-type="float" office:value="53.9767439138011" calcext:value-type="float">
            <text:p>53.98</text:p>
          </table:table-cell>
          <table:table-cell table:formula="of:=2*PI()*[.O12]/60*[.T12]/[.AB13]" office:value-type="float" office:value="864.310210714286" calcext:value-type="float">
            <text:p>864.31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6" calcext:value-type="float">
            <text:p>1066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57" calcext:value-type="float">
            <text:p>57</text:p>
          </table:table-cell>
          <table:table-cell table:style-name="ce26" office:value-type="float" office:value="80" calcext:value-type="float">
            <text:p>80</text:p>
          </table:table-cell>
          <table:table-cell table:style-name="ce36" table:formula="of:=[.P14]+[.Q14]" office:value-type="float" office:value="137" calcext:value-type="float">
            <text:p>137</text:p>
          </table:table-cell>
          <table:table-cell table:style-name="ce16"/>
          <table:table-cell table:formula="of:=[.R14]*[.$W$12]*[.$W$10]-[.Q14]" office:value-type="float" office:value="57" calcext:value-type="float">
            <text:p>57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5.5443664444782" calcext:value-type="float">
            <text:p>45.54</text:p>
          </table:table-cell>
          <table:table-cell table:formula="of:=2*PI()*[.O13]/60*[.T13]/[.Z14]" office:value-type="float" office:value="965.70225" calcext:value-type="float">
            <text:p>965.7</text:p>
          </table:table-cell>
          <table:table-cell table:formula="of:=2*PI()*[.$O13]/60*[.$B$18]/[.$B$19]/[.$B$24]" office:value-type="float" office:value="58.8837206332375" calcext:value-type="float">
            <text:p>58.88</text:p>
          </table:table-cell>
          <table:table-cell table:formula="of:=2*PI()*[.O13]/60*[.T13]/[.AB14]" office:value-type="float" office:value="746.93475" calcext:value-type="float">
            <text:p>746.93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7.36" calcext:value-type="float">
            <text:p>1237.4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1" calcext:value-type="float">
            <text:p>41</text:p>
          </table:table-cell>
          <table:table-cell table:style-name="ce26" office:value-type="float" office:value="92" calcext:value-type="float">
            <text:p>92</text:p>
          </table:table-cell>
          <table:table-cell table:style-name="ce36" table:formula="of:=[.P15]+[.Q15]" office:value-type="float" office:value="133" calcext:value-type="float">
            <text:p>133</text:p>
          </table:table-cell>
          <table:table-cell table:style-name="ce16"/>
          <table:table-cell table:formula="of:=[.R15]*[.$W$12]*[.$W$10]-[.Q15]"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49.3397303148514" calcext:value-type="float">
            <text:p>49.34</text:p>
          </table:table-cell>
          <table:table-cell table:formula="of:=2*PI()*[.O14]/60*[.T14]/[.Z15]" office:value-type="float" office:value="786.357546428571" calcext:value-type="float">
            <text:p>786.36</text:p>
          </table:table-cell>
          <table:table-cell table:formula="of:=2*PI()*[.$O14]/60*[.$B$18]/[.$B$19]/[.$B$24]" office:value-type="float" office:value="63.790697352674" calcext:value-type="float">
            <text:p>63.79</text:p>
          </table:table-cell>
          <table:table-cell table:formula="of:=2*PI()*[.O14]/60*[.T14]/[.AB15]" office:value-type="float" office:value="608.218296428571" calcext:value-type="float">
            <text:p>608.22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5.04" calcext:value-type="float">
            <text:p>1425.0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16]+[.Q16]" office:value-type="float" office:value="129" calcext:value-type="float">
            <text:p>129</text:p>
          </table:table-cell>
          <table:table-cell table:style-name="ce16"/>
          <table:table-cell table:formula="of:=[.R16]*[.$W$12]*[.$W$10]-[.Q16]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3.1350941852246" calcext:value-type="float">
            <text:p>53.14</text:p>
          </table:table-cell>
          <table:table-cell table:formula="of:=2*PI()*[.O15]/60*[.T15]/[.Z16]" office:value-type="float" office:value="565.625603571429" calcext:value-type="float">
            <text:p>565.63</text:p>
          </table:table-cell>
          <table:table-cell table:formula="of:=2*PI()*[.$O15]/60*[.$B$18]/[.$B$19]/[.$B$24]" office:value-type="float" office:value="68.6976740721104" calcext:value-type="float">
            <text:p>68.7</text:p>
          </table:table-cell>
          <table:table-cell table:formula="of:=2*PI()*[.O15]/60*[.T15]/[.AB16]" office:value-type="float" office:value="437.490353571429" calcext:value-type="float">
            <text:p>437.49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29.04" calcext:value-type="float">
            <text:p>1629.0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36" table:formula="of:=[.P17]+[.Q17]" office:value-type="float" office:value="120" calcext:value-type="float">
            <text:p>120</text:p>
          </table:table-cell>
          <table:table-cell table:style-name="ce16"/>
          <table:table-cell table:formula="of:=[.R17]*[.$W$12]*[.$W$10]-[.Q1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6.9304580555978" calcext:value-type="float">
            <text:p>56.93</text:p>
          </table:table-cell>
          <table:table-cell table:formula="of:=2*PI()*[.O16]/60*[.T16]/[.Z17]" office:value-type="float" office:value="317.302167857143" calcext:value-type="float">
            <text:p>317.3</text:p>
          </table:table-cell>
          <table:table-cell table:formula="of:=2*PI()*[.$O16]/60*[.$B$18]/[.$B$19]/[.$B$24]" office:value-type="float" office:value="73.6046507915469" calcext:value-type="float">
            <text:p>73.6</text:p>
          </table:table-cell>
          <table:table-cell table:formula="of:=2*PI()*[.O16]/60*[.T16]/[.AB17]" office:value-type="float" office:value="245.421417857143" calcext:value-type="float">
            <text:p>245.42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W$10]*[.$AB$21]*[.AD17]^2" office:value-type="float" office:value="1849.36" calcext:value-type="float">
            <text:p>1849.4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8" calcext:value-type="float">
            <text:p>0.28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0.7258219259709" calcext:value-type="float">
            <text:p>60.73</text:p>
          </table:table-cell>
          <table:table-cell table:formula="of:=2*PI()*[.O17]/60*[.T17]/[.Z18]" office:value-type="float" office:value="0" calcext:value-type="float">
            <text:p>0</text:p>
          </table:table-cell>
          <table:table-cell table:formula="of:=2*PI()*[.$O17]/60*[.$B$18]/[.$B$19]/[.$B$24]" office:value-type="float" office:value="78.5116275109834" calcext:value-type="float">
            <text:p>78.51</text:p>
          </table:table-cell>
          <table:table-cell table:formula="of:=2*PI()*[.O17]/60*[.T17]/[.AB18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W$10]*[.$AB$21]*[.AD18]^2" office:value-type="float" office:value="2086" calcext:value-type="float">
            <text:p>2086.0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45.9463904771804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03127643379823" calcext:value-type="float">
            <text:p>2.03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79.4514687394212" calcext:value-type="float">
            <text:p>79.45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51252610716391" calcext:value-type="float">
            <text:p>3.51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14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1" calcext:value-type="float">
            <text:p>0.51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119.961057378463" calcext:value-type="float">
            <text:p>119.9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30344312786469" calcext:value-type="float">
            <text:p>5.3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163.959719200122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24861104962736" calcext:value-type="float">
            <text:p>7.25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211.981394279655" calcext:value-type="float">
            <text:p>211.98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37163520642198" calcext:value-type="float">
            <text:p>9.3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23" calcext:value-type="float">
            <text:p>2.923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0004993201904" calcext:value-type="float">
            <text:p>0.1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105" table:style-name="ta1">
        <office:forms form:automatic-focus="false" form:apply-design-mode="false"/>
        <table:shapes>
          <draw:frame draw:z-index="0" draw:style-name="gr2" draw:text-style-name="P3" svg:width="237.26mm" svg:height="180.36mm" svg:x="310.45mm" svg:y="67.46mm">
            <draw:object draw:notify-on-update-of-ranges="'105'.O2:'105'.O17 '105'.T2:'105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'105'.AD3:'105'.AD16 '105'.AF3:'105'.AF3 '105'.AE3:'105'.AE16 '105'.Z3:'105'.Z16 '105'.AF4:'105'.AF4 '105'.AA3:'105'.AA16 '105'.AB3:'105'.AB16 '105'.AF5:'105'.AF5 '105'.AC3:'105'.A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55 SR 14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36" table:formula="of:=[.P2]+[.Q2]" office:value-type="float" office:value="56" calcext:value-type="float">
            <text:p>56</text:p>
          </table:table-cell>
          <table:table-cell table:style-name="ce16"/>
          <table:table-cell table:formula="of:=[.R2]*[.$W$12]*[.$W$10]-[.Q2]"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table:style-name="ce6" table:formula="of:=2*PI()*[.A3]/60*[.B3]/1000" office:value-type="float" office:value="10.3672557568463" calcext:value-type="float">
            <text:p>10</text:p>
          </table:table-cell>
          <table:table-cell table:style-name="ce6" table:formula="of:=[.$I$26]*[.$I$21]*[.$A3]/60/2" office:value-type="float" office:value="47.5603380022377" calcext:value-type="float">
            <text:p>48</text:p>
          </table:table-cell>
          <table:table-cell table:style-name="ce19" table:formula="of:=[.C3]/[.D3]" office:value-type="float" office:value="0.217981120242639" calcext:value-type="float">
            <text:p>0.22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13.5" calcext:value-type="float">
            <text:p>13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1" calcext:value-type="float">
            <text:p>61</text:p>
          </table:table-cell>
          <table:table-cell table:style-name="ce24" office:value-type="float" office:value="14" calcext:value-type="float">
            <text:p>14</text:p>
          </table:table-cell>
          <table:table-cell table:style-name="ce36" table:formula="of:=[.P3]+[.Q3]" office:value-type="float" office:value="75" calcext:value-type="float">
            <text:p>75</text:p>
          </table:table-cell>
          <table:table-cell table:style-name="ce16"/>
          <table:table-cell table:formula="of:=[.R3]*[.$W$12]*[.$W$10]-[.Q3]" office:value-type="float" office:value="61" calcext:value-type="float">
            <text:p>61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61350603933808" calcext:value-type="float">
            <text:p>2.61</text:p>
          </table:table-cell>
          <table:table-cell table:formula="of:=2*PI()*[.$O2]/60*[.$T2]/[.Z3]" office:value-type="float" office:value="861.476767676768" calcext:value-type="float">
            <text:p>861.48</text:p>
          </table:table-cell>
          <table:table-cell table:formula="of:=2*PI()*[.$O2]/60*[.$B$18]/[.$B$19]/[.$B$23]" office:value-type="float" office:value="3.83858699527781" calcext:value-type="float">
            <text:p>3.84</text:p>
          </table:table-cell>
          <table:table-cell table:formula="of:=2*PI()*[.$O2]/60*[.$T2]/[.AB3]" office:value-type="float" office:value="586.537373737374" calcext:value-type="float">
            <text:p>586.54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230" calcext:value-type="float">
            <text:p>23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  <table:table-cell table:style-name="ce6" table:formula="of:=2*PI()*[.A4]/60*[.B4]/1000" office:value-type="float" office:value="14.451326206513" calcext:value-type="float">
            <text:p>14</text:p>
          </table:table-cell>
          <table:table-cell table:style-name="ce6" table:formula="of:=[.$I$26]*[.$I$21]*[.$A4]/60/2" office:value-type="float" office:value="63.4137840029836" calcext:value-type="float">
            <text:p>63</text:p>
          </table:table-cell>
          <table:table-cell table:style-name="ce19" table:formula="of:=[.C4]/[.D4]" office:value-type="float" office:value="0.227889352980941" calcext:value-type="float">
            <text:p>0.2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1060.28752058656" calcext:value-type="float">
            <text:p>106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3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36" table:formula="of:=[.P4]+[.Q4]" office:value-type="float" office:value="82" calcext:value-type="float">
            <text:p>82</text:p>
          </table:table-cell>
          <table:table-cell table:style-name="ce16"/>
          <table:table-cell table:formula="of:=[.R4]*[.$W$12]*[.$W$10]-[.Q4]" office:value-type="float" office:value="66" calcext:value-type="float">
            <text:p>66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5.22701207867617" calcext:value-type="float">
            <text:p>5.23</text:p>
          </table:table-cell>
          <table:table-cell table:formula="of:=2*PI()*[.$O3]/60*[.$T3]/[.Z4]" office:value-type="float" office:value="1222.09494949495" calcext:value-type="float">
            <text:p>1222.09</text:p>
          </table:table-cell>
          <table:table-cell table:formula="of:=2*PI()*[.$O3]/60*[.$B$18]/[.$B$19]/[.$B$23]" office:value-type="float" office:value="7.67717399055563" calcext:value-type="float">
            <text:p>7.68</text:p>
          </table:table-cell>
          <table:table-cell table:formula="of:=2*PI()*[.$O3]/60*[.$T3]/[.AB4]" office:value-type="float" office:value="832.064646464647" calcext:value-type="float">
            <text:p>832.0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238.32" calcext:value-type="float">
            <text:p>238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6" office:value-type="float" office:value="72" calcext:value-type="float">
            <text:p>72</text:p>
          </table:table-cell>
          <table:table-cell table:style-name="ce6" table:formula="of:=2*PI()*[.A5]/60*[.B5]/1000" office:value-type="float" office:value="18.8495559215388" calcext:value-type="float">
            <text:p>19</text:p>
          </table:table-cell>
          <table:table-cell table:style-name="ce24" table:formula="of:=[.$I$26]*[.$I$21]*[.$A5]/60/2" office:value-type="float" office:value="79.2672300037295" calcext:value-type="float">
            <text:p>79</text:p>
          </table:table-cell>
          <table:table-cell table:style-name="ce47" table:formula="of:=[.C5]/[.D5]" office:value-type="float" office:value="0.237797585719242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00272451747596" calcext:value-type="float">
            <text:p>0.100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36" table:formula="of:=[.P5]+[.Q5]" office:value-type="float" office:value="87" calcext:value-type="float">
            <text:p>87</text:p>
          </table:table-cell>
          <table:table-cell table:style-name="ce16"/>
          <table:table-cell table:formula="of:=[.R5]*[.$W$12]*[.$W$10]-[.Q5]" office:value-type="float" office:value="69" calcext:value-type="float">
            <text:p>6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7.84051811801426" calcext:value-type="float">
            <text:p>7.84</text:p>
          </table:table-cell>
          <table:table-cell table:formula="of:=2*PI()*[.$O4]/60*[.$T4]/[.Z5]" office:value-type="float" office:value="1322.26666666667" calcext:value-type="float">
            <text:p>1322.27</text:p>
          </table:table-cell>
          <table:table-cell table:formula="of:=2*PI()*[.$O4]/60*[.$B$18]/[.$B$19]/[.$B$23]" office:value-type="float" office:value="11.5157609858334" calcext:value-type="float">
            <text:p>11.52</text:p>
          </table:table-cell>
          <table:table-cell table:formula="of:=2*PI()*[.$O4]/60*[.$T4]/[.AB5]" office:value-type="float" office:value="900.266666666667" calcext:value-type="float">
            <text:p>900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263.28" calcext:value-type="float">
            <text:p>263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" office:value-type="float" office:value="73" calcext:value-type="float">
            <text:p>73</text:p>
          </table:table-cell>
          <table:table-cell table:style-name="ce6" table:formula="of:=2*PI()*[.A6]/60*[.B6]/1000" office:value-type="float" office:value="22.9336263712055" calcext:value-type="float">
            <text:p>23</text:p>
          </table:table-cell>
          <table:table-cell table:style-name="ce24" table:formula="of:=[.$I$26]*[.$I$21]*[.$A6]/60/2" office:value-type="float" office:value="95.1206760044754" calcext:value-type="float">
            <text:p>95</text:p>
          </table:table-cell>
          <table:table-cell table:style-name="ce28" table:formula="of:=[.C6]/[.D6]" office:value-type="float" office:value="0.241100329965343" calcext:value-type="float">
            <text:p>0.24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481307768388462" calcext:value-type="float">
            <text:p>0.48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855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72" calcext:value-type="float">
            <text:p>72</text:p>
          </table:table-cell>
          <table:table-cell table:style-name="ce24" office:value-type="float" office:value="21" calcext:value-type="float">
            <text:p>21</text:p>
          </table:table-cell>
          <table:table-cell table:style-name="ce36" table:formula="of:=[.P6]+[.Q6]" office:value-type="float" office:value="93" calcext:value-type="float">
            <text:p>93</text:p>
          </table:table-cell>
          <table:table-cell table:style-name="ce16"/>
          <table:table-cell table:formula="of:=[.R6]*[.$W$12]*[.$W$10]-[.Q6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10.4540241573523" calcext:value-type="float">
            <text:p>10.45</text:p>
          </table:table-cell>
          <table:table-cell table:formula="of:=2*PI()*[.$O5]/60*[.$T5]/[.Z6]" office:value-type="float" office:value="1382.3696969697" calcext:value-type="float">
            <text:p>1382.37</text:p>
          </table:table-cell>
          <table:table-cell table:formula="of:=2*PI()*[.$O5]/60*[.$B$18]/[.$B$19]/[.$B$23]" office:value-type="float" office:value="15.3543479811113" calcext:value-type="float">
            <text:p>15.35</text:p>
          </table:table-cell>
          <table:table-cell table:formula="of:=2*PI()*[.$O5]/60*[.$T5]/[.AB6]" office:value-type="float" office:value="941.187878787879" calcext:value-type="float">
            <text:p>941.19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304.88" calcext:value-type="float">
            <text:p>304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72" calcext:value-type="float">
            <text:p>72</text:p>
          </table:table-cell>
          <table:table-cell table:style-name="ce24" table:formula="of:=2*PI()*[.A7]/60*[.B7]/1000" office:value-type="float" office:value="26.3893782901543" calcext:value-type="float">
            <text:p>26</text:p>
          </table:table-cell>
          <table:table-cell table:style-name="ce24" table:formula="of:=[.$I$26]*[.$I$21]*[.$A7]/60/2" office:value-type="float" office:value="110.974122005221" calcext:value-type="float">
            <text:p>111</text:p>
          </table:table-cell>
          <table:table-cell table:style-name="ce47" table:formula="of:=[.C7]/[.D7]" office:value-type="float" office:value="0.237797585719242" calcext:value-type="float">
            <text:p>0.24</text:p>
          </table:table-cell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B6]" office:value-type="float" office:value="73" calcext:value-type="float">
            <text:p>73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7]+[.Q7]" office:value-type="float" office:value="97" calcext:value-type="float">
            <text:p>97</text:p>
          </table:table-cell>
          <table:table-cell table:style-name="ce16"/>
          <table:table-cell table:formula="of:=[.R7]*[.$W$12]*[.$W$10]-[.Q7]" office:value-type="float" office:value="73" calcext:value-type="float">
            <text:p>73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3.0675301966904" calcext:value-type="float">
            <text:p>13.07</text:p>
          </table:table-cell>
          <table:table-cell table:formula="of:=2*PI()*[.$O6]/60*[.$T6]/[.Z7]" office:value-type="float" office:value="1442.47272727273" calcext:value-type="float">
            <text:p>1442.47</text:p>
          </table:table-cell>
          <table:table-cell table:formula="of:=2*PI()*[.$O6]/60*[.$B$18]/[.$B$19]/[.$B$23]" office:value-type="float" office:value="19.1929349763891" calcext:value-type="float">
            <text:p>19.19</text:p>
          </table:table-cell>
          <table:table-cell table:formula="of:=2*PI()*[.$O6]/60*[.$T6]/[.AB7]" office:value-type="float" office:value="982.109090909091" calcext:value-type="float">
            <text:p>982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363.12" calcext:value-type="float">
            <text:p>363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70" calcext:value-type="float">
            <text:p>70</text:p>
          </table:table-cell>
          <table:table-cell table:style-name="ce24" table:formula="of:=2*PI()*[.A8]/60*[.B8]/1000" office:value-type="float" office:value="29.3215314335047" calcext:value-type="float">
            <text:p>29</text:p>
          </table:table-cell>
          <table:table-cell table:style-name="ce24" table:formula="of:=[.$I$26]*[.$I$21]*[.$A8]/60/2" office:value-type="float" office:value="126.827568005967" calcext:value-type="float">
            <text:p>127</text:p>
          </table:table-cell>
          <table:table-cell table:style-name="ce47" table:formula="of:=[.C8]/[.D8]" office:value-type="float" office:value="0.231192097227041" calcext:value-type="float">
            <text:p>0.23</text:p>
          </table:table-cell>
          <table:table-cell table:number-columns-repeated="9"/>
          <table:table-cell office:value-type="float" office:value="3500" calcext:value-type="float">
            <text:p>3500</text:p>
          </table:table-cell>
          <table:table-cell table:formula="of:=[.B7]" office:value-type="float" office:value="72" calcext:value-type="float">
            <text:p>72</text:p>
          </table:table-cell>
          <table:table-cell table:style-name="ce24" office:value-type="float" office:value="28" calcext:value-type="float">
            <text:p>28</text:p>
          </table:table-cell>
          <table:table-cell table:style-name="ce36" table:formula="of:=[.P8]+[.Q8]" office:value-type="float" office:value="100" calcext:value-type="float">
            <text:p>100</text:p>
          </table:table-cell>
          <table:table-cell table:style-name="ce16"/>
          <table:table-cell table:formula="of:=[.R8]*[.$W$12]*[.$W$10]-[.Q8]" office:value-type="float" office:value="72" calcext:value-type="float">
            <text:p>72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5.6810362360285" calcext:value-type="float">
            <text:p>15.68</text:p>
          </table:table-cell>
          <table:table-cell table:formula="of:=2*PI()*[.$O7]/60*[.$T7]/[.Z8]" office:value-type="float" office:value="1462.50707070707" calcext:value-type="float">
            <text:p>1462.51</text:p>
          </table:table-cell>
          <table:table-cell table:formula="of:=2*PI()*[.$O7]/60*[.$B$18]/[.$B$19]/[.$B$23]" office:value-type="float" office:value="23.0315219716669" calcext:value-type="float">
            <text:p>23.03</text:p>
          </table:table-cell>
          <table:table-cell table:formula="of:=2*PI()*[.$O7]/60*[.$T7]/[.AB8]" office:value-type="float" office:value="995.749494949495" calcext:value-type="float">
            <text:p>995.75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438" calcext:value-type="float">
            <text:p>438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67" calcext:value-type="float">
            <text:p>67</text:p>
          </table:table-cell>
          <table:table-cell table:style-name="ce24" table:formula="of:=2*PI()*[.A9]/60*[.B9]/1000" office:value-type="float" office:value="31.5730061685774" calcext:value-type="float">
            <text:p>32</text:p>
          </table:table-cell>
          <table:table-cell table:style-name="ce24" table:formula="of:=[.$I$26]*[.$I$21]*[.$A9]/60/2" office:value-type="float" office:value="142.681014006713" calcext:value-type="float">
            <text:p>143</text:p>
          </table:table-cell>
          <table:table-cell table:style-name="ce47" table:formula="of:=[.C9]/[.D9]" office:value-type="float" office:value="0.221283864488739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70" calcext:value-type="float">
            <text:p>70</text:p>
          </table:table-cell>
          <table:table-cell table:style-name="ce24" office:value-type="float" office:value="33" calcext:value-type="float">
            <text:p>33</text:p>
          </table:table-cell>
          <table:table-cell table:style-name="ce36" table:formula="of:=[.P9]+[.Q9]" office:value-type="float" office:value="103" calcext:value-type="float">
            <text:p>103</text:p>
          </table:table-cell>
          <table:table-cell table:style-name="ce16"/>
          <table:table-cell table:formula="of:=[.R9]*[.$W$12]*[.$W$10]-[.Q9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8.2945422753666" calcext:value-type="float">
            <text:p>18.29</text:p>
          </table:table-cell>
          <table:table-cell table:formula="of:=2*PI()*[.$O8]/60*[.$T8]/[.Z9]" office:value-type="float" office:value="1442.47272727273" calcext:value-type="float">
            <text:p>1442.47</text:p>
          </table:table-cell>
          <table:table-cell table:formula="of:=2*PI()*[.$O8]/60*[.$B$18]/[.$B$19]/[.$B$23]" office:value-type="float" office:value="26.8701089669447" calcext:value-type="float">
            <text:p>26.87</text:p>
          </table:table-cell>
          <table:table-cell table:formula="of:=2*PI()*[.$O8]/60*[.$T8]/[.AB9]" office:value-type="float" office:value="982.109090909091" calcext:value-type="float">
            <text:p>982.11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529.52" calcext:value-type="float">
            <text:p>529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4" calcext:value-type="float">
            <text:p>64</text:p>
          </table:table-cell>
          <table:table-cell table:style-name="ce8" table:formula="of:=2*PI()*[.A10]/60*[.B10]/1000" office:value-type="float" office:value="33.5103216382911" calcext:value-type="float">
            <text:p>34</text:p>
          </table:table-cell>
          <table:table-cell table:style-name="ce24" table:formula="of:=[.$I$26]*[.$I$21]*[.$A10]/60/2" office:value-type="float" office:value="158.534460007459" calcext:value-type="float">
            <text:p>159</text:p>
          </table:table-cell>
          <table:table-cell table:style-name="ce47" table:formula="of:=[.C10]/[.D10]" office:value-type="float" office:value="0.211375631750438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6" table:formula="of:=2*([.H11]/60)-148.3" office:value-type="float" office:value="85.0333333333333" calcext:value-type="float">
            <text:p>8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500" calcext:value-type="float">
            <text:p>4500</text:p>
          </table:table-cell>
          <table:table-cell table:formula="of:=[.B9]" office:value-type="float" office:value="67" calcext:value-type="float">
            <text:p>67</text:p>
          </table:table-cell>
          <table:table-cell table:style-name="ce24" office:value-type="float" office:value="39" calcext:value-type="float">
            <text:p>39</text:p>
          </table:table-cell>
          <table:table-cell table:style-name="ce36" table:formula="of:=[.P10]+[.Q10]" office:value-type="float" office:value="106" calcext:value-type="float">
            <text:p>106</text:p>
          </table:table-cell>
          <table:table-cell table:style-name="ce16"/>
          <table:table-cell table:formula="of:=[.R10]*[.$W$12]*[.$W$10]-[.Q10]" office:value-type="float" office:value="67" calcext:value-type="float">
            <text:p>6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20.9080483147047" calcext:value-type="float">
            <text:p>20.91</text:p>
          </table:table-cell>
          <table:table-cell table:formula="of:=2*PI()*[.$O9]/60*[.$T9]/[.Z10]" office:value-type="float" office:value="1402.40404040404" calcext:value-type="float">
            <text:p>1402.4</text:p>
          </table:table-cell>
          <table:table-cell table:formula="of:=2*PI()*[.$O9]/60*[.$B$18]/[.$B$19]/[.$B$23]" office:value-type="float" office:value="30.7086959622225" calcext:value-type="float">
            <text:p>30.71</text:p>
          </table:table-cell>
          <table:table-cell table:formula="of:=2*PI()*[.$O9]/60*[.$T9]/[.AB10]" office:value-type="float" office:value="954.828282828283" calcext:value-type="float">
            <text:p>954.83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637.68" calcext:value-type="float">
            <text:p>637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8" calcext:value-type="float">
            <text:p>58</text:p>
          </table:table-cell>
          <table:table-cell table:style-name="ce24" table:formula="of:=2*PI()*[.A11]/60*[.B11]/1000" office:value-type="float" office:value="33.4056018831715" calcext:value-type="float">
            <text:p>33</text:p>
          </table:table-cell>
          <table:table-cell table:style-name="ce24" table:formula="of:=[.$I$26]*[.$I$21]*[.$A11]/60/2" office:value-type="float" office:value="174.387906008205" calcext:value-type="float">
            <text:p>174</text:p>
          </table:table-cell>
          <table:table-cell table:style-name="ce47" table:formula="of:=[.C11]/[.D11]" office:value-type="float" office:value="0.191559166273834" calcext:value-type="float">
            <text:p>0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4" calcext:value-type="float">
            <text:p>64</text:p>
          </table:table-cell>
          <table:table-cell table:style-name="ce24" office:value-type="float" office:value="46" calcext:value-type="float">
            <text:p>46</text:p>
          </table:table-cell>
          <table:table-cell table:style-name="ce36" table:formula="of:=[.P11]+[.Q11]" office:value-type="float" office:value="110" calcext:value-type="float">
            <text:p>110</text:p>
          </table:table-cell>
          <table:table-cell table:style-name="ce16"/>
          <table:table-cell table:formula="of:=[.R11]*[.$W$12]*[.$W$10]-[.Q11]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23.5215543540428" calcext:value-type="float">
            <text:p>23.52</text:p>
          </table:table-cell>
          <table:table-cell table:formula="of:=2*PI()*[.$O10]/60*[.$T10]/[.Z11]" office:value-type="float" office:value="1342.30101010101" calcext:value-type="float">
            <text:p>1342.3</text:p>
          </table:table-cell>
          <table:table-cell table:formula="of:=2*PI()*[.$O10]/60*[.$B$18]/[.$B$19]/[.$B$23]" office:value-type="float" office:value="34.5472829575003" calcext:value-type="float">
            <text:p>34.55</text:p>
          </table:table-cell>
          <table:table-cell table:formula="of:=2*PI()*[.$O10]/60*[.$T10]/[.AB11]" office:value-type="float" office:value="913.907070707071" calcext:value-type="float">
            <text:p>913.91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762.48" calcext:value-type="float">
            <text:p>762.5</text:p>
          </table:table-cell>
          <table:table-cell/>
        </table:table-row>
        <table:table-row table:style-name="ro1">
          <table:table-cell/>
          <table:table-cell table:style-name="ce26"/>
          <table:table-cell table:style-name="ce24" table:number-columns-repeated="2"/>
          <table:table-cell table:style-name="ce47"/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58" calcext:value-type="float">
            <text:p>58</text:p>
          </table:table-cell>
          <table:table-cell table:style-name="ce24" office:value-type="float" office:value="54" calcext:value-type="float">
            <text:p>54</text:p>
          </table:table-cell>
          <table:table-cell table:style-name="ce36" table:formula="of:=[.P12]+[.Q12]" office:value-type="float" office:value="112" calcext:value-type="float">
            <text:p>112</text:p>
          </table:table-cell>
          <table:table-cell table:style-name="ce16"/>
          <table:table-cell table:formula="of:=[.R12]*[.$W$12]*[.$W$10]-[.Q12]" office:value-type="float" office:value="58" calcext:value-type="float">
            <text:p>58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6.1350603933808" calcext:value-type="float">
            <text:p>26.14</text:p>
          </table:table-cell>
          <table:table-cell table:formula="of:=2*PI()*[.$O11]/60*[.$T11]/[.Z12]" office:value-type="float" office:value="1282.19797979798" calcext:value-type="float">
            <text:p>1282.2</text:p>
          </table:table-cell>
          <table:table-cell table:formula="of:=2*PI()*[.$O11]/60*[.$B$18]/[.$B$19]/[.$B$23]" office:value-type="float" office:value="38.3858699527781" calcext:value-type="float">
            <text:p>38.39</text:p>
          </table:table-cell>
          <table:table-cell table:formula="of:=2*PI()*[.$O11]/60*[.$T11]/[.AB12]" office:value-type="float" office:value="872.985858585859" calcext:value-type="float">
            <text:p>872.9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903.92" calcext:value-type="float">
            <text:p>903.9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000" calcext:value-type="float">
            <text:p>6000</text:p>
          </table:table-cell>
          <table:table-cell table:style-name="ce15" office:value-type="float" office:value="49" calcext:value-type="float">
            <text:p>49</text:p>
          </table:table-cell>
          <table:table-cell table:style-name="ce24" office:value-type="float" office:value="63" calcext:value-type="float">
            <text:p>63</text:p>
          </table:table-cell>
          <table:table-cell table:style-name="ce36" table:formula="of:=[.P13]+[.Q13]" office:value-type="float" office:value="112" calcext:value-type="float">
            <text:p>112</text:p>
          </table:table-cell>
          <table:table-cell table:style-name="ce16"/>
          <table:table-cell table:formula="of:=[.R13]*[.$W$12]*[.$W$10]-[.Q13]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8.7485664327189" calcext:value-type="float">
            <text:p>28.75</text:p>
          </table:table-cell>
          <table:table-cell table:formula="of:=2*PI()*[.$O12]/60*[.$T12]/[.Z13]" office:value-type="float" office:value="1161.99191919192" calcext:value-type="float">
            <text:p>1161.99</text:p>
          </table:table-cell>
          <table:table-cell table:formula="of:=2*PI()*[.$O12]/60*[.$B$18]/[.$B$19]/[.$B$23]" office:value-type="float" office:value="42.2244569480559" calcext:value-type="float">
            <text:p>42.22</text:p>
          </table:table-cell>
          <table:table-cell table:formula="of:=2*PI()*[.$O12]/60*[.$T12]/[.AB13]" office:value-type="float" office:value="791.143434343434" calcext:value-type="float">
            <text:p>791.14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1062" calcext:value-type="float">
            <text:p>1062.0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30" calcext:value-type="float">
            <text:p>30</text:p>
          </table:table-cell>
          <table:table-cell table:style-name="ce24" office:value-type="float" office:value="73" calcext:value-type="float">
            <text:p>73</text:p>
          </table:table-cell>
          <table:table-cell table:style-name="ce36" table:formula="of:=[.P14]+[.Q14]" office:value-type="float" office:value="103" calcext:value-type="float">
            <text:p>103</text:p>
          </table:table-cell>
          <table:table-cell table:style-name="ce16"/>
          <table:table-cell table:formula="of:=[.R14]*[.$W$12]*[.$W$10]-[.Q14]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31.362072472057" calcext:value-type="float">
            <text:p>31.36</text:p>
          </table:table-cell>
          <table:table-cell table:formula="of:=2*PI()*[.$O13]/60*[.$T13]/[.Z14]" office:value-type="float" office:value="981.682828282828" calcext:value-type="float">
            <text:p>981.68</text:p>
          </table:table-cell>
          <table:table-cell table:formula="of:=2*PI()*[.$O13]/60*[.$B$18]/[.$B$19]/[.$B$23]" office:value-type="float" office:value="46.0630439433338" calcext:value-type="float">
            <text:p>46.06</text:p>
          </table:table-cell>
          <table:table-cell table:formula="of:=2*PI()*[.$O13]/60*[.$T13]/[.AB14]" office:value-type="float" office:value="668.379797979798" calcext:value-type="float">
            <text:p>668.3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236.72" calcext:value-type="float">
            <text:p>1236.7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85" calcext:value-type="float">
            <text:p>85</text:p>
          </table:table-cell>
          <table:table-cell table:style-name="ce36" table:formula="of:=[.P15]+[.Q15]" office:value-type="float" office:value="85" calcext:value-type="float">
            <text:p>85</text:p>
          </table:table-cell>
          <table:table-cell table:style-name="ce16"/>
          <table:table-cell table:formula="of:=[.R15]*[.$W$12]*[.$W$10]-[.Q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33.9755785113951" calcext:value-type="float">
            <text:p>33.98</text:p>
          </table:table-cell>
          <table:table-cell table:formula="of:=2*PI()*[.$O14]/60*[.$T14]/[.Z15]" office:value-type="float" office:value="601.030303030303" calcext:value-type="float">
            <text:p>601.03</text:p>
          </table:table-cell>
          <table:table-cell table:formula="of:=2*PI()*[.$O14]/60*[.$B$18]/[.$B$19]/[.$B$23]" office:value-type="float" office:value="49.9016309386116" calcext:value-type="float">
            <text:p>49.9</text:p>
          </table:table-cell>
          <table:table-cell table:formula="of:=2*PI()*[.$O14]/60*[.$T14]/[.AB15]" office:value-type="float" office:value="409.212121212121" calcext:value-type="float">
            <text:p>409.21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428.08" calcext:value-type="float">
            <text:p>1428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3"/>
          <table:table-cell table:formula="of:=2*PI()*[.$O15]/60*[.$B$18]/[.$B$19]/[.$B$22]" office:value-type="float" office:value="36.5890845507332" calcext:value-type="float">
            <text:p>36.59</text:p>
          </table:table-cell>
          <table:table-cell table:formula="of:=2*PI()*[.$O15]/60*[.$T15]/[.Z16]" office:value-type="float" office:value="0" calcext:value-type="float">
            <text:p>0</text:p>
          </table:table-cell>
          <table:table-cell table:formula="of:=2*PI()*[.$O15]/60*[.$B$18]/[.$B$19]/[.$B$23]" office:value-type="float" office:value="53.7402179338894" calcext:value-type="float">
            <text:p>53.74</text:p>
          </table:table-cell>
          <table:table-cell table:formula="of:=2*PI()*[.$O15]/60*[.$T15]/[.AB1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636.08" calcext:value-type="float">
            <text:p>1636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26" table:number-columns-repeated="3"/>
          <table:table-cell table:style-name="ce48"/>
          <table:table-cell table:style-name="ce49"/>
          <table:table-cell table:style-name="ce26" table:number-columns-repeated="3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297" calcext:value-type="float">
            <text:p>0.29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4.22" calcext:value-type="float">
            <text:p>4.22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046" calcext:value-type="float">
            <text:p>1.046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8" calcext:value-type="float">
            <text:p>3.800</text:p>
          </table:table-cell>
          <table:table-cell/>
          <table:table-cell table:formula="of:=2*PI()*[.$B$17]/60*[.$B$18]/[.$B$19]/[.$B20]*3.6" office:value-type="float" office:value="41.8931262810951" calcext:value-type="float">
            <text:p>41.89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85208281366924" calcext:value-type="float">
            <text:p>1.85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12" calcext:value-type="float">
            <text:p>2.120</text:p>
          </table:table-cell>
          <table:table-cell/>
          <table:table-cell table:formula="of:=2*PI()*[.$B$17]/60*[.$B$18]/[.$B$19]/[.$B21]*3.6" office:value-type="float" office:value="75.0914527680007" calcext:value-type="float">
            <text:p>75.0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1977108110525" calcext:value-type="float">
            <text:p>3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41" calcext:value-type="float">
            <text:p>1.410</text:p>
          </table:table-cell>
          <table:table-cell/>
          <table:table-cell table:formula="of:=2*PI()*[.$B$17]/60*[.$B$18]/[.$B$19]/[.$B22]*3.6" office:value-type="float" office:value="112.903460899405" calcext:value-type="float">
            <text:p>112.9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4.99142885953413" calcext:value-type="float">
            <text:p>4.99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0.96" calcext:value-type="float">
            <text:p>0.960</text:p>
          </table:table-cell>
          <table:table-cell/>
          <table:table-cell table:formula="of:=2*PI()*[.$B$17]/60*[.$B$18]/[.$B$19]/[.$B23]*3.6" office:value-type="float" office:value="165.826958196002" calcext:value-type="float">
            <text:p>165.83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33116113744076" calcext:value-type="float">
            <text:p>7.33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 office:value-type="string" calcext:value-type="string">
            <text:p>R</text:p>
          </table:table-cell>
          <table:table-cell table:style-name="ce46" office:value-type="float" office:value="3.27" calcext:value-type="float">
            <text:p>3.270</text:p>
          </table:table-cell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820005827624787" calcext:value-type="float">
            <text:p>0.08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2CV" table:style-name="ta1">
        <office:forms form:automatic-focus="false" form:apply-design-mode="false"/>
        <table:shapes>
          <draw:frame draw:z-index="0" draw:style-name="gr2" draw:text-style-name="P3" svg:width="237.26mm" svg:height="180.36mm" svg:x="292.55mm" svg:y="76.21mm">
            <draw:object draw:notify-on-update-of-ranges="C2CV.O2:C2CV.O17 C2CV.T2:C2CV.T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2CV.AD3:C2CV.AD16 C2CV.AF3:C2CV.AF3 C2CV.AE3:C2CV.AE16 C2CV.Z3:C2CV.Z16 C2CV.AF4:C2CV.AF4 C2CV.AA3:C2CV.AA16 C2CV.AB3:C2CV.AB16 C2CV.AF5:C2CV.AF5 C2CV.AC3:C2CV.AC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0" office:value-type="float" office:value="18.8" calcext:value-type="float">
            <text:p>18.8</text:p>
          </table:table-cell>
          <table:table-cell table:style-name="ce20" table:formula="of:=2*PI()*[.A2]/60*[.B2]/1000" office:value-type="float" office:value="1.9687313962496" calcext:value-type="float">
            <text:p>2.0</text:p>
          </table:table-cell>
          <table:table-cell table:style-name="ce6" table:formula="of:=[.$I$26]*[.$I$21]*[.$A2]/60/2" office:value-type="float" office:value="18.2481347847974" calcext:value-type="float">
            <text:p>18</text:p>
          </table:table-cell>
          <table:table-cell table:style-name="ce19" table:formula="of:=[.C2]/[.D2]" office:value-type="float" office:value="0.107886719353354" calcext:value-type="float">
            <text:p>0.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135 R 15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59" office:value-type="float" office:value="17" calcext:value-type="float">
            <text:p>17.0</text:p>
          </table:table-cell>
          <table:table-cell table:style-name="ce24" office:value-type="float" office:value="7" calcext:value-type="float">
            <text:p>7</text:p>
          </table:table-cell>
          <table:table-cell table:style-name="ce60" table:formula="of:=[.P2]+[.Q2]" office:value-type="float" office:value="24" calcext:value-type="float">
            <text:p>24.0</text:p>
          </table:table-cell>
          <table:table-cell table:style-name="ce16"/>
          <table:table-cell table:formula="of:=[.R2]*[.$W$12]*[.$W$10]-[.Q2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3 [m/s]</text:p>
          </table:table-cell>
          <table:table-cell office:value-type="string" calcext:value-type="string">
            <text:p>F3 [N]</text:p>
          </table:table-cell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0" office:value-type="float" office:value="28.2" calcext:value-type="float">
            <text:p>28.2</text:p>
          </table:table-cell>
          <table:table-cell table:style-name="ce20" table:formula="of:=2*PI()*[.A3]/60*[.B3]/1000" office:value-type="float" office:value="4.42964564156161" calcext:value-type="float">
            <text:p>4.4</text:p>
          </table:table-cell>
          <table:table-cell table:style-name="ce6" table:formula="of:=[.$I$26]*[.$I$21]*[.$A3]/60/2" office:value-type="float" office:value="27.3722021771961" calcext:value-type="float">
            <text:p>27</text:p>
          </table:table-cell>
          <table:table-cell table:style-name="ce19" table:formula="of:=[.C3]/[.D3]" office:value-type="float" office:value="0.16183007903003" calcext:value-type="float">
            <text:p>0.16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.5" calcext:value-type="float">
            <text:p>7.5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59" office:value-type="float" office:value="24" calcext:value-type="float">
            <text:p>24.0</text:p>
          </table:table-cell>
          <table:table-cell table:style-name="ce24" office:value-type="float" office:value="8" calcext:value-type="float">
            <text:p>8</text:p>
          </table:table-cell>
          <table:table-cell table:style-name="ce60" table:formula="of:=[.P3]+[.Q3]" office:value-type="float" office:value="32" calcext:value-type="float">
            <text:p>32.0</text:p>
          </table:table-cell>
          <table:table-cell table:style-name="ce16"/>
          <table:table-cell table:formula="of:=[.R3]*[.$W$12]*[.$W$10]-[.Q3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2]" office:value-type="float" office:value="2.03151957165061" calcext:value-type="float">
            <text:p>2.03</text:p>
          </table:table-cell>
          <table:table-cell table:formula="of:=2*PI()*[.$O2]/60*[.$T2]/[.Z3]" office:value-type="float" office:value="438.15375" calcext:value-type="float">
            <text:p>438.15</text:p>
          </table:table-cell>
          <table:table-cell table:formula="of:=2*PI()*[.$O2]/60*[.$B$18]/[.$B$19]/[.$B$23]" office:value-type="float" office:value="2.93977696494623" calcext:value-type="float">
            <text:p>2.94</text:p>
          </table:table-cell>
          <table:table-cell table:formula="of:=2*PI()*[.$O2]/60*[.$T2]/[.AB3]" office:value-type="float" office:value="302.784166666667" calcext:value-type="float">
            <text:p>302.78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W$10]*[.$AB$21]*[.AD3]^2" office:value-type="float" office:value="165" calcext:value-type="float">
            <text:p>165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0" office:value-type="float" office:value="32.9" calcext:value-type="float">
            <text:p>32.9</text:p>
          </table:table-cell>
          <table:table-cell table:style-name="ce20" table:formula="of:=2*PI()*[.A4]/60*[.B4]/1000" office:value-type="float" office:value="6.89055988687361" calcext:value-type="float">
            <text:p>6.9</text:p>
          </table:table-cell>
          <table:table-cell table:style-name="ce6" table:formula="of:=[.$I$26]*[.$I$21]*[.$A4]/60/2" office:value-type="float" office:value="36.4962695695948" calcext:value-type="float">
            <text:p>36</text:p>
          </table:table-cell>
          <table:table-cell table:style-name="ce19" table:formula="of:=[.C4]/[.D4]" office:value-type="float" office:value="0.188801758868369" calcext:value-type="float">
            <text:p>0.19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589.048622548086" calcext:value-type="float">
            <text:p>58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110 km/h</text:p>
          </table:table-cell>
          <table:table-cell table:number-columns-repeated="3"/>
          <table:table-cell table:style-name="ce26" office:value-type="float" office:value="1500" calcext:value-type="float">
            <text:p>1500</text:p>
          </table:table-cell>
          <table:table-cell table:style-name="ce57" table:formula="of:=[.B3]" office:value-type="float" office:value="28.2" calcext:value-type="float">
            <text:p>28.2</text:p>
          </table:table-cell>
          <table:table-cell table:style-name="ce24" office:value-type="float" office:value="9" calcext:value-type="float">
            <text:p>9</text:p>
          </table:table-cell>
          <table:table-cell table:style-name="ce60" table:formula="of:=[.P4]+[.Q4]" office:value-type="float" office:value="37.2" calcext:value-type="float">
            <text:p>37.2</text:p>
          </table:table-cell>
          <table:table-cell table:style-name="ce16"/>
          <table:table-cell table:formula="of:=[.R4]*[.$W$12]*[.$W$10]-[.Q4]" office:value-type="float" office:value="28.2" calcext:value-type="float">
            <text:p>28.2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2]" office:value-type="float" office:value="4.06303914330122" calcext:value-type="float">
            <text:p>4.06</text:p>
          </table:table-cell>
          <table:table-cell table:formula="of:=2*PI()*[.$O3]/60*[.$T3]/[.Z4]" office:value-type="float" office:value="618.57" calcext:value-type="float">
            <text:p>618.57</text:p>
          </table:table-cell>
          <table:table-cell table:formula="of:=2*PI()*[.$O3]/60*[.$B$18]/[.$B$19]/[.$B$23]" office:value-type="float" office:value="5.87955392989247" calcext:value-type="float">
            <text:p>5.88</text:p>
          </table:table-cell>
          <table:table-cell table:formula="of:=2*PI()*[.$O3]/60*[.$T3]/[.AB4]" office:value-type="float" office:value="427.46" calcext:value-type="float">
            <text:p>427.46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W$10]*[.$AB$21]*[.AD4]^2" office:value-type="float" office:value="173.32" calcext:value-type="float">
            <text:p>173.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57" office:value-type="float" office:value="35.8" calcext:value-type="float">
            <text:p>35.8</text:p>
          </table:table-cell>
          <table:table-cell table:style-name="ce57" table:formula="of:=2*PI()*[.A5]/60*[.B5]/1000" office:value-type="float" office:value="9.37241808320955" calcext:value-type="float">
            <text:p>9.4</text:p>
          </table:table-cell>
          <table:table-cell table:style-name="ce24" table:formula="of:=[.$I$26]*[.$I$21]*[.$A5]/60/2" office:value-type="float" office:value="45.6203369619934" calcext:value-type="float">
            <text:p>46</text:p>
          </table:table-cell>
          <table:table-cell table:style-name="ce47" table:formula="of:=[.C5]/[.D5]" office:value-type="float" office:value="0.205443859194152" calcext:value-type="float">
            <text:p>0.21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2]" office:value-type="float" office:value="0.117669843823924" calcext:value-type="float">
            <text:p>0.118</text:p>
          </table:table-cell>
          <table:table-cell office:value-type="string" calcext:value-type="string">
            <text:p>g/s</text:p>
          </table:table-cell>
          <table:table-cell table:number-columns-repeated="5"/>
          <table:table-cell table:style-name="ce26" office:value-type="float" office:value="2000" calcext:value-type="float">
            <text:p>2000</text:p>
          </table:table-cell>
          <table:table-cell table:style-name="ce57" table:formula="of:=[.B4]" office:value-type="float" office:value="32.9" calcext:value-type="float">
            <text:p>32.9</text:p>
          </table:table-cell>
          <table:table-cell table:style-name="ce24" office:value-type="float" office:value="10" calcext:value-type="float">
            <text:p>10</text:p>
          </table:table-cell>
          <table:table-cell table:style-name="ce60" table:formula="of:=[.P5]+[.Q5]" office:value-type="float" office:value="42.9" calcext:value-type="float">
            <text:p>42.9</text:p>
          </table:table-cell>
          <table:table-cell table:style-name="ce16"/>
          <table:table-cell table:formula="of:=[.R5]*[.$W$12]*[.$W$10]-[.Q5]" office:value-type="float" office:value="32.9" calcext:value-type="float">
            <text:p>32.9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2]" office:value-type="float" office:value="6.09455871495183" calcext:value-type="float">
            <text:p>6.09</text:p>
          </table:table-cell>
          <table:table-cell table:formula="of:=2*PI()*[.$O4]/60*[.$T4]/[.Z5]" office:value-type="float" office:value="726.81975" calcext:value-type="float">
            <text:p>726.82</text:p>
          </table:table-cell>
          <table:table-cell table:formula="of:=2*PI()*[.$O4]/60*[.$B$18]/[.$B$19]/[.$B$23]" office:value-type="float" office:value="8.81933089483871" calcext:value-type="float">
            <text:p>8.82</text:p>
          </table:table-cell>
          <table:table-cell table:formula="of:=2*PI()*[.$O4]/60*[.$T4]/[.AB5]" office:value-type="float" office:value="502.2655" calcext:value-type="float">
            <text:p>502.27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W$10]*[.$AB$21]*[.AD5]^2" office:value-type="float" office:value="198.28" calcext:value-type="float">
            <text:p>19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57" office:value-type="float" office:value="37.7" calcext:value-type="float">
            <text:p>37.7</text:p>
          </table:table-cell>
          <table:table-cell table:style-name="ce57" table:formula="of:=2*PI()*[.A6]/60*[.B6]/1000" office:value-type="float" office:value="11.8438043040335" calcext:value-type="float">
            <text:p>11.8</text:p>
          </table:table-cell>
          <table:table-cell table:style-name="ce24" table:formula="of:=[.$I$26]*[.$I$21]*[.$A6]/60/2" office:value-type="float" office:value="54.7444043543921" calcext:value-type="float">
            <text:p>55</text:p>
          </table:table-cell>
          <table:table-cell table:style-name="ce47" table:formula="of:=[.C6]/[.D6]" office:value-type="float" office:value="0.216347304235183" calcext:value-type="float">
            <text:p>0.22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564815250354834" calcext:value-type="float">
            <text:p>0.56</text:p>
          </table:table-cell>
          <table:table-cell table:style-name="ce12" office:value-type="string" calcext:value-type="string">
            <text:p>l/h</text:p>
          </table:table-cell>
          <table:table-cell/>
          <table:table-cell office:value-type="string" calcext:value-type="string">
            <text:p>610 kg</text:p>
          </table:table-cell>
          <table:table-cell table:number-columns-repeated="3"/>
          <table:table-cell table:style-name="ce26" office:value-type="float" office:value="2500" calcext:value-type="float">
            <text:p>2500</text:p>
          </table:table-cell>
          <table:table-cell table:style-name="ce57" table:formula="of:=[.B5]" office:value-type="float" office:value="35.8" calcext:value-type="float">
            <text:p>35.8</text:p>
          </table:table-cell>
          <table:table-cell table:style-name="ce24" office:value-type="float" office:value="12" calcext:value-type="float">
            <text:p>12</text:p>
          </table:table-cell>
          <table:table-cell table:style-name="ce60" table:formula="of:=[.P6]+[.Q6]" office:value-type="float" office:value="47.8" calcext:value-type="float">
            <text:p>47.8</text:p>
          </table:table-cell>
          <table:table-cell table:style-name="ce16"/>
          <table:table-cell table:formula="of:=[.R6]*[.$W$12]*[.$W$10]-[.Q6]" office:value-type="float" office:value="35.8" calcext:value-type="float">
            <text:p>35.8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2]" office:value-type="float" office:value="8.12607828660244" calcext:value-type="float">
            <text:p>8.13</text:p>
          </table:table-cell>
          <table:table-cell table:formula="of:=2*PI()*[.$O5]/60*[.$T5]/[.Z6]" office:value-type="float" office:value="847.956375" calcext:value-type="float">
            <text:p>847.96</text:p>
          </table:table-cell>
          <table:table-cell table:formula="of:=2*PI()*[.$O5]/60*[.$B$18]/[.$B$19]/[.$B$23]" office:value-type="float" office:value="11.7591078597849" calcext:value-type="float">
            <text:p>11.76</text:p>
          </table:table-cell>
          <table:table-cell table:formula="of:=2*PI()*[.$O5]/60*[.$T5]/[.AB6]" office:value-type="float" office:value="585.976416666667" calcext:value-type="float">
            <text:p>585.9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W$10]*[.$AB$21]*[.AD6]^2" office:value-type="float" office:value="239.88" calcext:value-type="float">
            <text:p>239.9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58" office:value-type="float" office:value="39" calcext:value-type="float">
            <text:p>39.0</text:p>
          </table:table-cell>
          <table:table-cell table:style-name="ce57" table:formula="of:=2*PI()*[.A7]/60*[.B7]/1000" office:value-type="float" office:value="14.2942465738336" calcext:value-type="float">
            <text:p>14.3</text:p>
          </table:table-cell>
          <table:table-cell table:style-name="ce24" table:formula="of:=[.$I$26]*[.$I$21]*[.$A7]/60/2" office:value-type="float" office:value="63.8684717467908" calcext:value-type="float">
            <text:p>64</text:p>
          </table:table-cell>
          <table:table-cell table:style-name="ce28" table:formula="of:=[.C7]/[.D7]" office:value-type="float" office:value="0.223807556105361" calcext:value-type="float">
            <text:p>0.22</text:p>
          </table:table-cell>
          <table:table-cell table:number-columns-repeated="5"/>
          <table:table-cell office:value-type="string" calcext:value-type="string">
            <text:p>0,30 l/h idle</text:p>
          </table:table-cell>
          <table:table-cell table:number-columns-repeated="3"/>
          <table:table-cell table:style-name="ce26" office:value-type="float" office:value="3000" calcext:value-type="float">
            <text:p>3000</text:p>
          </table:table-cell>
          <table:table-cell table:style-name="ce57" table:formula="of:=[.B6]" office:value-type="float" office:value="37.7" calcext:value-type="float">
            <text:p>37.7</text:p>
          </table:table-cell>
          <table:table-cell table:style-name="ce24" office:value-type="float" office:value="14" calcext:value-type="float">
            <text:p>14</text:p>
          </table:table-cell>
          <table:table-cell table:style-name="ce60" table:formula="of:=[.P7]+[.Q7]" office:value-type="float" office:value="51.7" calcext:value-type="float">
            <text:p>51.7</text:p>
          </table:table-cell>
          <table:table-cell table:style-name="ce16"/>
          <table:table-cell table:formula="of:=[.R7]*[.$W$12]*[.$W$10]-[.Q7]" office:value-type="float" office:value="37.7" calcext:value-type="float">
            <text:p>37.7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2]" office:value-type="float" office:value="10.1575978582531" calcext:value-type="float">
            <text:p>10.16</text:p>
          </table:table-cell>
          <table:table-cell table:formula="of:=2*PI()*[.$O6]/60*[.$T6]/[.Z7]" office:value-type="float" office:value="922.70025" calcext:value-type="float">
            <text:p>922.7</text:p>
          </table:table-cell>
          <table:table-cell table:formula="of:=2*PI()*[.$O6]/60*[.$B$18]/[.$B$19]/[.$B$23]" office:value-type="float" office:value="14.6988848247312" calcext:value-type="float">
            <text:p>14.7</text:p>
          </table:table-cell>
          <table:table-cell table:formula="of:=2*PI()*[.$O6]/60*[.$T6]/[.AB7]" office:value-type="float" office:value="637.627833333333" calcext:value-type="float">
            <text:p>637.63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W$10]*[.$AB$21]*[.AD7]^2" office:value-type="float" office:value="298.12" calcext:value-type="float">
            <text:p>298.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57" office:value-type="float" office:value="38.8" calcext:value-type="float">
            <text:p>38.8</text:p>
          </table:table-cell>
          <table:table-cell table:style-name="ce57" table:formula="of:=2*PI()*[.A8]/60*[.B8]/1000" office:value-type="float" office:value="16.2525059945712" calcext:value-type="float">
            <text:p>16.3</text:p>
          </table:table-cell>
          <table:table-cell table:style-name="ce24" table:formula="of:=[.$I$26]*[.$I$21]*[.$A8]/60/2" office:value-type="float" office:value="72.9925391391895" calcext:value-type="float">
            <text:p>73</text:p>
          </table:table-cell>
          <table:table-cell table:style-name="ce47" table:formula="of:=[.C8]/[.D8]" office:value-type="float" office:value="0.222659825048411" calcext:value-type="float">
            <text:p>0.22</text:p>
          </table:table-cell>
          <table:table-cell table:number-columns-repeated="5"/>
          <table:table-cell office:value-type="string" calcext:value-type="string">
            <text:p>3875 mm délka</text:p>
          </table:table-cell>
          <table:table-cell table:number-columns-repeated="3"/>
          <table:table-cell table:style-name="ce26" office:value-type="float" office:value="3500" calcext:value-type="float">
            <text:p>3500</text:p>
          </table:table-cell>
          <table:table-cell table:style-name="ce57" table:formula="of:=[.B7]" office:value-type="float" office:value="39" calcext:value-type="float">
            <text:p>39.0</text:p>
          </table:table-cell>
          <table:table-cell table:style-name="ce24" office:value-type="float" office:value="16" calcext:value-type="float">
            <text:p>16</text:p>
          </table:table-cell>
          <table:table-cell table:style-name="ce60" table:formula="of:=[.P8]+[.Q8]" office:value-type="float" office:value="55" calcext:value-type="float">
            <text:p>55.0</text:p>
          </table:table-cell>
          <table:table-cell table:style-name="ce16"/>
          <table:table-cell table:formula="of:=[.R8]*[.$W$12]*[.$W$10]-[.Q8]" office:value-type="float" office:value="39" calcext:value-type="float">
            <text:p>39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2]" office:value-type="float" office:value="12.1891174299037" calcext:value-type="float">
            <text:p>12.19</text:p>
          </table:table-cell>
          <table:table-cell table:formula="of:=2*PI()*[.$O7]/60*[.$T7]/[.Z8]" office:value-type="float" office:value="971.670375" calcext:value-type="float">
            <text:p>971.67</text:p>
          </table:table-cell>
          <table:table-cell table:formula="of:=2*PI()*[.$O7]/60*[.$B$18]/[.$B$19]/[.$B$23]" office:value-type="float" office:value="17.6386617896774" calcext:value-type="float">
            <text:p>17.64</text:p>
          </table:table-cell>
          <table:table-cell table:formula="of:=2*PI()*[.$O7]/60*[.$T7]/[.AB8]" office:value-type="float" office:value="671.468416666666" calcext:value-type="float">
            <text:p>671.4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W$10]*[.$AB$21]*[.AD8]^2" office:value-type="float" office:value="373" calcext:value-type="float">
            <text:p>373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57" office:value-type="float" office:value="38.1" calcext:value-type="float">
            <text:p>38.1</text:p>
          </table:table-cell>
          <table:table-cell table:style-name="ce57" table:formula="of:=2*PI()*[.A9]/60*[.B9]/1000" office:value-type="float" office:value="17.9542020152657" calcext:value-type="float">
            <text:p>18.0</text:p>
          </table:table-cell>
          <table:table-cell table:style-name="ce24" table:formula="of:=[.$I$26]*[.$I$21]*[.$A9]/60/2" office:value-type="float" office:value="82.1166065315882" calcext:value-type="float">
            <text:p>82</text:p>
          </table:table-cell>
          <table:table-cell table:style-name="ce47" table:formula="of:=[.C9]/[.D9]" office:value-type="float" office:value="0.218642766349084" calcext:value-type="float">
            <text:p>0.22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1600 mm výška</text:p>
          </table:table-cell>
          <table:table-cell table:number-columns-repeated="3"/>
          <table:table-cell table:style-name="ce26" office:value-type="float" office:value="4000" calcext:value-type="float">
            <text:p>4000</text:p>
          </table:table-cell>
          <table:table-cell table:style-name="ce57" table:formula="of:=[.B8]" office:value-type="float" office:value="38.8" calcext:value-type="float">
            <text:p>38.8</text:p>
          </table:table-cell>
          <table:table-cell table:style-name="ce24" office:value-type="float" office:value="19" calcext:value-type="float">
            <text:p>19</text:p>
          </table:table-cell>
          <table:table-cell table:style-name="ce60" table:formula="of:=[.P9]+[.Q9]" office:value-type="float" office:value="57.8" calcext:value-type="float">
            <text:p>57.8</text:p>
          </table:table-cell>
          <table:table-cell table:style-name="ce16"/>
          <table:table-cell table:formula="of:=[.R9]*[.$W$12]*[.$W$10]-[.Q9]" office:value-type="float" office:value="38.8" calcext:value-type="float">
            <text:p>38.8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2]" office:value-type="float" office:value="14.2206370015543" calcext:value-type="float">
            <text:p>14.22</text:p>
          </table:table-cell>
          <table:table-cell table:formula="of:=2*PI()*[.$O8]/60*[.$T8]/[.Z9]" office:value-type="float" office:value="1005.17625" calcext:value-type="float">
            <text:p>1005.18</text:p>
          </table:table-cell>
          <table:table-cell table:formula="of:=2*PI()*[.$O8]/60*[.$B$18]/[.$B$19]/[.$B$23]" office:value-type="float" office:value="20.5784387546236" calcext:value-type="float">
            <text:p>20.58</text:p>
          </table:table-cell>
          <table:table-cell table:formula="of:=2*PI()*[.$O8]/60*[.$T8]/[.AB9]" office:value-type="float" office:value="694.6225" calcext:value-type="float">
            <text:p>694.62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W$10]*[.$AB$21]*[.AD9]^2" office:value-type="float" office:value="464.52" calcext:value-type="float">
            <text:p>464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57" office:value-type="float" office:value="37" calcext:value-type="float">
            <text:p>37.0</text:p>
          </table:table-cell>
          <table:table-cell table:style-name="ce57" table:formula="of:=2*PI()*[.A10]/60*[.B10]/1000" office:value-type="float" office:value="19.3731546971371" calcext:value-type="float">
            <text:p>19.4</text:p>
          </table:table-cell>
          <table:table-cell table:style-name="ce24" table:formula="of:=[.$I$26]*[.$I$21]*[.$A10]/60/2" office:value-type="float" office:value="91.2406739239869" calcext:value-type="float">
            <text:p>91</text:p>
          </table:table-cell>
          <table:table-cell table:style-name="ce47" table:formula="of:=[.C10]/[.D10]" office:value-type="float" office:value="0.212330245535855" calcext:value-type="float">
            <text:p>0.21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19" table:formula="of:=2*([.H11]/60)-200.67" office:value-type="float" office:value="65.9966666666667" calcext:value-type="float">
            <text:p>66.0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table:style-name="ce26" office:value-type="float" office:value="4500" calcext:value-type="float">
            <text:p>4500</text:p>
          </table:table-cell>
          <table:table-cell table:style-name="ce57" table:formula="of:=[.B9]" office:value-type="float" office:value="38.1" calcext:value-type="float">
            <text:p>38.1</text:p>
          </table:table-cell>
          <table:table-cell table:style-name="ce24" office:value-type="float" office:value="22" calcext:value-type="float">
            <text:p>22</text:p>
          </table:table-cell>
          <table:table-cell table:style-name="ce60" table:formula="of:=[.P10]+[.Q10]" office:value-type="float" office:value="60.1" calcext:value-type="float">
            <text:p>60.1</text:p>
          </table:table-cell>
          <table:table-cell table:style-name="ce16"/>
          <table:table-cell table:formula="of:=[.R10]*[.$W$12]*[.$W$10]-[.Q10]" office:value-type="float" office:value="38.1" calcext:value-type="float">
            <text:p>38.1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2]" office:value-type="float" office:value="16.2521565732049" calcext:value-type="float">
            <text:p>16.25</text:p>
          </table:table-cell>
          <table:table-cell table:formula="of:=2*PI()*[.$O9]/60*[.$T9]/[.Z10]" office:value-type="float" office:value="1000.0215" calcext:value-type="float">
            <text:p>1000.02</text:p>
          </table:table-cell>
          <table:table-cell table:formula="of:=2*PI()*[.$O9]/60*[.$B$18]/[.$B$19]/[.$B$23]" office:value-type="float" office:value="23.5182157195699" calcext:value-type="float">
            <text:p>23.52</text:p>
          </table:table-cell>
          <table:table-cell table:formula="of:=2*PI()*[.$O9]/60*[.$T9]/[.AB10]" office:value-type="float" office:value="691.060333333333" calcext:value-type="float">
            <text:p>691.06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W$10]*[.$AB$21]*[.AD10]^2" office:value-type="float" office:value="572.68" calcext:value-type="float">
            <text:p>572.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57" office:value-type="float" office:value="35.5" calcext:value-type="float">
            <text:p>35.5</text:p>
          </table:table-cell>
          <table:table-cell table:style-name="ce57" table:formula="of:=2*PI()*[.A11]/60*[.B11]/1000" office:value-type="float" office:value="20.4465321871136" calcext:value-type="float">
            <text:p>20.4</text:p>
          </table:table-cell>
          <table:table-cell table:style-name="ce24" table:formula="of:=[.$I$26]*[.$I$21]*[.$A11]/60/2" office:value-type="float" office:value="100.364741316386" calcext:value-type="float">
            <text:p>100</text:p>
          </table:table-cell>
          <table:table-cell table:style-name="ce47" table:formula="of:=[.C11]/[.D11]" office:value-type="float" office:value="0.203722262608726" calcext:value-type="float">
            <text:p>0.2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table:style-name="ce26" office:value-type="float" office:value="5000" calcext:value-type="float">
            <text:p>5000</text:p>
          </table:table-cell>
          <table:table-cell table:style-name="ce57" table:formula="of:=[.B10]" office:value-type="float" office:value="37" calcext:value-type="float">
            <text:p>37.0</text:p>
          </table:table-cell>
          <table:table-cell table:style-name="ce24" office:value-type="float" office:value="26" calcext:value-type="float">
            <text:p>26</text:p>
          </table:table-cell>
          <table:table-cell table:style-name="ce60" table:formula="of:=[.P11]+[.Q11]" office:value-type="float" office:value="63" calcext:value-type="float">
            <text:p>63.0</text:p>
          </table:table-cell>
          <table:table-cell table:style-name="ce16"/>
          <table:table-cell table:formula="of:=[.R11]*[.$W$12]*[.$W$10]-[.Q11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2]" office:value-type="float" office:value="18.2836761448555" calcext:value-type="float">
            <text:p>18.28</text:p>
          </table:table-cell>
          <table:table-cell table:formula="of:=2*PI()*[.$O10]/60*[.$T10]/[.Z11]" office:value-type="float" office:value="981.979875" calcext:value-type="float">
            <text:p>981.98</text:p>
          </table:table-cell>
          <table:table-cell table:formula="of:=2*PI()*[.$O10]/60*[.$B$18]/[.$B$19]/[.$B$23]" office:value-type="float" office:value="26.4579926845161" calcext:value-type="float">
            <text:p>26.46</text:p>
          </table:table-cell>
          <table:table-cell table:formula="of:=2*PI()*[.$O10]/60*[.$T10]/[.AB11]" office:value-type="float" office:value="678.59275" calcext:value-type="float">
            <text:p>678.59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W$10]*[.$AB$21]*[.AD11]^2" office:value-type="float" office:value="697.48" calcext:value-type="float">
            <text:p>697.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table:formula="of:=2*PI()*[.A12]/60*[.B12]/1000" office:value-type="float" office:value="20.9858389259798" calcext:value-type="float">
            <text:p>21.0</text:p>
          </table:table-cell>
          <table:table-cell table:style-name="ce24" table:formula="of:=[.$I$26]*[.$I$21]*[.$A12]/60/2" office:value-type="float" office:value="109.488808708784" calcext:value-type="float">
            <text:p>109</text:p>
          </table:table-cell>
          <table:table-cell table:style-name="ce47" table:formula="of:=[.C12]/[.D12]" office:value-type="float" office:value="0.191671086510745" calcext:value-type="float">
            <text:p>0.19</text:p>
          </table:table-cell>
          <table:table-cell table:number-columns-repeated="9"/>
          <table:table-cell table:style-name="ce26" office:value-type="float" office:value="5500" calcext:value-type="float">
            <text:p>5500</text:p>
          </table:table-cell>
          <table:table-cell table:style-name="ce57" table:formula="of:=[.B11]" office:value-type="float" office:value="35.5" calcext:value-type="float">
            <text:p>35.5</text:p>
          </table:table-cell>
          <table:table-cell table:style-name="ce24" office:value-type="float" office:value="31" calcext:value-type="float">
            <text:p>31</text:p>
          </table:table-cell>
          <table:table-cell table:style-name="ce60" table:formula="of:=[.P12]+[.Q12]" office:value-type="float" office:value="66.5" calcext:value-type="float">
            <text:p>66.5</text:p>
          </table:table-cell>
          <table:table-cell table:style-name="ce16"/>
          <table:table-cell table:formula="of:=[.R12]*[.$W$12]*[.$W$10]-[.Q12]" office:value-type="float" office:value="35.5" calcext:value-type="float">
            <text:p>35.5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2]" office:value-type="float" office:value="20.3151957165061" calcext:value-type="float">
            <text:p>20.32</text:p>
          </table:table-cell>
          <table:table-cell table:formula="of:=2*PI()*[.$O11]/60*[.$T11]/[.Z12]" office:value-type="float" office:value="953.62875" calcext:value-type="float">
            <text:p>953.63</text:p>
          </table:table-cell>
          <table:table-cell table:formula="of:=2*PI()*[.$O11]/60*[.$B$18]/[.$B$19]/[.$B$23]" office:value-type="float" office:value="29.3977696494624" calcext:value-type="float">
            <text:p>29.4</text:p>
          </table:table-cell>
          <table:table-cell table:formula="of:=2*PI()*[.$O11]/60*[.$T11]/[.AB12]" office:value-type="float" office:value="659.000833333333" calcext:value-type="float">
            <text:p>659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W$10]*[.$AB$21]*[.AD12]^2" office:value-type="float" office:value="838.92" calcext:value-type="float">
            <text:p>838.9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57" office:value-type="float" office:value="30.9" calcext:value-type="float">
            <text:p>30.9</text:p>
          </table:table-cell>
          <table:table-cell table:style-name="ce58" table:formula="of:=2*PI()*[.A13]/60*[.B13]/1000" office:value-type="float" office:value="21.0329628157837" calcext:value-type="float">
            <text:p>21.0</text:p>
          </table:table-cell>
          <table:table-cell table:style-name="ce24" table:formula="of:=[.$I$26]*[.$I$21]*[.$A13]/60/2" office:value-type="float" office:value="118.612876101183" calcext:value-type="float">
            <text:p>119</text:p>
          </table:table-cell>
          <table:table-cell table:style-name="ce47" table:formula="of:=[.C13]/[.D13]" office:value-type="float" office:value="0.177324448298863" calcext:value-type="float">
            <text:p>0.18</text:p>
          </table:table-cell>
          <table:table-cell table:number-columns-repeated="9"/>
          <table:table-cell table:style-name="ce26" office:value-type="float" office:value="6000" calcext:value-type="float">
            <text:p>6000</text:p>
          </table:table-cell>
          <table:table-cell table:style-name="ce57" table:formula="of:=[.B12]" office:value-type="float" office:value="33.4" calcext:value-type="float">
            <text:p>33.4</text:p>
          </table:table-cell>
          <table:table-cell table:style-name="ce24" office:value-type="float" office:value="36" calcext:value-type="float">
            <text:p>36</text:p>
          </table:table-cell>
          <table:table-cell table:style-name="ce60" table:formula="of:=[.P13]+[.Q13]" office:value-type="float" office:value="69.4" calcext:value-type="float">
            <text:p>69.4</text:p>
          </table:table-cell>
          <table:table-cell table:style-name="ce16"/>
          <table:table-cell table:formula="of:=[.R13]*[.$W$12]*[.$W$10]-[.Q13]" office:value-type="float" office:value="33.4" calcext:value-type="float">
            <text:p>33.4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2]" office:value-type="float" office:value="22.3467152881567" calcext:value-type="float">
            <text:p>22.35</text:p>
          </table:table-cell>
          <table:table-cell table:formula="of:=2*PI()*[.$O12]/60*[.$T12]/[.Z13]" office:value-type="float" office:value="914.968125" calcext:value-type="float">
            <text:p>914.97</text:p>
          </table:table-cell>
          <table:table-cell table:formula="of:=2*PI()*[.$O12]/60*[.$B$18]/[.$B$19]/[.$B$23]" office:value-type="float" office:value="32.3375466144086" calcext:value-type="float">
            <text:p>32.34</text:p>
          </table:table-cell>
          <table:table-cell table:formula="of:=2*PI()*[.$O12]/60*[.$T12]/[.AB13]" office:value-type="float" office:value="632.284583333333" calcext:value-type="float">
            <text:p>632.28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W$10]*[.$AB$21]*[.AD13]^2" office:value-type="float" office:value="997" calcext:value-type="float">
            <text:p>997.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57" office:value-type="float" office:value="27.9" calcext:value-type="float">
            <text:p>27.9</text:p>
          </table:table-cell>
          <table:table-cell table:style-name="ce57" table:formula="of:=2*PI()*[.A14]/60*[.B14]/1000" office:value-type="float" office:value="20.4517681748696" calcext:value-type="float">
            <text:p>20.5</text:p>
          </table:table-cell>
          <table:table-cell table:style-name="ce24" table:formula="of:=[.$I$26]*[.$I$21]*[.$A14]/60/2" office:value-type="float" office:value="127.736943493582" calcext:value-type="float">
            <text:p>128</text:p>
          </table:table-cell>
          <table:table-cell table:style-name="ce47" table:formula="of:=[.C14]/[.D14]" office:value-type="float" office:value="0.160108482444605" calcext:value-type="float">
            <text:p>0.16</text:p>
          </table:table-cell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style-name="ce57" table:formula="of:=[.B13]" office:value-type="float" office:value="30.9" calcext:value-type="float">
            <text:p>30.9</text:p>
          </table:table-cell>
          <table:table-cell table:style-name="ce24" office:value-type="float" office:value="42" calcext:value-type="float">
            <text:p>42</text:p>
          </table:table-cell>
          <table:table-cell table:style-name="ce60" table:formula="of:=[.P14]+[.Q14]" office:value-type="float" office:value="72.9" calcext:value-type="float">
            <text:p>72.9</text:p>
          </table:table-cell>
          <table:table-cell table:style-name="ce16"/>
          <table:table-cell table:formula="of:=[.R14]*[.$W$12]*[.$W$10]-[.Q14]" office:value-type="float" office:value="30.9" calcext:value-type="float">
            <text:p>30.9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2]" office:value-type="float" office:value="24.3782348598073" calcext:value-type="float">
            <text:p>24.38</text:p>
          </table:table-cell>
          <table:table-cell table:formula="of:=2*PI()*[.$O13]/60*[.$T13]/[.Z14]" office:value-type="float" office:value="860.84325" calcext:value-type="float">
            <text:p>860.84</text:p>
          </table:table-cell>
          <table:table-cell table:formula="of:=2*PI()*[.$O13]/60*[.$B$18]/[.$B$19]/[.$B$23]" office:value-type="float" office:value="35.2773235793548" calcext:value-type="float">
            <text:p>35.28</text:p>
          </table:table-cell>
          <table:table-cell table:formula="of:=2*PI()*[.$O13]/60*[.$T13]/[.AB14]" office:value-type="float" office:value="594.881833333333" calcext:value-type="float">
            <text:p>594.88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W$10]*[.$AB$21]*[.AD14]^2" office:value-type="float" office:value="1171.72" calcext:value-type="float">
            <text:p>1171.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0" office:value-type="float" office:value="21" calcext:value-type="float">
            <text:p>21.0</text:p>
          </table:table-cell>
          <table:table-cell table:style-name="ce57" table:formula="of:=2*PI()*[.A15]/60*[.B15]/1000" office:value-type="float" office:value="16.4933614313464" calcext:value-type="float">
            <text:p>16.5</text:p>
          </table:table-cell>
          <table:table-cell table:style-name="ce24" table:formula="of:=[.$I$26]*[.$I$21]*[.$A15]/60/2" office:value-type="float" office:value="136.86101088598" calcext:value-type="float">
            <text:p>137</text:p>
          </table:table-cell>
          <table:table-cell table:style-name="ce47" table:formula="of:=[.C15]/[.D15]" office:value-type="float" office:value="0.12051176097981" calcext:value-type="float">
            <text:p>0.12</text:p>
          </table:table-cell>
          <table:table-cell table:number-columns-repeated="2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59" office:value-type="float" office:value="26" calcext:value-type="float">
            <text:p>26.0</text:p>
          </table:table-cell>
          <table:table-cell table:style-name="ce24" office:value-type="float" office:value="49" calcext:value-type="float">
            <text:p>49</text:p>
          </table:table-cell>
          <table:table-cell table:style-name="ce60" table:formula="of:=[.P15]+[.Q15]" office:value-type="float" office:value="75" calcext:value-type="float">
            <text:p>75.0</text:p>
          </table:table-cell>
          <table:table-cell table:style-name="ce16"/>
          <table:table-cell table:formula="of:=[.R15]*[.$W$12]*[.$W$10]-[.Q15]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2]" office:value-type="float" office:value="26.4097544314579" calcext:value-type="float">
            <text:p>26.41</text:p>
          </table:table-cell>
          <table:table-cell table:formula="of:=2*PI()*[.$O14]/60*[.$T14]/[.Z15]" office:value-type="float" office:value="796.408875" calcext:value-type="float">
            <text:p>796.41</text:p>
          </table:table-cell>
          <table:table-cell table:formula="of:=2*PI()*[.$O14]/60*[.$B$18]/[.$B$19]/[.$B$23]" office:value-type="float" office:value="38.2171005443011" calcext:value-type="float">
            <text:p>38.22</text:p>
          </table:table-cell>
          <table:table-cell table:formula="of:=2*PI()*[.$O14]/60*[.$T14]/[.AB15]" office:value-type="float" office:value="550.35475" calcext:value-type="float">
            <text:p>550.35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W$10]*[.$AB$21]*[.AD15]^2" office:value-type="float" office:value="1363.08" calcext:value-type="float">
            <text:p>1363.1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59" office:value-type="float" office:value="18" calcext:value-type="float">
            <text:p>18.0</text:p>
          </table:table-cell>
          <table:table-cell table:style-name="ce26" office:value-type="float" office:value="57" calcext:value-type="float">
            <text:p>57</text:p>
          </table:table-cell>
          <table:table-cell table:style-name="ce60" table:formula="of:=[.P16]+[.Q16]" office:value-type="float" office:value="75" calcext:value-type="float">
            <text:p>75.0</text:p>
          </table:table-cell>
          <table:table-cell table:style-name="ce49"/>
          <table:table-cell table:formula="of:=[.R16]*[.$W$12]*[.$W$10]-[.Q16]" office:value-type="float" office:value="18" calcext:value-type="float">
            <text:p>18</text:p>
          </table:table-cell>
          <table:table-cell table:style-name="ce26" table:number-columns-repeated="2"/>
          <table:table-cell table:number-columns-repeated="3"/>
          <table:table-cell table:formula="of:=2*PI()*[.$O15]/60*[.$B$18]/[.$B$19]/[.$B$22]" office:value-type="float" office:value="28.4412740031085" calcext:value-type="float">
            <text:p>28.44</text:p>
          </table:table-cell>
          <table:table-cell table:formula="of:=2*PI()*[.$O15]/60*[.$T15]/[.Z16]" office:value-type="float" office:value="670.1175" calcext:value-type="float">
            <text:p>670.12</text:p>
          </table:table-cell>
          <table:table-cell table:formula="of:=2*PI()*[.$O15]/60*[.$B$18]/[.$B$19]/[.$B$23]" office:value-type="float" office:value="41.1568775092473" calcext:value-type="float">
            <text:p>41.16</text:p>
          </table:table-cell>
          <table:table-cell table:formula="of:=2*PI()*[.$O15]/60*[.$T15]/[.AB16]" office:value-type="float" office:value="463.081666666667" calcext:value-type="float">
            <text:p>463.08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W$10]*[.$AB$21]*[.AD16]^2" office:value-type="float" office:value="1571.08" calcext:value-type="float">
            <text:p>1571.1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59" office:value-type="float" office:value="0" calcext:value-type="float">
            <text:p>0.0</text:p>
          </table:table-cell>
          <table:table-cell table:style-name="ce26" office:value-type="float" office:value="66" calcext:value-type="float">
            <text:p>66</text:p>
          </table:table-cell>
          <table:table-cell table:style-name="ce60" table:formula="of:=[.P17]+[.Q17]" office:value-type="float" office:value="66" calcext:value-type="float">
            <text:p>66.0</text:p>
          </table:table-cell>
          <table:table-cell table:style-name="ce49"/>
          <table:table-cell table:formula="of:=[.R17]*[.$W$12]*[.$W$10]-[.Q17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" calcext:value-type="float">
            <text:p>0.300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25" calcext:value-type="float">
            <text:p>3.625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0.602" calcext:value-type="float">
            <text:p>0.602</text:p>
          </table:table-cell>
          <table:table-cell table:number-columns-repeated="11"/>
          <table:table-cell table:style-name="Default" table:number-columns-repeated="2"/>
          <table:table-cell table:number-columns-repeated="8"/>
          <table:table-cell table:style-name="ce2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7.411" calcext:value-type="float">
            <text:p>7.411</text:p>
          </table:table-cell>
          <table:table-cell/>
          <table:table-cell table:formula="of:=2*PI()*[.$B$17]/60*[.$B$18]/[.$B$19]/[.$B20]*3.6" office:value-type="float" office:value="25.2591539389406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11669977991709" calcext:value-type="float">
            <text:p>1.12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3.573" calcext:value-type="float">
            <text:p>3.573</text:p>
          </table:table-cell>
          <table:table-cell/>
          <table:table-cell table:formula="of:=2*PI()*[.$B$17]/60*[.$B$18]/[.$B$19]/[.$B21]*3.6" office:value-type="float" office:value="52.3917128019839" calcext:value-type="float">
            <text:p>52.39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2.31622224152407" calcext:value-type="float">
            <text:p>2.32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2.133" calcext:value-type="float">
            <text:p>2.133</text:p>
          </table:table-cell>
          <table:table-cell/>
          <table:table-cell table:formula="of:=2*PI()*[.$B$17]/60*[.$B$18]/[.$B$19]/[.$B22]*3.6" office:value-type="float" office:value="87.7616454953063" calcext:value-type="float">
            <text:p>87.7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3.87991658179349" calcext:value-type="float">
            <text:p>3.88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474" calcext:value-type="float">
            <text:p>1.474</text:p>
          </table:table-cell>
          <table:table-cell/>
          <table:table-cell table:formula="of:=2*PI()*[.$B$17]/60*[.$B$18]/[.$B$19]/[.$B23]*3.6" office:value-type="float" office:value="126.99836488567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5.61456042670659" calcext:value-type="float">
            <text:p>5.61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/>
          <table:table-cell table:style-name="ce27"/>
          <table:table-cell table:number-columns-repeated="5"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45"/>
          <table:table-cell table:style-name="ce46"/>
          <table:table-cell table:number-columns-repeated="5"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number-columns-repeated="7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0471934520296484" calcext:value-type="float">
            <text:p>0.05</text:p>
          </table:table-cell>
          <table:table-cell table:number-columns-repeated="21"/>
          <table:table-cell table:style-name="ce20"/>
          <table:table-cell/>
        </table:table-row>
        <table:table-row table:style-name="ro1" table:number-rows-repeated="8">
          <table:table-cell table:number-columns-repeated="30"/>
          <table:table-cell table:style-name="ce20"/>
          <table:table-cell/>
        </table:table-row>
        <table:table-row table:style-name="ro1" table:number-rows-repeated="13">
          <table:table-cell table:number-columns-repeated="22"/>
          <table:table-cell table:style-name="ce24"/>
          <table:table-cell table:number-columns-repeated="7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ctavia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Octavia.O2:Octavia.O18 Octavia.T2:Octavia.T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Octavia.AD27:Octavia.AD47 Octavia.AF27:Octavia.AF27 Octavia.AE27:Octavia.AE47 Octavia.Z3:Octavia.Z19 Octavia.AF28:Octavia.AF28 Octavia.AA3:Octavia.AA19 Octavia.AB3:Octavia.AB19 Octavia.AF29:Octavia.AF29 Octavia.AC3:Octavia.AC19 Octavia.AD3:Octavia.AD19 Octavia.AF30:Octavia.AF30 Octavia.AE3:Octavia.AE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 table:number-columns-repeated="3"/>
          <table:table-cell office:value-type="string" calcext:value-type="string">
            <text:p>žluté je vycucáno z prstu</text:p>
          </table:table-cell>
          <table:table-cell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table:style-name="ce6" table:formula="of:=2*PI()*[.A2]/60*[.B2]/1000" office:value-type="float" office:value="15.4985237577096" calcext:value-type="float">
            <text:p>15</text:p>
          </table:table-cell>
          <table:table-cell table:style-name="ce6" table:formula="of:=[.$I$26]*[.$I$21]*[.$A2]/60/2" office:value-type="float" office:value="59.5445863837341" calcext:value-type="float">
            <text:p>60</text:p>
          </table:table-cell>
          <table:table-cell table:style-name="ce19" table:formula="of:=[.C2]/[.D2]" office:value-type="float" office:value="0.260284346553852" calcext:value-type="float">
            <text:p>0.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neu 225/50 R17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04" calcext:value-type="float">
            <text:p>104</text:p>
          </table:table-cell>
          <table:table-cell table:style-name="ce24" office:value-type="float" office:value="24" calcext:value-type="float">
            <text:p>24</text:p>
          </table:table-cell>
          <table:table-cell table:style-name="ce36" table:formula="of:=[.P2]+[.Q2]" office:value-type="float" office:value="128" calcext:value-type="float">
            <text:p>128</text:p>
          </table:table-cell>
          <table:table-cell table:style-name="ce16"/>
          <table:table-cell table:formula="of:=[.R2]*[.$W$12]*[.$W$10]-[.Q2]" office:value-type="float" office:value="104" calcext:value-type="float">
            <text:p>104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table:style-name="ce6" table:formula="of:=2*PI()*[.A3]/60*[.B3]/1000" office:value-type="float" office:value="27.3318560862312" calcext:value-type="float">
            <text:p>27</text:p>
          </table:table-cell>
          <table:table-cell table:style-name="ce6" table:formula="of:=[.$I$26]*[.$I$21]*[.$A3]/60/2" office:value-type="float" office:value="89.3168795756011" calcext:value-type="float">
            <text:p>89</text:p>
          </table:table-cell>
          <table:table-cell table:style-name="ce19" table:formula="of:=[.C3]/[.D3]" office:value-type="float" office:value="0.306009975002502" calcext:value-type="float">
            <text:p>0.31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25.5" calcext:value-type="float">
            <text:p>25.5</text:p>
          </table:table-cell>
          <table:table-cell office:value-type="string" calcext:value-type="string">
            <text:p>N*m</text:p>
          </table:table-cell>
          <table:table-cell/>
          <table:table-cell table:formula="of:=17*2.54/2+22.5*0.5" office:value-type="float" office:value="32.84" calcext:value-type="float">
            <text:p>32.84</text:p>
          </table:table-cell>
          <table:table-cell table:number-columns-repeated="3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148" calcext:value-type="float">
            <text:p>148</text:p>
          </table:table-cell>
          <table:table-cell table:style-name="ce24" office:value-type="float" office:value="27" calcext:value-type="float">
            <text:p>27</text:p>
          </table:table-cell>
          <table:table-cell table:style-name="ce36" table:formula="of:=[.P3]+[.Q3]" office:value-type="float" office:value="175" calcext:value-type="float">
            <text:p>175</text:p>
          </table:table-cell>
          <table:table-cell table:style-name="ce16"/>
          <table:table-cell table:formula="of:=[.R3]*[.$W$12]*[.$W$10]-[.Q3]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3.95721586284207" calcext:value-type="float">
            <text:p>3.96</text:p>
          </table:table-cell>
          <table:table-cell table:formula="of:=2*PI()*[.O2]/60*[.T2]/[.Z3]" office:value-type="float" office:value="1376.07536585366" calcext:value-type="float">
            <text:p>1376.08</text:p>
          </table:table-cell>
          <table:table-cell table:formula="of:=2*PI()*[.$O2]/60*[.$B$18]/[.$B$19]/[.$B$24]" office:value-type="float" office:value="4.85472873895059" calcext:value-type="float">
            <text:p>4.85</text:p>
          </table:table-cell>
          <table:table-cell table:formula="of:=2*PI()*[.$O2]/60*[.$T2]/[.AB3]" office:value-type="float" office:value="1121.67487804878" calcext:value-type="float">
            <text:p>1121.67</text:p>
          </table:table-cell>
          <table:table-cell table:formula="of:=2*PI()*[.$O2]/60*[.$B$18]/[.$B$19]/[.$B$25]" office:value-type="float" office:value="5.74278887412447" calcext:value-type="float">
            <text:p>5.74</text:p>
          </table:table-cell>
          <table:table-cell table:formula="of:=2*PI()*[.$O2]/60*[.$T2]/[.AD3]" office:value-type="float" office:value="948.22" calcext:value-type="float">
            <text:p>948.2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  <table:table-cell table:style-name="ce6" table:formula="of:=2*PI()*[.A4]/60*[.B4]/1000" office:value-type="float" office:value="38.9557489045134" calcext:value-type="float">
            <text:p>39</text:p>
          </table:table-cell>
          <table:table-cell table:style-name="ce6" table:formula="of:=[.$I$26]*[.$I$21]*[.$A4]/60/2" office:value-type="float" office:value="119.089172767468" calcext:value-type="float">
            <text:p>119</text:p>
          </table:table-cell>
          <table:table-cell table:style-name="ce19" table:formula="of:=[.C4]/[.D4]" office:value-type="float" office:value="0.327114111209571" calcext:value-type="float">
            <text:p>0.33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2002.76531666349" calcext:value-type="float">
            <text:p>2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0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174" calcext:value-type="float">
            <text:p>174</text:p>
          </table:table-cell>
          <table:table-cell table:style-name="ce26" office:value-type="float" office:value="30" calcext:value-type="float">
            <text:p>30</text:p>
          </table:table-cell>
          <table:table-cell table:style-name="ce36" table:formula="of:=[.P4]+[.Q4]" office:value-type="float" office:value="204" calcext:value-type="float">
            <text:p>204</text:p>
          </table:table-cell>
          <table:table-cell table:style-name="ce16"/>
          <table:table-cell table:formula="of:=[.R4]*[.$W$12]*[.$W$10]-[.Q4]" office:value-type="float" office:value="174" calcext:value-type="float">
            <text:p>174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7.91443172568415" calcext:value-type="float">
            <text:p>7.91</text:p>
          </table:table-cell>
          <table:table-cell table:formula="of:=2*PI()*[.O3]/60*[.T3]/[.Z4]" office:value-type="float" office:value="1958.26109756098" calcext:value-type="float">
            <text:p>1958.26</text:p>
          </table:table-cell>
          <table:table-cell table:formula="of:=2*PI()*[.$O3]/60*[.$B$18]/[.$B$19]/[.$B$24]" office:value-type="float" office:value="9.70945747790117" calcext:value-type="float">
            <text:p>9.71</text:p>
          </table:table-cell>
          <table:table-cell table:formula="of:=2*PI()*[.$O3]/60*[.$T3]/[.AB4]" office:value-type="float" office:value="1596.22963414634" calcext:value-type="float">
            <text:p>1596.23</text:p>
          </table:table-cell>
          <table:table-cell table:formula="of:=2*PI()*[.$O3]/60*[.$B$18]/[.$B$19]/[.$B$25]" office:value-type="float" office:value="11.4855777482489" calcext:value-type="float">
            <text:p>11.49</text:p>
          </table:table-cell>
          <table:table-cell table:formula="of:=2*PI()*[.$O3]/60*[.$T3]/[.AD4]" office:value-type="float" office:value="1349.39" calcext:value-type="float">
            <text:p>1349.3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6" calcext:value-type="float">
            <text:p>196</text:p>
          </table:table-cell>
          <table:table-cell table:style-name="ce6" table:formula="of:=2*PI()*[.A5]/60*[.B5]/1000" office:value-type="float" office:value="51.3126800086333" calcext:value-type="float">
            <text:p>51</text:p>
          </table:table-cell>
          <table:table-cell table:style-name="ce6" table:formula="of:=[.$I$26]*[.$I$21]*[.$A5]/60/2" office:value-type="float" office:value="148.861465959335" calcext:value-type="float">
            <text:p>149</text:p>
          </table:table-cell>
          <table:table-cell table:style-name="ce19" table:formula="of:=[.C5]/[.D5]" office:value-type="float" office:value="0.344700891382129" calcext:value-type="float">
            <text:p>0.34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131951035246213" calcext:value-type="float">
            <text:p>0.132</text:p>
          </table:table-cell>
          <table:table-cell office:value-type="string" calcext:value-type="string">
            <text:p>g/s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[.B4]" office:value-type="float" office:value="186" calcext:value-type="float">
            <text:p>186</text:p>
          </table:table-cell>
          <table:table-cell table:style-name="ce26" office:value-type="float" office:value="34" calcext:value-type="float">
            <text:p>34</text:p>
          </table:table-cell>
          <table:table-cell table:style-name="ce36" table:formula="of:=[.P5]+[.Q5]" office:value-type="float" office:value="220" calcext:value-type="float">
            <text:p>220</text:p>
          </table:table-cell>
          <table:table-cell table:style-name="ce16"/>
          <table:table-cell table:formula="of:=[.R5]*[.$W$12]*[.$W$10]-[.Q5]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1.8716475885262" calcext:value-type="float">
            <text:p>11.87</text:p>
          </table:table-cell>
          <table:table-cell table:formula="of:=2*PI()*[.O4]/60*[.T4]/[.Z5]" office:value-type="float" office:value="2302.27993902439" calcext:value-type="float">
            <text:p>2302.28</text:p>
          </table:table-cell>
          <table:table-cell table:formula="of:=2*PI()*[.$O4]/60*[.$B$18]/[.$B$19]/[.$B$24]" office:value-type="float" office:value="14.5641862168518" calcext:value-type="float">
            <text:p>14.56</text:p>
          </table:table-cell>
          <table:table-cell table:formula="of:=2*PI()*[.$O4]/60*[.$T4]/[.AB5]" office:value-type="float" office:value="1876.64835365854" calcext:value-type="float">
            <text:p>1876.65</text:p>
          </table:table-cell>
          <table:table-cell table:formula="of:=2*PI()*[.$O4]/60*[.$B$18]/[.$B$19]/[.$B$25]" office:value-type="float" office:value="17.2283666223734" calcext:value-type="float">
            <text:p>17.23</text:p>
          </table:table-cell>
          <table:table-cell table:formula="of:=2*PI()*[.$O4]/60*[.$T4]/[.AD5]" office:value-type="float" office:value="1586.445" calcext:value-type="float">
            <text:p>1586.4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199" calcext:value-type="float">
            <text:p>199</text:p>
          </table:table-cell>
          <table:table-cell table:style-name="ce6" table:formula="of:=2*PI()*[.A6]/60*[.B6]/1000" office:value-type="float" office:value="62.5176938064369" calcext:value-type="float">
            <text:p>63</text:p>
          </table:table-cell>
          <table:table-cell table:style-name="ce6" table:formula="of:=[.$I$26]*[.$I$21]*[.$A6]/60/2" office:value-type="float" office:value="178.633759151202" calcext:value-type="float">
            <text:p>179</text:p>
          </table:table-cell>
          <table:table-cell table:style-name="ce19" table:formula="of:=[.C6]/[.D6]" office:value-type="float" office:value="0.349976925433896" calcext:value-type="float">
            <text:p>0.35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0.633364969181821" calcext:value-type="float">
            <text:p>0.63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350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196" calcext:value-type="float">
            <text:p>196</text:p>
          </table:table-cell>
          <table:table-cell table:style-name="ce26" office:value-type="float" office:value="39" calcext:value-type="float">
            <text:p>39</text:p>
          </table:table-cell>
          <table:table-cell table:style-name="ce36" table:formula="of:=[.P6]+[.Q6]" office:value-type="float" office:value="235" calcext:value-type="float">
            <text:p>235</text:p>
          </table:table-cell>
          <table:table-cell table:style-name="ce16"/>
          <table:table-cell table:formula="of:=[.R6]*[.$W$12]*[.$W$10]-[.Q6]" office:value-type="float" office:value="196" calcext:value-type="float">
            <text:p>196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5.8288634513683" calcext:value-type="float">
            <text:p>15.83</text:p>
          </table:table-cell>
          <table:table-cell table:formula="of:=2*PI()*[.O5]/60*[.T5]/[.Z6]" office:value-type="float" office:value="2461.05786585366" calcext:value-type="float">
            <text:p>2461.06</text:p>
          </table:table-cell>
          <table:table-cell table:formula="of:=2*PI()*[.$O5]/60*[.$B$18]/[.$B$19]/[.$B$24]" office:value-type="float" office:value="19.4189149558023" calcext:value-type="float">
            <text:p>19.42</text:p>
          </table:table-cell>
          <table:table-cell table:formula="of:=2*PI()*[.$O5]/60*[.$T5]/[.AB6]" office:value-type="float" office:value="2006.07237804878" calcext:value-type="float">
            <text:p>2006.07</text:p>
          </table:table-cell>
          <table:table-cell table:formula="of:=2*PI()*[.$O5]/60*[.$B$18]/[.$B$19]/[.$B$25]" office:value-type="float" office:value="22.9711554964979" calcext:value-type="float">
            <text:p>22.97</text:p>
          </table:table-cell>
          <table:table-cell table:formula="of:=2*PI()*[.$O5]/60*[.$T5]/[.AD6]" office:value-type="float" office:value="1695.855" calcext:value-type="float">
            <text:p>1695.86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4" office:value-type="float" office:value="200" calcext:value-type="float">
            <text:p>200</text:p>
          </table:table-cell>
          <table:table-cell table:style-name="ce24" table:formula="of:=2*PI()*[.A7]/60*[.B7]/1000" office:value-type="float" office:value="73.3038285837618" calcext:value-type="float">
            <text:p>73</text:p>
          </table:table-cell>
          <table:table-cell table:style-name="ce6" table:formula="of:=[.$I$26]*[.$I$21]*[.$A7]/60/2" office:value-type="float" office:value="208.406052343069" calcext:value-type="float">
            <text:p>208</text:p>
          </table:table-cell>
          <table:table-cell table:style-name="ce28" table:formula="of:=[.C7]/[.D7]" office:value-type="float" office:value="0.351735603451152" calcext:value-type="float">
            <text:p>0.35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199" calcext:value-type="float">
            <text:p>199</text:p>
          </table:table-cell>
          <table:table-cell table:style-name="ce26" office:value-type="float" office:value="45" calcext:value-type="float">
            <text:p>45</text:p>
          </table:table-cell>
          <table:table-cell table:style-name="ce36" table:formula="of:=[.P7]+[.Q7]" office:value-type="float" office:value="244" calcext:value-type="float">
            <text:p>244</text:p>
          </table:table-cell>
          <table:table-cell table:style-name="ce16"/>
          <table:table-cell table:formula="of:=[.R7]*[.$W$12]*[.$W$10]-[.Q7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19.7860793142104" calcext:value-type="float">
            <text:p>19.79</text:p>
          </table:table-cell>
          <table:table-cell table:formula="of:=2*PI()*[.O6]/60*[.T6]/[.Z7]" office:value-type="float" office:value="2593.37280487805" calcext:value-type="float">
            <text:p>2593.37</text:p>
          </table:table-cell>
          <table:table-cell table:formula="of:=2*PI()*[.$O6]/60*[.$B$18]/[.$B$19]/[.$B$24]" office:value-type="float" office:value="24.2736436947529" calcext:value-type="float">
            <text:p>24.27</text:p>
          </table:table-cell>
          <table:table-cell table:formula="of:=2*PI()*[.$O6]/60*[.$T6]/[.AB7]" office:value-type="float" office:value="2113.92573170732" calcext:value-type="float">
            <text:p>2113.93</text:p>
          </table:table-cell>
          <table:table-cell table:formula="of:=2*PI()*[.$O6]/60*[.$B$18]/[.$B$19]/[.$B$25]" office:value-type="float" office:value="28.7139443706224" calcext:value-type="float">
            <text:p>28.71</text:p>
          </table:table-cell>
          <table:table-cell table:formula="of:=2*PI()*[.$O6]/60*[.$T6]/[.AD7]" office:value-type="float" office:value="1787.03" calcext:value-type="float">
            <text:p>1787.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table:formula="of:=2*PI()*[.A8]/60*[.B8]/1000" office:value-type="float" office:value="83.3569250752492" calcext:value-type="float">
            <text:p>83</text:p>
          </table:table-cell>
          <table:table-cell table:style-name="ce24" table:formula="of:=[.$I$26]*[.$I$21]*[.$A8]/60/2" office:value-type="float" office:value="238.178345534936" calcext:value-type="float">
            <text:p>238</text:p>
          </table:table-cell>
          <table:table-cell table:style-name="ce47" table:formula="of:=[.C8]/[.D8]" office:value-type="float" office:value="0.34997692543389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0.95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200" calcext:value-type="float">
            <text:p>200</text:p>
          </table:table-cell>
          <table:table-cell table:style-name="ce26" office:value-type="float" office:value="52" calcext:value-type="float">
            <text:p>52</text:p>
          </table:table-cell>
          <table:table-cell table:style-name="ce36" table:formula="of:=[.P8]+[.Q8]" office:value-type="float" office:value="252" calcext:value-type="float">
            <text:p>252</text:p>
          </table:table-cell>
          <table:table-cell table:style-name="ce16"/>
          <table:table-cell table:formula="of:=[.R8]*[.$W$12]*[.$W$10]-[.Q8]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3.7432951770524" calcext:value-type="float">
            <text:p>23.74</text:p>
          </table:table-cell>
          <table:table-cell table:formula="of:=2*PI()*[.O7]/60*[.T7]/[.Z8]" office:value-type="float" office:value="2633.06728658537" calcext:value-type="float">
            <text:p>2633.07</text:p>
          </table:table-cell>
          <table:table-cell table:formula="of:=2*PI()*[.$O7]/60*[.$B$18]/[.$B$19]/[.$B$24]" office:value-type="float" office:value="29.1283724337035" calcext:value-type="float">
            <text:p>29.13</text:p>
          </table:table-cell>
          <table:table-cell table:formula="of:=2*PI()*[.$O7]/60*[.$T7]/[.AB8]" office:value-type="float" office:value="2146.28173780488" calcext:value-type="float">
            <text:p>2146.28</text:p>
          </table:table-cell>
          <table:table-cell table:formula="of:=2*PI()*[.$O7]/60*[.$B$18]/[.$B$19]/[.$B$25]" office:value-type="float" office:value="34.4567332447468" calcext:value-type="float">
            <text:p>34.46</text:p>
          </table:table-cell>
          <table:table-cell table:formula="of:=2*PI()*[.$O7]/60*[.$T7]/[.AD8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6" office:value-type="float" office:value="197" calcext:value-type="float">
            <text:p>197</text:p>
          </table:table-cell>
          <table:table-cell table:style-name="ce24" table:formula="of:=2*PI()*[.A9]/60*[.B9]/1000" office:value-type="float" office:value="92.8340629135784" calcext:value-type="float">
            <text:p>93</text:p>
          </table:table-cell>
          <table:table-cell table:style-name="ce24" table:formula="of:=[.$I$26]*[.$I$21]*[.$A9]/60/2" office:value-type="float" office:value="267.950638726803" calcext:value-type="float">
            <text:p>268</text:p>
          </table:table-cell>
          <table:table-cell table:style-name="ce47" table:formula="of:=[.C9]/[.D9]" office:value-type="float" office:value="0.346459569399385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199" calcext:value-type="float">
            <text:p>199</text:p>
          </table:table-cell>
          <table:table-cell table:style-name="ce26" office:value-type="float" office:value="60" calcext:value-type="float">
            <text:p>60</text:p>
          </table:table-cell>
          <table:table-cell table:style-name="ce36" table:formula="of:=[.P9]+[.Q9]" office:value-type="float" office:value="259" calcext:value-type="float">
            <text:p>259</text:p>
          </table:table-cell>
          <table:table-cell table:style-name="ce16"/>
          <table:table-cell table:formula="of:=[.R9]*[.$W$12]*[.$W$10]-[.Q9]" office:value-type="float" office:value="199" calcext:value-type="float">
            <text:p>199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27.7005110398945" calcext:value-type="float">
            <text:p>27.7</text:p>
          </table:table-cell>
          <table:table-cell table:formula="of:=2*PI()*[.O8]/60*[.T8]/[.Z9]" office:value-type="float" office:value="2646.2987804878" calcext:value-type="float">
            <text:p>2646.3</text:p>
          </table:table-cell>
          <table:table-cell table:formula="of:=2*PI()*[.$O8]/60*[.$B$18]/[.$B$19]/[.$B$24]" office:value-type="float" office:value="33.9831011726541" calcext:value-type="float">
            <text:p>33.98</text:p>
          </table:table-cell>
          <table:table-cell table:formula="of:=2*PI()*[.$O8]/60*[.$T8]/[.AB9]" office:value-type="float" office:value="2157.06707317073" calcext:value-type="float">
            <text:p>2157.07</text:p>
          </table:table-cell>
          <table:table-cell table:formula="of:=2*PI()*[.$O8]/60*[.$B$18]/[.$B$19]/[.$B$25]" office:value-type="float" office:value="40.1995221188713" calcext:value-type="float">
            <text:p>40.2</text:p>
          </table:table-cell>
          <table:table-cell table:formula="of:=2*PI()*[.$O8]/60*[.$T8]/[.AD9]" office:value-type="float" office:value="1823.5" calcext:value-type="float">
            <text:p>1823.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table:formula="of:=2*PI()*[.A10]/60*[.B10]/1000" office:value-type="float" office:value="102.101761241668" calcext:value-type="float">
            <text:p>102</text:p>
          </table:table-cell>
          <table:table-cell table:style-name="ce24" table:formula="of:=[.$I$26]*[.$I$21]*[.$A10]/60/2" office:value-type="float" office:value="297.72293191867" calcext:value-type="float">
            <text:p>298</text:p>
          </table:table-cell>
          <table:table-cell table:style-name="ce47" table:formula="of:=[.C10]/[.D10]" office:value-type="float" office:value="0.342942213364873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4*([.H11]/60)-346.6" office:value-type="float" office:value="220.066666666667" calcext:value-type="float">
            <text:p>220.1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572 mm, 1462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97" calcext:value-type="float">
            <text:p>197</text:p>
          </table:table-cell>
          <table:table-cell table:style-name="ce26" office:value-type="float" office:value="69" calcext:value-type="float">
            <text:p>69</text:p>
          </table:table-cell>
          <table:table-cell table:style-name="ce36" table:formula="of:=[.P10]+[.Q10]" office:value-type="float" office:value="266" calcext:value-type="float">
            <text:p>266</text:p>
          </table:table-cell>
          <table:table-cell table:style-name="ce16"/>
          <table:table-cell table:formula="of:=[.R10]*[.$W$12]*[.$W$10]-[.Q10]" office:value-type="float" office:value="197" calcext:value-type="float">
            <text:p>19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1.6577269027366" calcext:value-type="float">
            <text:p>31.66</text:p>
          </table:table-cell>
          <table:table-cell table:formula="of:=2*PI()*[.O9]/60*[.T9]/[.Z10]" office:value-type="float" office:value="2633.06728658537" calcext:value-type="float">
            <text:p>2633.07</text:p>
          </table:table-cell>
          <table:table-cell table:formula="of:=2*PI()*[.$O9]/60*[.$B$18]/[.$B$19]/[.$B$24]" office:value-type="float" office:value="38.8378299116047" calcext:value-type="float">
            <text:p>38.84</text:p>
          </table:table-cell>
          <table:table-cell table:formula="of:=2*PI()*[.$O9]/60*[.$T9]/[.AB10]" office:value-type="float" office:value="2146.28173780488" calcext:value-type="float">
            <text:p>2146.28</text:p>
          </table:table-cell>
          <table:table-cell table:formula="of:=2*PI()*[.$O9]/60*[.$B$18]/[.$B$19]/[.$B$25]" office:value-type="float" office:value="45.9423109929958" calcext:value-type="float">
            <text:p>45.94</text:p>
          </table:table-cell>
          <table:table-cell table:formula="of:=2*PI()*[.$O9]/60*[.$T9]/[.AD10]" office:value-type="float" office:value="1814.3825" calcext:value-type="float">
            <text:p>1814.38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187" calcext:value-type="float">
            <text:p>187</text:p>
          </table:table-cell>
          <table:table-cell table:style-name="ce24" table:formula="of:=2*PI()*[.A11]/60*[.B11]/1000" office:value-type="float" office:value="107.70426814057" calcext:value-type="float">
            <text:p>108</text:p>
          </table:table-cell>
          <table:table-cell table:style-name="ce24" table:formula="of:=[.$I$26]*[.$I$21]*[.$A11]/60/2" office:value-type="float" office:value="327.495225110537" calcext:value-type="float">
            <text:p>327</text:p>
          </table:table-cell>
          <table:table-cell table:style-name="ce47" table:formula="of:=[.C11]/[.D11]" office:value-type="float" office:value="0.328872789226827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195" calcext:value-type="float">
            <text:p>195</text:p>
          </table:table-cell>
          <table:table-cell table:style-name="ce26" office:value-type="float" office:value="79" calcext:value-type="float">
            <text:p>79</text:p>
          </table:table-cell>
          <table:table-cell table:style-name="ce36" table:formula="of:=[.P11]+[.Q11]" office:value-type="float" office:value="274" calcext:value-type="float">
            <text:p>274</text:p>
          </table:table-cell>
          <table:table-cell table:style-name="ce16"/>
          <table:table-cell table:formula="of:=[.R11]*[.$W$12]*[.$W$10]-[.Q11]" office:value-type="float" office:value="195" calcext:value-type="float">
            <text:p>195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35.6149427655787" calcext:value-type="float">
            <text:p>35.61</text:p>
          </table:table-cell>
          <table:table-cell table:formula="of:=2*PI()*[.O10]/60*[.T10]/[.Z11]" office:value-type="float" office:value="2606.60429878049" calcext:value-type="float">
            <text:p>2606.6</text:p>
          </table:table-cell>
          <table:table-cell table:formula="of:=2*PI()*[.$O10]/60*[.$B$18]/[.$B$19]/[.$B$24]" office:value-type="float" office:value="43.6925586505553" calcext:value-type="float">
            <text:p>43.69</text:p>
          </table:table-cell>
          <table:table-cell table:formula="of:=2*PI()*[.$O10]/60*[.$T10]/[.AB11]" office:value-type="float" office:value="2124.71106707317" calcext:value-type="float">
            <text:p>2124.71</text:p>
          </table:table-cell>
          <table:table-cell table:formula="of:=2*PI()*[.$O10]/60*[.$B$18]/[.$B$19]/[.$B$25]" office:value-type="float" office:value="51.6850998671203" calcext:value-type="float">
            <text:p>51.69</text:p>
          </table:table-cell>
          <table:table-cell table:formula="of:=2*PI()*[.$O10]/60*[.$T10]/[.AD11]" office:value-type="float" office:value="1796.1475" calcext:value-type="float">
            <text:p>1796.1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175" calcext:value-type="float">
            <text:p>175</text:p>
          </table:table-cell>
          <table:table-cell table:style-name="ce8" table:formula="of:=2*PI()*[.A12]/60*[.B12]/1000" office:value-type="float" office:value="109.955742875643" calcext:value-type="float">
            <text:p>110</text:p>
          </table:table-cell>
          <table:table-cell table:style-name="ce6" table:formula="of:=[.$I$26]*[.$I$21]*[.$A12]/60/2" office:value-type="float" office:value="357.267518302404" calcext:value-type="float">
            <text:p>357</text:p>
          </table:table-cell>
          <table:table-cell table:style-name="ce19" table:formula="of:=[.C12]/[.D12]" office:value-type="float" office:value="0.307768653019758" calcext:value-type="float">
            <text:p>0.31</text:p>
          </table:table-cell>
          <table:table-cell table:number-columns-repeated="9"/>
          <table:table-cell office:value-type="float" office:value="5500" calcext:value-type="float">
            <text:p>5500</text:p>
          </table:table-cell>
          <table:table-cell table:formula="of:=[.B11]" office:value-type="float" office:value="187" calcext:value-type="float">
            <text:p>187</text:p>
          </table:table-cell>
          <table:table-cell table:style-name="ce26" office:value-type="float" office:value="91" calcext:value-type="float">
            <text:p>91</text:p>
          </table:table-cell>
          <table:table-cell table:style-name="ce36" table:formula="of:=[.P12]+[.Q12]" office:value-type="float" office:value="278" calcext:value-type="float">
            <text:p>278</text:p>
          </table:table-cell>
          <table:table-cell table:style-name="ce16"/>
          <table:table-cell table:formula="of:=[.R12]*[.$W$12]*[.$W$10]-[.Q12]" office:value-type="float" office:value="187" calcext:value-type="float">
            <text:p>187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39.5721586284207" calcext:value-type="float">
            <text:p>39.57</text:p>
          </table:table-cell>
          <table:table-cell table:formula="of:=2*PI()*[.O11]/60*[.T11]/[.Z12]" office:value-type="float" office:value="2580.14131097561" calcext:value-type="float">
            <text:p>2580.14</text:p>
          </table:table-cell>
          <table:table-cell table:formula="of:=2*PI()*[.$O11]/60*[.$B$18]/[.$B$19]/[.$B$24]" office:value-type="float" office:value="48.5472873895059" calcext:value-type="float">
            <text:p>48.55</text:p>
          </table:table-cell>
          <table:table-cell table:formula="of:=2*PI()*[.$O11]/60*[.$T11]/[.AB12]" office:value-type="float" office:value="2103.14039634146" calcext:value-type="float">
            <text:p>2103.14</text:p>
          </table:table-cell>
          <table:table-cell table:formula="of:=2*PI()*[.$O11]/60*[.$B$18]/[.$B$19]/[.$B$25]" office:value-type="float" office:value="57.4278887412447" calcext:value-type="float">
            <text:p>57.43</text:p>
          </table:table-cell>
          <table:table-cell table:formula="of:=2*PI()*[.$O11]/60*[.$T11]/[.AD12]" office:value-type="float" office:value="1777.9125" calcext:value-type="float">
            <text:p>1777.91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160" calcext:value-type="float">
            <text:p>160</text:p>
          </table:table-cell>
          <table:table-cell table:style-name="ce24" table:formula="of:=2*PI()*[.A13]/60*[.B13]/1000" office:value-type="float" office:value="108.908545324446" calcext:value-type="float">
            <text:p>109</text:p>
          </table:table-cell>
          <table:table-cell table:style-name="ce6" table:formula="of:=[.$I$26]*[.$I$21]*[.$A13]/60/2" office:value-type="float" office:value="387.039811494272" calcext:value-type="float">
            <text:p>387</text:p>
          </table:table-cell>
          <table:table-cell table:style-name="ce19" table:formula="of:=[.C13]/[.D13]" office:value-type="float" office:value="0.281388482760922" calcext:value-type="float">
            <text:p>0.28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175" calcext:value-type="float">
            <text:p>175</text:p>
          </table:table-cell>
          <table:table-cell table:style-name="ce26" office:value-type="float" office:value="105" calcext:value-type="float">
            <text:p>105</text:p>
          </table:table-cell>
          <table:table-cell table:style-name="ce36" table:formula="of:=[.P13]+[.Q13]" office:value-type="float" office:value="280" calcext:value-type="float">
            <text:p>280</text:p>
          </table:table-cell>
          <table:table-cell table:style-name="ce16"/>
          <table:table-cell table:formula="of:=[.R13]*[.$W$12]*[.$W$10]-[.Q13]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43.5293744912628" calcext:value-type="float">
            <text:p>43.53</text:p>
          </table:table-cell>
          <table:table-cell table:formula="of:=2*PI()*[.O12]/60*[.T12]/[.Z13]" office:value-type="float" office:value="2474.2893597561" calcext:value-type="float">
            <text:p>2474.29</text:p>
          </table:table-cell>
          <table:table-cell table:formula="of:=2*PI()*[.$O12]/60*[.$B$18]/[.$B$19]/[.$B$24]" office:value-type="float" office:value="53.4020161284564" calcext:value-type="float">
            <text:p>53.4</text:p>
          </table:table-cell>
          <table:table-cell table:formula="of:=2*PI()*[.$O12]/60*[.$T12]/[.AB13]" office:value-type="float" office:value="2016.85771341463" calcext:value-type="float">
            <text:p>2016.86</text:p>
          </table:table-cell>
          <table:table-cell table:formula="of:=2*PI()*[.$O12]/60*[.$B$18]/[.$B$19]/[.$B$25]" office:value-type="float" office:value="63.1706776153692" calcext:value-type="float">
            <text:p>63.17</text:p>
          </table:table-cell>
          <table:table-cell table:formula="of:=2*PI()*[.$O12]/60*[.$T12]/[.AD13]" office:value-type="float" office:value="1704.9725" calcext:value-type="float">
            <text:p>1704.97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160" calcext:value-type="float">
            <text:p>160</text:p>
          </table:table-cell>
          <table:table-cell table:style-name="ce26" office:value-type="float" office:value="122" calcext:value-type="float">
            <text:p>122</text:p>
          </table:table-cell>
          <table:table-cell table:style-name="ce36" table:formula="of:=[.P14]+[.Q14]" office:value-type="float" office:value="282" calcext:value-type="float">
            <text:p>282</text:p>
          </table:table-cell>
          <table:table-cell table:style-name="ce16"/>
          <table:table-cell table:formula="of:=[.R14]*[.$W$12]*[.$W$10]-[.Q14]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47.4865903541049" calcext:value-type="float">
            <text:p>47.49</text:p>
          </table:table-cell>
          <table:table-cell table:formula="of:=2*PI()*[.O13]/60*[.T13]/[.Z14]" office:value-type="float" office:value="2315.51143292683" calcext:value-type="float">
            <text:p>2315.51</text:p>
          </table:table-cell>
          <table:table-cell table:formula="of:=2*PI()*[.$O13]/60*[.$B$18]/[.$B$19]/[.$B$24]" office:value-type="float" office:value="58.256744867407" calcext:value-type="float">
            <text:p>58.26</text:p>
          </table:table-cell>
          <table:table-cell table:formula="of:=2*PI()*[.$O13]/60*[.$T13]/[.AB14]" office:value-type="float" office:value="1887.43368902439" calcext:value-type="float">
            <text:p>1887.43</text:p>
          </table:table-cell>
          <table:table-cell table:formula="of:=2*PI()*[.$O13]/60*[.$B$18]/[.$B$19]/[.$B$25]" office:value-type="float" office:value="68.9134664894937" calcext:value-type="float">
            <text:p>68.91</text:p>
          </table:table-cell>
          <table:table-cell table:formula="of:=2*PI()*[.$O13]/60*[.$T13]/[.AD14]" office:value-type="float" office:value="1595.5625" calcext:value-type="float">
            <text:p>1595.56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135" calcext:value-type="float">
            <text:p>135</text:p>
          </table:table-cell>
          <table:table-cell table:style-name="ce26" office:value-type="float" office:value="142" calcext:value-type="float">
            <text:p>142</text:p>
          </table:table-cell>
          <table:table-cell table:style-name="ce36" table:formula="of:=[.P15]+[.Q15]" office:value-type="float" office:value="277" calcext:value-type="float">
            <text:p>277</text:p>
          </table:table-cell>
          <table:table-cell table:style-name="ce16"/>
          <table:table-cell table:formula="of:=[.R15]*[.$W$12]*[.$W$10]-[.Q15]"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51.443806216947" calcext:value-type="float">
            <text:p>51.44</text:p>
          </table:table-cell>
          <table:table-cell table:formula="of:=2*PI()*[.O14]/60*[.T14]/[.Z15]" office:value-type="float" office:value="2117.03902439024" calcext:value-type="float">
            <text:p>2117.04</text:p>
          </table:table-cell>
          <table:table-cell table:formula="of:=2*PI()*[.$O14]/60*[.$B$18]/[.$B$19]/[.$B$24]" office:value-type="float" office:value="63.1114736063576" calcext:value-type="float">
            <text:p>63.11</text:p>
          </table:table-cell>
          <table:table-cell table:formula="of:=2*PI()*[.$O14]/60*[.$T14]/[.AB15]" office:value-type="float" office:value="1725.65365853659" calcext:value-type="float">
            <text:p>1725.65</text:p>
          </table:table-cell>
          <table:table-cell table:formula="of:=2*PI()*[.$O14]/60*[.$B$18]/[.$B$19]/[.$B$25]" office:value-type="float" office:value="74.6562553636182" calcext:value-type="float">
            <text:p>74.66</text:p>
          </table:table-cell>
          <table:table-cell table:formula="of:=2*PI()*[.$O14]/60*[.$T14]/[.AD15]" office:value-type="float" office:value="1458.8" calcext:value-type="float">
            <text:p>1458.8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100" calcext:value-type="float">
            <text:p>100</text:p>
          </table:table-cell>
          <table:table-cell table:style-name="ce26" office:value-type="float" office:value="165" calcext:value-type="float">
            <text:p>165</text:p>
          </table:table-cell>
          <table:table-cell table:style-name="ce36" table:formula="of:=[.P16]+[.Q16]" office:value-type="float" office:value="265" calcext:value-type="float">
            <text:p>265</text:p>
          </table:table-cell>
          <table:table-cell table:style-name="ce16"/>
          <table:table-cell table:formula="of:=[.R16]*[.$W$12]*[.$W$10]-[.Q16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55.401022079789" calcext:value-type="float">
            <text:p>55.4</text:p>
          </table:table-cell>
          <table:table-cell table:formula="of:=2*PI()*[.O15]/60*[.T15]/[.Z16]" office:value-type="float" office:value="1786.25167682927" calcext:value-type="float">
            <text:p>1786.25</text:p>
          </table:table-cell>
          <table:table-cell table:formula="of:=2*PI()*[.$O15]/60*[.$B$18]/[.$B$19]/[.$B$24]" office:value-type="float" office:value="67.9662023453082" calcext:value-type="float">
            <text:p>67.97</text:p>
          </table:table-cell>
          <table:table-cell table:formula="of:=2*PI()*[.$O15]/60*[.$T15]/[.AB16]" office:value-type="float" office:value="1456.02027439024" calcext:value-type="float">
            <text:p>1456.02</text:p>
          </table:table-cell>
          <table:table-cell table:formula="of:=2*PI()*[.$O15]/60*[.$B$18]/[.$B$19]/[.$B$25]" office:value-type="float" office:value="80.3990442377426" calcext:value-type="float">
            <text:p>80.4</text:p>
          </table:table-cell>
          <table:table-cell table:formula="of:=2*PI()*[.$O15]/60*[.$T15]/[.AD16]" office:value-type="float" office:value="1230.8625" calcext:value-type="float">
            <text:p>1230.86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table:style-name="ce36" table:formula="of:=[.P17]+[.Q17]" office:value-type="float" office:value="246" calcext:value-type="float">
            <text:p>246</text:p>
          </table:table-cell>
          <table:table-cell table:style-name="ce16"/>
          <table:table-cell table:formula="of:=[.R17]*[.$W$12]*[.$W$10]-[.Q17]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59.3582379426311" calcext:value-type="float">
            <text:p>59.36</text:p>
          </table:table-cell>
          <table:table-cell table:formula="of:=2*PI()*[.O16]/60*[.T16]/[.Z17]" office:value-type="float" office:value="1323.1493902439" calcext:value-type="float">
            <text:p>1323.15</text:p>
          </table:table-cell>
          <table:table-cell table:formula="of:=2*PI()*[.$O16]/60*[.$B$18]/[.$B$19]/[.$B$24]" office:value-type="float" office:value="72.8209310842588" calcext:value-type="float">
            <text:p>72.82</text:p>
          </table:table-cell>
          <table:table-cell table:formula="of:=2*PI()*[.$O16]/60*[.$T16]/[.AB17]" office:value-type="float" office:value="1078.53353658537" calcext:value-type="float">
            <text:p>1078.53</text:p>
          </table:table-cell>
          <table:table-cell table:formula="of:=2*PI()*[.$O16]/60*[.$B$18]/[.$B$19]/[.$B$25]" office:value-type="float" office:value="86.1418331118671" calcext:value-type="float">
            <text:p>86.14</text:p>
          </table:table-cell>
          <table:table-cell table:formula="of:=2*PI()*[.$O16]/60*[.$T16]/[.AD17]" office:value-type="float" office:value="911.75" calcext:value-type="float">
            <text:p>911.75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28" calcext:value-type="float">
            <text:p>0.328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36" table:formula="of:=[.P18]+[.Q18]" office:value-type="float" office:value="220" calcext:value-type="float">
            <text:p>220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63.3154538054732" calcext:value-type="float">
            <text:p>63.32</text:p>
          </table:table-cell>
          <table:table-cell table:formula="of:=2*PI()*[.O17]/60*[.T17]/[.Z18]" office:value-type="float" office:value="727.732164634146" calcext:value-type="float">
            <text:p>727.73</text:p>
          </table:table-cell>
          <table:table-cell table:formula="of:=2*PI()*[.$O17]/60*[.$B$18]/[.$B$19]/[.$B$24]" office:value-type="float" office:value="77.6756598232094" calcext:value-type="float">
            <text:p>77.68</text:p>
          </table:table-cell>
          <table:table-cell table:formula="of:=2*PI()*[.$O17]/60*[.$T17]/[.AB18]" office:value-type="float" office:value="593.193445121951" calcext:value-type="float">
            <text:p>593.19</text:p>
          </table:table-cell>
          <table:table-cell table:formula="of:=2*PI()*[.$O17]/60*[.$B$18]/[.$B$19]/[.$B$25]" office:value-type="float" office:value="91.8846219859916" calcext:value-type="float">
            <text:p>91.88</text:p>
          </table:table-cell>
          <table:table-cell table:formula="of:=2*PI()*[.$O17]/60*[.$T17]/[.AD18]" office:value-type="float" office:value="501.4625" calcext:value-type="float">
            <text:p>501.46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647" calcext:value-type="float">
            <text:p>3.64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1.984" calcext:value-type="float">
            <text:p>1.984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67.2726696683152" calcext:value-type="float">
            <text:p>67.27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82.5303885621599" calcext:value-type="float">
            <text:p>82.53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97.627410860116" calcext:value-type="float">
            <text:p>97.63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3.78" calcext:value-type="float">
            <text:p>3.780</text:p>
          </table:table-cell>
          <table:table-cell/>
          <table:table-cell table:formula="of:=2*PI()*[.$B$17]/60*[.$B$18]/[.$B$19]/[.$B20]*3.6" office:value-type="float" office:value="53.8181357346522" calcext:value-type="float">
            <text:p>53.8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2.37928398060013" calcext:value-type="float">
            <text:p>2.38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2.27" calcext:value-type="float">
            <text:p>2.270</text:p>
          </table:table-cell>
          <table:table-cell/>
          <table:table-cell table:formula="of:=2*PI()*[.$B$17]/60*[.$B$18]/[.$B$19]/[.$B21]*3.6" office:value-type="float" office:value="89.6178647916235" calcext:value-type="float">
            <text:p>89.62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96197949192445" calcext:value-type="float">
            <text:p>3.96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52" calcext:value-type="float">
            <text:p>1.520</text:p>
          </table:table-cell>
          <table:table-cell/>
          <table:table-cell table:formula="of:=2*PI()*[.$B$17]/60*[.$B$18]/[.$B$19]/[.$B22]*3.6" office:value-type="float" office:value="133.837205971701" calcext:value-type="float">
            <text:p>133.84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91690358333454" calcext:value-type="float">
            <text:p>5.92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.19" calcext:value-type="float">
            <text:p>1.190</text:p>
          </table:table-cell>
          <table:table-cell/>
          <table:table-cell table:formula="of:=2*PI()*[.$B$17]/60*[.$B$18]/[.$B$19]/[.$B23]*3.6" office:value-type="float" office:value="170.951725274778" calcext:value-type="float">
            <text:p>170.9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7.55772558543571" calcext:value-type="float">
            <text:p>7.56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97" calcext:value-type="float">
            <text:p>0.970</text:p>
          </table:table-cell>
          <table:table-cell/>
          <table:table-cell table:formula="of:=2*PI()*[.$B$17]/60*[.$B$18]/[.$B$19]/[.$B24]*3.6" office:value-type="float" office:value="209.724281522665" calcext:value-type="float">
            <text:p>209.72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27184891409123" calcext:value-type="float">
            <text:p>9.27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82" calcext:value-type="float">
            <text:p>0.820</text:p>
          </table:table-cell>
          <table:table-cell/>
          <table:table-cell table:formula="of:=2*PI()*[.$B$17]/60*[.$B$18]/[.$B$19]/[.$B25]*3.6" office:value-type="float" office:value="248.088479362177" calcext:value-type="float">
            <text:p>248.09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0.9679188374006" calcext:value-type="float">
            <text:p>10.97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3.6" calcext:value-type="float">
            <text:p>3.6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153994619957933" calcext:value-type="float">
            <text:p>0.15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350" calcext:value-type="float">
            <text:p>3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20" table:formula="of:=[.$AB$21]+[.$W$10]*[.$AB$22]*[.AD28]^2" office:value-type="float" office:value="358.32" calcext:value-type="float">
            <text:p>358.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8" calcext:value-type="float">
            <text:p>8</text:p>
          </table:table-cell>
          <table:table-cell table:style-name="ce20" table:formula="of:=[.$AB$21]+[.$W$10]*[.$AB$22]*[.AD29]^2" office:value-type="float" office:value="383.28" calcext:value-type="float">
            <text:p>383.3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2" calcext:value-type="float">
            <text:p>12</text:p>
          </table:table-cell>
          <table:table-cell table:style-name="ce20" table:formula="of:=[.$AB$21]+[.$W$10]*[.$AB$22]*[.AD30]^2" office:value-type="float" office:value="424.88" calcext:value-type="float">
            <text:p>424.9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16" calcext:value-type="float">
            <text:p>16</text:p>
          </table:table-cell>
          <table:table-cell table:style-name="ce20" table:formula="of:=[.$AB$21]+[.$W$10]*[.$AB$22]*[.AD31]^2" office:value-type="float" office:value="483.12" calcext:value-type="float">
            <text:p>483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2]^2" office:value-type="float" office:value="558" calcext:value-type="float">
            <text:p>55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4" calcext:value-type="float">
            <text:p>24</text:p>
          </table:table-cell>
          <table:table-cell table:style-name="ce20" table:formula="of:=[.$AB$21]+[.$W$10]*[.$AB$22]*[.AD33]^2" office:value-type="float" office:value="649.52" calcext:value-type="float">
            <text:p>649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8" calcext:value-type="float">
            <text:p>28</text:p>
          </table:table-cell>
          <table:table-cell table:style-name="ce20" table:formula="of:=[.$AB$21]+[.$W$10]*[.$AB$22]*[.AD34]^2" office:value-type="float" office:value="757.68" calcext:value-type="float">
            <text:p>757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2" calcext:value-type="float">
            <text:p>32</text:p>
          </table:table-cell>
          <table:table-cell table:style-name="ce20" table:formula="of:=[.$AB$21]+[.$W$10]*[.$AB$22]*[.AD35]^2" office:value-type="float" office:value="882.48" calcext:value-type="float">
            <text:p>882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6" calcext:value-type="float">
            <text:p>36</text:p>
          </table:table-cell>
          <table:table-cell table:style-name="ce20" table:formula="of:=[.$AB$21]+[.$W$10]*[.$AB$22]*[.AD36]^2" office:value-type="float" office:value="1023.92" calcext:value-type="float">
            <text:p>1023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7]^2" office:value-type="float" office:value="1182" calcext:value-type="float">
            <text:p>11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4" calcext:value-type="float">
            <text:p>44</text:p>
          </table:table-cell>
          <table:table-cell table:style-name="ce20" table:formula="of:=[.$AB$21]+[.$W$10]*[.$AB$22]*[.AD38]^2" office:value-type="float" office:value="1356.72" calcext:value-type="float">
            <text:p>1356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style-name="ce20" table:formula="of:=[.$AB$21]+[.$W$10]*[.$AB$22]*[.AD39]^2" office:value-type="float" office:value="1548.08" calcext:value-type="float">
            <text:p>1548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style-name="ce20" table:formula="of:=[.$AB$21]+[.$W$10]*[.$AB$22]*[.AD40]^2" office:value-type="float" office:value="1756.08" calcext:value-type="float">
            <text:p>1756.1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style-name="ce20" table:formula="of:=[.$AB$21]+[.$W$10]*[.$AB$22]*[.AD41]^2" office:value-type="float" office:value="1980.72" calcext:value-type="float">
            <text:p>1980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42]^2" office:value-type="float" office:value="2222" calcext:value-type="float">
            <text:p>22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style-name="ce20" table:formula="of:=[.$AB$21]+[.$W$10]*[.$AB$22]*[.AD43]^2" office:value-type="float" office:value="2479.92" calcext:value-type="float">
            <text:p>2479.9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8" calcext:value-type="float">
            <text:p>68</text:p>
          </table:table-cell>
          <table:table-cell table:style-name="ce20" table:formula="of:=[.$AB$21]+[.$W$10]*[.$AB$22]*[.AD44]^2" office:value-type="float" office:value="2754.48" calcext:value-type="float">
            <text:p>2754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2" calcext:value-type="float">
            <text:p>72</text:p>
          </table:table-cell>
          <table:table-cell table:style-name="ce20" table:formula="of:=[.$AB$21]+[.$W$10]*[.$AB$22]*[.AD45]^2" office:value-type="float" office:value="3045.68" calcext:value-type="float">
            <text:p>3045.7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6" calcext:value-type="float">
            <text:p>76</text:p>
          </table:table-cell>
          <table:table-cell table:style-name="ce20" table:formula="of:=[.$AB$21]+[.$W$10]*[.$AB$22]*[.AD46]^2" office:value-type="float" office:value="3353.52" calcext:value-type="float">
            <text:p>3353.5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7]^2" office:value-type="float" office:value="3678" calcext:value-type="float">
            <text:p>3678.0</text:p>
          </table:table-cell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amaro" table:style-name="ta1">
        <office:forms form:automatic-focus="false" form:apply-design-mode="false"/>
        <table:shapes>
          <draw:frame draw:z-index="0" draw:style-name="gr2" draw:text-style-name="P3" svg:width="237.26mm" svg:height="180.36mm" svg:x="310.46mm" svg:y="81.27mm">
            <draw:object draw:notify-on-update-of-ranges="Camaro.O2:Camaro.O18 Camaro.T2:Camaro.T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3" svg:width="272.35mm" svg:height="201.01mm" svg:x="725.63mm" svg:y="3.46mm">
            <draw:object draw:notify-on-update-of-ranges="Camaro.AD27:Camaro.AD47 Camaro.AF27:Camaro.AF27 Camaro.AE27:Camaro.AE47 Camaro.Z3:Camaro.Z19 Camaro.AF28:Camaro.AF28 Camaro.AA3:Camaro.AA19 Camaro.AB3:Camaro.AB19 Camaro.AF29:Camaro.AF29 Camaro.AC3:Camaro.AC19 Camaro.AD3:Camaro.AD19 Camaro.AF30:Camaro.AF30 Camaro.AE3:Camaro.AE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/>
          <table:table-cell table:style-name="ce22" office:value-type="string" calcext:value-type="string">
            <text:p>ztrátové T při volnoběhu – odhad</text:p>
          </table:table-cell>
          <table:table-cell table:style-name="ce11"/>
          <table:table-cell table:style-name="ce10"/>
          <table:table-cell/>
          <table:table-cell office:value-type="string" calcext:value-type="string">
            <text:p>P245/40 R20</text:p>
          </table:table-cell>
          <table:table-cell table:formula="of:=20*2.54/2+24.5*0.4" office:value-type="float" office:value="35.2" calcext:value-type="float">
            <text:p>35.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 max</text:p>
          </table:table-cell>
          <table:table-cell table:style-name="ce22" office:value-type="string" calcext:value-type="string">
            <text:p>T diss</text:p>
          </table:table-cell>
          <table:table-cell table:style-name="ce17" office:value-type="string" calcext:value-type="string">
            <text:p>T zdroj</text:p>
          </table:table-cell>
          <table:table-cell table:style-name="ce16"/>
          <table:table-cell table:style-name="ce22" office:value-type="string" calcext:value-type="string">
            <text:p>T model i s plynem</text:p>
          </table:table-cell>
          <table:table-cell table:style-name="ce16"/>
          <table:table-cell table:style-name="ce18"/>
          <table:table-cell table:number-columns-repeated="3"/>
          <table:table-cell table:style-name="ce2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3" calcext:value-type="float">
            <text:p>423</text:p>
          </table:table-cell>
          <table:table-cell table:style-name="ce6" table:formula="of:=2*PI()*[.A2]/60*[.B2]/1000" office:value-type="float" office:value="44.2964564156161" calcext:value-type="float">
            <text:p>44</text:p>
          </table:table-cell>
          <table:table-cell table:style-name="ce6" table:formula="of:=[.$I$26]*[.$I$21]*[.$A2]/60/2" office:value-type="float" office:value="184.936361540609" calcext:value-type="float">
            <text:p>185</text:p>
          </table:table-cell>
          <table:table-cell table:style-name="ce19" table:formula="of:=[.C2]/[.D2]" office:value-type="float" office:value="0.239522698762997" calcext:value-type="float">
            <text:p>0.2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P275/35 R20</text:p>
          </table:table-cell>
          <table:table-cell table:formula="of:=20*2.54/2+27.5*0.35" office:value-type="float" office:value="35.025" calcext:value-type="float">
            <text:p>35.03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00" calcext:value-type="float">
            <text:p>300</text:p>
          </table:table-cell>
          <table:table-cell table:style-name="ce24" office:value-type="float" office:value="75" calcext:value-type="float">
            <text:p>75</text:p>
          </table:table-cell>
          <table:table-cell table:style-name="ce36" table:formula="of:=[.P2]+[.Q2]" office:value-type="float" office:value="375" calcext:value-type="float">
            <text:p>375</text:p>
          </table:table-cell>
          <table:table-cell table:style-name="ce16"/>
          <table:table-cell table:formula="of:=[.R2]*[.$W$12]*[.$W$10]-[.Q2]"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6 [m/s]</text:p>
          </table:table-cell>
          <table:table-cell office:value-type="string" calcext:value-type="string">
            <text:p>F6 [N]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75" calcext:value-type="float">
            <text:p>475</text:p>
          </table:table-cell>
          <table:table-cell table:style-name="ce6" table:formula="of:=2*PI()*[.A3]/60*[.B3]/1000" office:value-type="float" office:value="74.6128255227576" calcext:value-type="float">
            <text:p>75</text:p>
          </table:table-cell>
          <table:table-cell table:style-name="ce6" table:formula="of:=[.$I$26]*[.$I$21]*[.$A3]/60/2" office:value-type="float" office:value="277.404542310914" calcext:value-type="float">
            <text:p>277</text:p>
          </table:table-cell>
          <table:table-cell table:style-name="ce19" table:formula="of:=[.C3]/[.D3]" office:value-type="float" office:value="0.268967569532916" calcext:value-type="float">
            <text:p>0.27</text:p>
          </table:table-cell>
          <table:table-cell/>
          <table:table-cell office:value-type="string" calcext:value-type="string">
            <text:p>T diss</text:p>
          </table:table-cell>
          <table:table-cell table:formula="of:=([.H2]-[.O2])/([.O3]-[.O2])*([.Q3]-[.Q2])+[.Q2]" office:value-type="float" office:value="79.5" calcext:value-type="float">
            <text:p>79.5</text:p>
          </table:table-cell>
          <table:table-cell office:value-type="string" calcext:value-type="string">
            <text:p>N*m</text:p>
          </table:table-cell>
          <table:table-cell table:number-columns-repeated="2"/>
          <table:table-cell table:style-name="ce3" office:value-type="string" calcext:value-type="string">
            <text:p><text:s/>&gt; avg 35.1</text:p>
          </table:table-cell>
          <table:table-cell table:number-columns-repeated="2"/>
          <table:table-cell table:style-name="ce26" office:value-type="float" office:value="1000" calcext:value-type="float">
            <text:p>1000</text:p>
          </table:table-cell>
          <table:table-cell table:formula="of:=[.B2]" office:value-type="float" office:value="423" calcext:value-type="float">
            <text:p>423</text:p>
          </table:table-cell>
          <table:table-cell table:style-name="ce24" office:value-type="float" office:value="84" calcext:value-type="float">
            <text:p>84</text:p>
          </table:table-cell>
          <table:table-cell table:style-name="ce36" table:formula="of:=[.P3]+[.Q3]" office:value-type="float" office:value="507" calcext:value-type="float">
            <text:p>507</text:p>
          </table:table-cell>
          <table:table-cell table:style-name="ce16"/>
          <table:table-cell table:formula="of:=[.R3]*[.$W$12]*[.$W$10]-[.Q3]" office:value-type="float" office:value="423" calcext:value-type="float">
            <text:p>423</text:p>
          </table:table-cell>
          <table:table-cell table:style-name="Default" table:number-columns-repeated="2"/>
          <table:table-cell table:number-columns-repeated="3"/>
          <table:table-cell table:formula="of:=2*PI()*[.$O2]/60*[.$B$18]/[.$B$19]/[.$B$23]" office:value-type="float" office:value="4.9271627408848" calcext:value-type="float">
            <text:p>4.93</text:p>
          </table:table-cell>
          <table:table-cell table:formula="of:=2*PI()*[.O2]/60*[.T2]/[.Z3]" office:value-type="float" office:value="3188.03418803419" calcext:value-type="float">
            <text:p>3188.03</text:p>
          </table:table-cell>
          <table:table-cell table:formula="of:=2*PI()*[.$O2]/60*[.$B$18]/[.$B$19]/[.$B$24]" office:value-type="float" office:value="6.6583280282227" calcext:value-type="float">
            <text:p>6.66</text:p>
          </table:table-cell>
          <table:table-cell table:formula="of:=2*PI()*[.$O2]/60*[.$T2]/[.AB3]" office:value-type="float" office:value="2359.1452991453" calcext:value-type="float">
            <text:p>2359.15</text:p>
          </table:table-cell>
          <table:table-cell table:formula="of:=2*PI()*[.$O2]/60*[.$B$18]/[.$B$19]/[.$B$25]" office:value-type="float" office:value="9.85432548176959" calcext:value-type="float">
            <text:p>9.85</text:p>
          </table:table-cell>
          <table:table-cell table:formula="of:=2*PI()*[.$O2]/60*[.$T2]/[.AD3]" office:value-type="float" office:value="1594.01709401709" calcext:value-type="float">
            <text:p>1594.0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1" calcext:value-type="float">
            <text:p>521</text:p>
          </table:table-cell>
          <table:table-cell table:style-name="ce6" table:formula="of:=2*PI()*[.A4]/60*[.B4]/1000" office:value-type="float" office:value="109.117984834685" calcext:value-type="float">
            <text:p>109</text:p>
          </table:table-cell>
          <table:table-cell table:style-name="ce6" table:formula="of:=[.$I$26]*[.$I$21]*[.$A4]/60/2" office:value-type="float" office:value="369.872723081219" calcext:value-type="float">
            <text:p>370</text:p>
          </table:table-cell>
          <table:table-cell table:style-name="ce19" table:formula="of:=[.C4]/[.D4]" office:value-type="float" office:value="0.295014955213998" calcext:value-type="float">
            <text:p>0.30</text:p>
          </table:table-cell>
          <table:table-cell/>
          <table:table-cell office:value-type="string" calcext:value-type="string">
            <text:p>P diss</text:p>
          </table:table-cell>
          <table:table-cell table:style-name="ce6" table:formula="of:=2*PI()*[.H3]*[.H2]/60" office:value-type="float" office:value="6243.91539900971" calcext:value-type="float">
            <text:p>624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ax 270 km/h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B3]" office:value-type="float" office:value="475" calcext:value-type="float">
            <text:p>475</text:p>
          </table:table-cell>
          <table:table-cell table:style-name="ce26" office:value-type="float" office:value="93" calcext:value-type="float">
            <text:p>93</text:p>
          </table:table-cell>
          <table:table-cell table:style-name="ce36" table:formula="of:=[.P4]+[.Q4]" office:value-type="float" office:value="568" calcext:value-type="float">
            <text:p>568</text:p>
          </table:table-cell>
          <table:table-cell table:style-name="ce16"/>
          <table:table-cell table:formula="of:=[.R4]*[.$W$12]*[.$W$10]-[.Q4]" office:value-type="float" office:value="475" calcext:value-type="float">
            <text:p>475</text:p>
          </table:table-cell>
          <table:table-cell table:style-name="Default" table:number-columns-repeated="2"/>
          <table:table-cell table:number-columns-repeated="3"/>
          <table:table-cell table:formula="of:=2*PI()*[.$O3]/60*[.$B$18]/[.$B$19]/[.$B$23]" office:value-type="float" office:value="9.85432548176959" calcext:value-type="float">
            <text:p>9.85</text:p>
          </table:table-cell>
          <table:table-cell table:formula="of:=2*PI()*[.O3]/60*[.T3]/[.Z4]" office:value-type="float" office:value="4495.1282051282" calcext:value-type="float">
            <text:p>4495.13</text:p>
          </table:table-cell>
          <table:table-cell table:formula="of:=2*PI()*[.$O3]/60*[.$B$18]/[.$B$19]/[.$B$24]" office:value-type="float" office:value="13.3166560564454" calcext:value-type="float">
            <text:p>13.32</text:p>
          </table:table-cell>
          <table:table-cell table:formula="of:=2*PI()*[.$O3]/60*[.$T3]/[.AB4]" office:value-type="float" office:value="3326.39487179487" calcext:value-type="float">
            <text:p>3326.39</text:p>
          </table:table-cell>
          <table:table-cell table:formula="of:=2*PI()*[.$O3]/60*[.$B$18]/[.$B$19]/[.$B$25]" office:value-type="float" office:value="19.7086509635392" calcext:value-type="float">
            <text:p>19.71</text:p>
          </table:table-cell>
          <table:table-cell table:formula="of:=2*PI()*[.$O3]/60*[.$T3]/[.AD4]" office:value-type="float" office:value="2247.5641025641" calcext:value-type="float">
            <text:p>2247.56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1" calcext:value-type="float">
            <text:p>561</text:p>
          </table:table-cell>
          <table:table-cell table:style-name="ce6" table:formula="of:=2*PI()*[.A5]/60*[.B5]/1000" office:value-type="float" office:value="146.869456555323" calcext:value-type="float">
            <text:p>147</text:p>
          </table:table-cell>
          <table:table-cell table:style-name="ce6" table:formula="of:=[.$I$26]*[.$I$21]*[.$A5]/60/2" office:value-type="float" office:value="462.340903851524" calcext:value-type="float">
            <text:p>462</text:p>
          </table:table-cell>
          <table:table-cell table:style-name="ce19" table:formula="of:=[.C5]/[.D5]" office:value-type="float" office:value="0.317664855806244" calcext:value-type="float">
            <text:p>0.32</text:p>
          </table:table-cell>
          <table:table-cell/>
          <table:table-cell office:value-type="string" calcext:value-type="string">
            <text:p>consumption</text:p>
          </table:table-cell>
          <table:table-cell table:style-name="ce27" table:formula="of:=[.H4]/([.I21]*1000)/[.E4]" office:value-type="float" office:value="0.456136679994492" calcext:value-type="float">
            <text:p>0.456</text:p>
          </table:table-cell>
          <table:table-cell office:value-type="string" calcext:value-type="string">
            <text:p>g/s</text:p>
          </table:table-cell>
          <table:table-cell/>
          <table:table-cell office:value-type="string" calcext:value-type="string">
            <text:p>max 266 km/h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B4]" office:value-type="float" office:value="521" calcext:value-type="float">
            <text:p>521</text:p>
          </table:table-cell>
          <table:table-cell table:style-name="ce26" office:value-type="float" office:value="106" calcext:value-type="float">
            <text:p>106</text:p>
          </table:table-cell>
          <table:table-cell table:style-name="ce36" table:formula="of:=[.P5]+[.Q5]" office:value-type="float" office:value="627" calcext:value-type="float">
            <text:p>627</text:p>
          </table:table-cell>
          <table:table-cell table:style-name="ce16"/>
          <table:table-cell table:formula="of:=[.R5]*[.$W$12]*[.$W$10]-[.Q5]" office:value-type="float" office:value="521" calcext:value-type="float">
            <text:p>521</text:p>
          </table:table-cell>
          <table:table-cell table:style-name="Default" table:number-columns-repeated="2"/>
          <table:table-cell table:number-columns-repeated="3"/>
          <table:table-cell table:formula="of:=2*PI()*[.$O4]/60*[.$B$18]/[.$B$19]/[.$B$23]" office:value-type="float" office:value="14.7814882226544" calcext:value-type="float">
            <text:p>14.78</text:p>
          </table:table-cell>
          <table:table-cell table:formula="of:=2*PI()*[.O4]/60*[.T4]/[.Z5]" office:value-type="float" office:value="5047.7207977208" calcext:value-type="float">
            <text:p>5047.72</text:p>
          </table:table-cell>
          <table:table-cell table:formula="of:=2*PI()*[.$O4]/60*[.$B$18]/[.$B$19]/[.$B$24]" office:value-type="float" office:value="19.9749840846681" calcext:value-type="float">
            <text:p>19.97</text:p>
          </table:table-cell>
          <table:table-cell table:formula="of:=2*PI()*[.$O4]/60*[.$T4]/[.AB5]" office:value-type="float" office:value="3735.31339031339" calcext:value-type="float">
            <text:p>3735.31</text:p>
          </table:table-cell>
          <table:table-cell table:formula="of:=2*PI()*[.$O4]/60*[.$B$18]/[.$B$19]/[.$B$25]" office:value-type="float" office:value="29.5629764453088" calcext:value-type="float">
            <text:p>29.56</text:p>
          </table:table-cell>
          <table:table-cell table:formula="of:=2*PI()*[.$O4]/60*[.$T4]/[.AD5]" office:value-type="float" office:value="2523.8603988604" calcext:value-type="float">
            <text:p>2523.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88" calcext:value-type="float">
            <text:p>588</text:p>
          </table:table-cell>
          <table:table-cell table:style-name="ce6" table:formula="of:=2*PI()*[.A6]/60*[.B6]/1000" office:value-type="float" office:value="184.72564803108" calcext:value-type="float">
            <text:p>185</text:p>
          </table:table-cell>
          <table:table-cell table:style-name="ce6" table:formula="of:=[.$I$26]*[.$I$21]*[.$A6]/60/2" office:value-type="float" office:value="554.809084621828" calcext:value-type="float">
            <text:p>555</text:p>
          </table:table-cell>
          <table:table-cell table:style-name="ce19" table:formula="of:=[.C6]/[.D6]" office:value-type="float" office:value="0.33295353870601" calcext:value-type="float">
            <text:p>0.33</text:p>
          </table:table-cell>
          <table:table-cell/>
          <table:table-cell office:value-type="string" calcext:value-type="string">
            <text:p>consumption</text:p>
          </table:table-cell>
          <table:table-cell table:style-name="ce19" table:formula="of:=[.H5]*3600/[.I25]" office:value-type="float" office:value="2.18945606397356" calcext:value-type="float">
            <text:p>2.19</text:p>
          </table:table-cell>
          <table:table-cell table:style-name="ce12" office:value-type="string" calcext:value-type="string">
            <text:p>l/h</text:p>
          </table:table-cell>
          <table:table-cell/>
          <table:table-cell table:style-name="ce26" office:value-type="string" calcext:value-type="string">
            <text:p>1671 kg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561" calcext:value-type="float">
            <text:p>561</text:p>
          </table:table-cell>
          <table:table-cell table:style-name="ce26" office:value-type="float" office:value="121" calcext:value-type="float">
            <text:p>121</text:p>
          </table:table-cell>
          <table:table-cell table:style-name="ce36" table:formula="of:=[.P6]+[.Q6]" office:value-type="float" office:value="682" calcext:value-type="float">
            <text:p>682</text:p>
          </table:table-cell>
          <table:table-cell table:style-name="ce16"/>
          <table:table-cell table:formula="of:=[.R6]*[.$W$12]*[.$W$10]-[.Q6]" office:value-type="float" office:value="561" calcext:value-type="float">
            <text:p>561</text:p>
          </table:table-cell>
          <table:table-cell table:style-name="Default" table:number-columns-repeated="2"/>
          <table:table-cell table:number-columns-repeated="3"/>
          <table:table-cell table:formula="of:=2*PI()*[.$O5]/60*[.$B$18]/[.$B$19]/[.$B$23]" office:value-type="float" office:value="19.7086509635392" calcext:value-type="float">
            <text:p>19.71</text:p>
          </table:table-cell>
          <table:table-cell table:formula="of:=2*PI()*[.O5]/60*[.T5]/[.Z6]" office:value-type="float" office:value="5536.55270655271" calcext:value-type="float">
            <text:p>5536.55</text:p>
          </table:table-cell>
          <table:table-cell table:formula="of:=2*PI()*[.$O5]/60*[.$B$18]/[.$B$19]/[.$B$24]" office:value-type="float" office:value="26.6333121128908" calcext:value-type="float">
            <text:p>26.63</text:p>
          </table:table-cell>
          <table:table-cell table:formula="of:=2*PI()*[.$O5]/60*[.$T5]/[.AB6]" office:value-type="float" office:value="4097.049002849" calcext:value-type="float">
            <text:p>4097.05</text:p>
          </table:table-cell>
          <table:table-cell table:formula="of:=2*PI()*[.$O5]/60*[.$B$18]/[.$B$19]/[.$B$25]" office:value-type="float" office:value="39.4173019270784" calcext:value-type="float">
            <text:p>39.42</text:p>
          </table:table-cell>
          <table:table-cell table:formula="of:=2*PI()*[.$O5]/60*[.$T5]/[.AD6]" office:value-type="float" office:value="2768.27635327635" calcext:value-type="float">
            <text:p>2768.28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6" office:value-type="float" office:value="605" calcext:value-type="float">
            <text:p>605</text:p>
          </table:table-cell>
          <table:table-cell table:style-name="ce24" table:formula="of:=2*PI()*[.A7]/60*[.B7]/1000" office:value-type="float" office:value="221.74408146588" calcext:value-type="float">
            <text:p>222</text:p>
          </table:table-cell>
          <table:table-cell table:style-name="ce6" table:formula="of:=[.$I$26]*[.$I$21]*[.$A7]/60/2" office:value-type="float" office:value="647.277265392133" calcext:value-type="float">
            <text:p>647</text:p>
          </table:table-cell>
          <table:table-cell table:style-name="ce47" table:formula="of:=[.C7]/[.D7]" office:value-type="float" office:value="0.342579746457714" calcext:value-type="float">
            <text:p>0.34</text:p>
          </table:table-cell>
          <table:table-cell table:number-columns-repeated="5"/>
          <table:table-cell table:style-name="ce26"/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588" calcext:value-type="float">
            <text:p>588</text:p>
          </table:table-cell>
          <table:table-cell table:style-name="ce26" office:value-type="float" office:value="140" calcext:value-type="float">
            <text:p>140</text:p>
          </table:table-cell>
          <table:table-cell table:style-name="ce36" table:formula="of:=[.P7]+[.Q7]" office:value-type="float" office:value="728" calcext:value-type="float">
            <text:p>728</text:p>
          </table:table-cell>
          <table:table-cell table:style-name="ce16"/>
          <table:table-cell table:formula="of:=[.R7]*[.$W$12]*[.$W$10]-[.Q7]" office:value-type="float" office:value="588" calcext:value-type="float">
            <text:p>588</text:p>
          </table:table-cell>
          <table:table-cell table:style-name="Default" table:number-columns-repeated="2"/>
          <table:table-cell table:number-columns-repeated="3"/>
          <table:table-cell table:formula="of:=2*PI()*[.$O6]/60*[.$B$18]/[.$B$19]/[.$B$23]" office:value-type="float" office:value="24.635813704424" calcext:value-type="float">
            <text:p>24.64</text:p>
          </table:table-cell>
          <table:table-cell table:formula="of:=2*PI()*[.O6]/60*[.T6]/[.Z7]" office:value-type="float" office:value="5961.62393162393" calcext:value-type="float">
            <text:p>5961.62</text:p>
          </table:table-cell>
          <table:table-cell table:formula="of:=2*PI()*[.$O6]/60*[.$B$18]/[.$B$19]/[.$B$24]" office:value-type="float" office:value="33.2916401411135" calcext:value-type="float">
            <text:p>33.29</text:p>
          </table:table-cell>
          <table:table-cell table:formula="of:=2*PI()*[.$O6]/60*[.$T6]/[.AB7]" office:value-type="float" office:value="4411.60170940171" calcext:value-type="float">
            <text:p>4411.6</text:p>
          </table:table-cell>
          <table:table-cell table:formula="of:=2*PI()*[.$O6]/60*[.$B$18]/[.$B$19]/[.$B$25]" office:value-type="float" office:value="49.271627408848" calcext:value-type="float">
            <text:p>49.27</text:p>
          </table:table-cell>
          <table:table-cell table:formula="of:=2*PI()*[.$O6]/60*[.$T6]/[.AD7]" office:value-type="float" office:value="2980.81196581197" calcext:value-type="float">
            <text:p>2980.8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6" office:value-type="float" office:value="615" calcext:value-type="float">
            <text:p>615</text:p>
          </table:table-cell>
          <table:table-cell table:style-name="ce24" table:formula="of:=2*PI()*[.A8]/60*[.B8]/1000" office:value-type="float" office:value="257.610597594363" calcext:value-type="float">
            <text:p>258</text:p>
          </table:table-cell>
          <table:table-cell table:style-name="ce24" table:formula="of:=[.$I$26]*[.$I$21]*[.$A8]/60/2" office:value-type="float" office:value="739.745446162438" calcext:value-type="float">
            <text:p>740</text:p>
          </table:table-cell>
          <table:table-cell table:style-name="ce47" table:formula="of:=[.C8]/[.D8]" office:value-type="float" office:value="0.348242221605776" calcext:value-type="float">
            <text:p>0.35</text:p>
          </table:table-cell>
          <table:table-cell table:number-columns-repeated="5"/>
          <table:table-cell table:style-name="ce26" office:value-type="string" calcext:value-type="string">
            <text:p>3.0 l/h?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605" calcext:value-type="float">
            <text:p>605</text:p>
          </table:table-cell>
          <table:table-cell table:style-name="ce26" office:value-type="float" office:value="162" calcext:value-type="float">
            <text:p>162</text:p>
          </table:table-cell>
          <table:table-cell table:style-name="ce36" table:formula="of:=[.P8]+[.Q8]" office:value-type="float" office:value="767" calcext:value-type="float">
            <text:p>767</text:p>
          </table:table-cell>
          <table:table-cell table:style-name="ce16"/>
          <table:table-cell table:formula="of:=[.R8]*[.$W$12]*[.$W$10]-[.Q8]" office:value-type="float" office:value="605" calcext:value-type="float">
            <text:p>605</text:p>
          </table:table-cell>
          <table:table-cell table:style-name="Default" table:number-columns-repeated="2"/>
          <table:table-cell table:number-columns-repeated="3"/>
          <table:table-cell table:formula="of:=2*PI()*[.$O7]/60*[.$B$18]/[.$B$19]/[.$B$23]" office:value-type="float" office:value="29.5629764453088" calcext:value-type="float">
            <text:p>29.56</text:p>
          </table:table-cell>
          <table:table-cell table:formula="of:=2*PI()*[.O7]/60*[.T7]/[.Z8]" office:value-type="float" office:value="6248.54700854701" calcext:value-type="float">
            <text:p>6248.55</text:p>
          </table:table-cell>
          <table:table-cell table:formula="of:=2*PI()*[.$O7]/60*[.$B$18]/[.$B$19]/[.$B$24]" office:value-type="float" office:value="39.9499681693362" calcext:value-type="float">
            <text:p>39.95</text:p>
          </table:table-cell>
          <table:table-cell table:formula="of:=2*PI()*[.$O7]/60*[.$T7]/[.AB8]" office:value-type="float" office:value="4623.92478632479" calcext:value-type="float">
            <text:p>4623.92</text:p>
          </table:table-cell>
          <table:table-cell table:formula="of:=2*PI()*[.$O7]/60*[.$B$18]/[.$B$19]/[.$B$25]" office:value-type="float" office:value="59.1259528906176" calcext:value-type="float">
            <text:p>59.13</text:p>
          </table:table-cell>
          <table:table-cell table:formula="of:=2*PI()*[.$O7]/60*[.$T7]/[.AD8]" office:value-type="float" office:value="3124.2735042735" calcext:value-type="float">
            <text:p>3124.27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4" office:value-type="float" office:value="617" calcext:value-type="float">
            <text:p>617</text:p>
          </table:table-cell>
          <table:table-cell table:style-name="ce24" table:formula="of:=2*PI()*[.A9]/60*[.B9]/1000" office:value-type="float" office:value="290.754400089735" calcext:value-type="float">
            <text:p>291</text:p>
          </table:table-cell>
          <table:table-cell table:style-name="ce24" table:formula="of:=[.$I$26]*[.$I$21]*[.$A9]/60/2" office:value-type="float" office:value="832.213626932743" calcext:value-type="float">
            <text:p>832</text:p>
          </table:table-cell>
          <table:table-cell table:style-name="ce28" table:formula="of:=[.C9]/[.D9]" office:value-type="float" office:value="0.349374716635388" calcext:value-type="float">
            <text:p>0.35</text:p>
          </table:table-cell>
          <table:table-cell/>
          <table:table-cell table:style-name="ce22" office:value-type="string" calcext:value-type="string">
            <text:p>Tdiss under</text:p>
          </table:table-cell>
          <table:table-cell table:style-name="ce6" office:value-type="float" office:value="70" calcext:value-type="float">
            <text:p>70</text:p>
          </table:table-cell>
          <table:table-cell office:value-type="string" calcext:value-type="string">
            <text:p>N*m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formula="of:=[.B8]" office:value-type="float" office:value="615" calcext:value-type="float">
            <text:p>615</text:p>
          </table:table-cell>
          <table:table-cell table:style-name="ce26" office:value-type="float" office:value="186" calcext:value-type="float">
            <text:p>186</text:p>
          </table:table-cell>
          <table:table-cell table:style-name="ce36" table:formula="of:=[.P9]+[.Q9]" office:value-type="float" office:value="801" calcext:value-type="float">
            <text:p>801</text:p>
          </table:table-cell>
          <table:table-cell table:style-name="ce16"/>
          <table:table-cell table:formula="of:=[.R9]*[.$W$12]*[.$W$10]-[.Q9]" office:value-type="float" office:value="615" calcext:value-type="float">
            <text:p>615</text:p>
          </table:table-cell>
          <table:table-cell table:style-name="Default" table:number-columns-repeated="2"/>
          <table:table-cell table:number-columns-repeated="3"/>
          <table:table-cell table:formula="of:=2*PI()*[.$O8]/60*[.$B$18]/[.$B$19]/[.$B$23]" office:value-type="float" office:value="34.4901391861936" calcext:value-type="float">
            <text:p>34.49</text:p>
          </table:table-cell>
          <table:table-cell table:formula="of:=2*PI()*[.O8]/60*[.T8]/[.Z9]" office:value-type="float" office:value="6429.20227920228" calcext:value-type="float">
            <text:p>6429.2</text:p>
          </table:table-cell>
          <table:table-cell table:formula="of:=2*PI()*[.$O8]/60*[.$B$18]/[.$B$19]/[.$B$24]" office:value-type="float" office:value="46.6082961975589" calcext:value-type="float">
            <text:p>46.61</text:p>
          </table:table-cell>
          <table:table-cell table:formula="of:=2*PI()*[.$O8]/60*[.$T8]/[.AB9]" office:value-type="float" office:value="4757.60968660969" calcext:value-type="float">
            <text:p>4757.61</text:p>
          </table:table-cell>
          <table:table-cell table:formula="of:=2*PI()*[.$O8]/60*[.$B$18]/[.$B$19]/[.$B$25]" office:value-type="float" office:value="68.9802783723872" calcext:value-type="float">
            <text:p>68.98</text:p>
          </table:table-cell>
          <table:table-cell table:formula="of:=2*PI()*[.$O8]/60*[.$T8]/[.AD9]" office:value-type="float" office:value="3214.60113960114" calcext:value-type="float">
            <text:p>3214.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603" calcext:value-type="float">
            <text:p>603</text:p>
          </table:table-cell>
          <table:table-cell table:style-name="ce24" table:formula="of:=2*PI()*[.A10]/60*[.B10]/1000" office:value-type="float" office:value="315.730061685774" calcext:value-type="float">
            <text:p>316</text:p>
          </table:table-cell>
          <table:table-cell table:style-name="ce24" table:formula="of:=[.$I$26]*[.$I$21]*[.$A10]/60/2" office:value-type="float" office:value="924.681807703047" calcext:value-type="float">
            <text:p>925</text:p>
          </table:table-cell>
          <table:table-cell table:style-name="ce47" table:formula="of:=[.C10]/[.D10]" office:value-type="float" office:value="0.341447251428102" calcext:value-type="float">
            <text:p>0.34</text:p>
          </table:table-cell>
          <table:table-cell/>
          <table:table-cell table:style-name="ce22" office:value-type="string" calcext:value-type="string">
            <text:p>Tdiss over</text:p>
          </table:table-cell>
          <table:table-cell table:style-name="ce20" table:formula="of:=8*([.H11]/60)-450" office:value-type="float" office:value="683.333333333333" calcext:value-type="float">
            <text:p>683.3</text:p>
          </table:table-cell>
          <table:table-cell office:value-type="string" calcext:value-type="string">
            <text:p>N*m</text:p>
          </table:table-cell>
          <table:table-cell/>
          <table:table-cell office:value-type="string" calcext:value-type="string">
            <text:p>4784 mm, 1348 mm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617" calcext:value-type="float">
            <text:p>617</text:p>
          </table:table-cell>
          <table:table-cell table:style-name="ce26" office:value-type="float" office:value="214" calcext:value-type="float">
            <text:p>214</text:p>
          </table:table-cell>
          <table:table-cell table:style-name="ce36" table:formula="of:=[.P10]+[.Q10]" office:value-type="float" office:value="831" calcext:value-type="float">
            <text:p>831</text:p>
          </table:table-cell>
          <table:table-cell table:style-name="ce16"/>
          <table:table-cell table:formula="of:=[.R10]*[.$W$12]*[.$W$10]-[.Q10]" office:value-type="float" office:value="617" calcext:value-type="float">
            <text:p>617</text:p>
          </table:table-cell>
          <table:table-cell table:style-name="Default"/>
          <table:table-cell table:style-name="ce3" office:value-type="string" calcext:value-type="string">
            <text:p>pR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9]/60*[.$B$18]/[.$B$19]/[.$B$23]" office:value-type="float" office:value="39.4173019270784" calcext:value-type="float">
            <text:p>39.42</text:p>
          </table:table-cell>
          <table:table-cell table:formula="of:=2*PI()*[.O9]/60*[.T9]/[.Z10]" office:value-type="float" office:value="6535.47008547009" calcext:value-type="float">
            <text:p>6535.47</text:p>
          </table:table-cell>
          <table:table-cell table:formula="of:=2*PI()*[.$O9]/60*[.$B$18]/[.$B$19]/[.$B$24]" office:value-type="float" office:value="53.2666242257816" calcext:value-type="float">
            <text:p>53.27</text:p>
          </table:table-cell>
          <table:table-cell table:formula="of:=2*PI()*[.$O9]/60*[.$T9]/[.AB10]" office:value-type="float" office:value="4836.24786324786" calcext:value-type="float">
            <text:p>4836.25</text:p>
          </table:table-cell>
          <table:table-cell table:formula="of:=2*PI()*[.$O9]/60*[.$B$18]/[.$B$19]/[.$B$25]" office:value-type="float" office:value="78.8346038541567" calcext:value-type="float">
            <text:p>78.83</text:p>
          </table:table-cell>
          <table:table-cell table:formula="of:=2*PI()*[.$O9]/60*[.$T9]/[.AD10]" office:value-type="float" office:value="3267.73504273504" calcext:value-type="float">
            <text:p>3267.74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6" office:value-type="float" office:value="579" calcext:value-type="float">
            <text:p>579</text:p>
          </table:table-cell>
          <table:table-cell table:style-name="ce24" table:formula="of:=2*PI()*[.A11]/60*[.B11]/1000" office:value-type="float" office:value="333.480060178556" calcext:value-type="float">
            <text:p>333</text:p>
          </table:table-cell>
          <table:table-cell table:style-name="ce24" table:formula="of:=[.$I$26]*[.$I$21]*[.$A11]/60/2" office:value-type="float" office:value="1017.14998847335" calcext:value-type="float">
            <text:p>1017</text:p>
          </table:table-cell>
          <table:table-cell table:style-name="ce47" table:formula="of:=[.C11]/[.D11]" office:value-type="float" office:value="0.327857311072755" calcext:value-type="float">
            <text:p>0.33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string" calcext:value-type="string">
            <text:p>@ RPM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table:formula="of:=[.B10]" office:value-type="float" office:value="603" calcext:value-type="float">
            <text:p>603</text:p>
          </table:table-cell>
          <table:table-cell table:style-name="ce26" office:value-type="float" office:value="245" calcext:value-type="float">
            <text:p>245</text:p>
          </table:table-cell>
          <table:table-cell table:style-name="ce36" table:formula="of:=[.P11]+[.Q11]" office:value-type="float" office:value="848" calcext:value-type="float">
            <text:p>848</text:p>
          </table:table-cell>
          <table:table-cell table:style-name="ce16"/>
          <table:table-cell table:formula="of:=[.R11]*[.$W$12]*[.$W$10]-[.Q11]" office:value-type="float" office:value="603" calcext:value-type="float">
            <text:p>603</text:p>
          </table:table-cell>
          <table:table-cell table:style-name="Default" table:number-columns-repeated="2"/>
          <table:table-cell table:number-columns-repeated="3"/>
          <table:table-cell table:formula="of:=2*PI()*[.$O10]/60*[.$B$18]/[.$B$19]/[.$B$23]" office:value-type="float" office:value="44.3444646679632" calcext:value-type="float">
            <text:p>44.34</text:p>
          </table:table-cell>
          <table:table-cell table:formula="of:=2*PI()*[.O10]/60*[.T10]/[.Z11]" office:value-type="float" office:value="6556.72364672365" calcext:value-type="float">
            <text:p>6556.72</text:p>
          </table:table-cell>
          <table:table-cell table:formula="of:=2*PI()*[.$O10]/60*[.$B$18]/[.$B$19]/[.$B$24]" office:value-type="float" office:value="59.9249522540043" calcext:value-type="float">
            <text:p>59.92</text:p>
          </table:table-cell>
          <table:table-cell table:formula="of:=2*PI()*[.$O10]/60*[.$T10]/[.AB11]" office:value-type="float" office:value="4851.9754985755" calcext:value-type="float">
            <text:p>4851.98</text:p>
          </table:table-cell>
          <table:table-cell table:formula="of:=2*PI()*[.$O10]/60*[.$B$18]/[.$B$19]/[.$B$25]" office:value-type="float" office:value="88.6889293359264" calcext:value-type="float">
            <text:p>88.69</text:p>
          </table:table-cell>
          <table:table-cell table:formula="of:=2*PI()*[.$O10]/60*[.$T10]/[.AD11]" office:value-type="float" office:value="3278.36182336182" calcext:value-type="float">
            <text:p>3278.3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6" office:value-type="float" office:value="540" calcext:value-type="float">
            <text:p>540</text:p>
          </table:table-cell>
          <table:table-cell table:style-name="ce8" table:formula="of:=2*PI()*[.A12]/60*[.B12]/1000" office:value-type="float" office:value="339.292006587698" calcext:value-type="float">
            <text:p>339</text:p>
          </table:table-cell>
          <table:table-cell table:style-name="ce6" table:formula="of:=[.$I$26]*[.$I$21]*[.$A12]/60/2" office:value-type="float" office:value="1109.61816924366" calcext:value-type="float">
            <text:p>1110</text:p>
          </table:table-cell>
          <table:table-cell table:style-name="ce19" table:formula="of:=[.C12]/[.D12]" office:value-type="float" office:value="0.305773657995315" calcext:value-type="float">
            <text:p>0.31</text:p>
          </table:table-cell>
          <table:table-cell table:number-columns-repeated="5"/>
          <table:table-cell office:value-type="string" calcext:value-type="string">
            <text:p>0.80 kg*m2 ?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B11]" office:value-type="float" office:value="579" calcext:value-type="float">
            <text:p>579</text:p>
          </table:table-cell>
          <table:table-cell table:style-name="ce26" office:value-type="float" office:value="283" calcext:value-type="float">
            <text:p>283</text:p>
          </table:table-cell>
          <table:table-cell table:style-name="ce36" table:formula="of:=[.P12]+[.Q12]" office:value-type="float" office:value="862" calcext:value-type="float">
            <text:p>862</text:p>
          </table:table-cell>
          <table:table-cell table:style-name="ce16"/>
          <table:table-cell table:formula="of:=[.R12]*[.$W$12]*[.$W$10]-[.Q12]" office:value-type="float" office:value="579" calcext:value-type="float">
            <text:p>579</text:p>
          </table:table-cell>
          <table:table-cell table:style-name="Default"/>
          <table:table-cell table:style-name="ce3" office:value-type="string" calcext:value-type="string">
            <text:p>gas</text:p>
          </table:table-cell>
          <table:table-cell table:style-name="ce39" office:value-type="percentage" office:value="1" calcext:value-type="percentage">
            <text:p>100%</text:p>
          </table:table-cell>
          <table:table-cell table:number-columns-repeated="2"/>
          <table:table-cell table:formula="of:=2*PI()*[.$O11]/60*[.$B$18]/[.$B$19]/[.$B$23]" office:value-type="float" office:value="49.271627408848" calcext:value-type="float">
            <text:p>49.27</text:p>
          </table:table-cell>
          <table:table-cell table:formula="of:=2*PI()*[.O11]/60*[.T11]/[.Z12]" office:value-type="float" office:value="6407.94871794872" calcext:value-type="float">
            <text:p>6407.95</text:p>
          </table:table-cell>
          <table:table-cell table:formula="of:=2*PI()*[.$O11]/60*[.$B$18]/[.$B$19]/[.$B$24]" office:value-type="float" office:value="66.583280282227" calcext:value-type="float">
            <text:p>66.58</text:p>
          </table:table-cell>
          <table:table-cell table:formula="of:=2*PI()*[.$O11]/60*[.$T11]/[.AB12]" office:value-type="float" office:value="4741.88205128205" calcext:value-type="float">
            <text:p>4741.88</text:p>
          </table:table-cell>
          <table:table-cell table:formula="of:=2*PI()*[.$O11]/60*[.$B$18]/[.$B$19]/[.$B$25]" office:value-type="float" office:value="98.5432548176959" calcext:value-type="float">
            <text:p>98.54</text:p>
          </table:table-cell>
          <table:table-cell table:formula="of:=2*PI()*[.$O11]/60*[.$T11]/[.AD12]" office:value-type="float" office:value="3203.97435897436" calcext:value-type="float">
            <text:p>3203.97</text:p>
          </table:table-cell>
          <table:table-cell/>
        </table:table-row>
        <table:table-row table:style-name="ro1">
          <table:table-cell table:style-name="ce26" office:value-type="float" office:value="6500" calcext:value-type="float">
            <text:p>6500</text:p>
          </table:table-cell>
          <table:table-cell table:style-name="ce26" office:value-type="float" office:value="482" calcext:value-type="float">
            <text:p>482</text:p>
          </table:table-cell>
          <table:table-cell table:style-name="ce24" table:formula="of:=2*PI()*[.A13]/60*[.B13]/1000" office:value-type="float" office:value="328.086992789894" calcext:value-type="float">
            <text:p>328</text:p>
          </table:table-cell>
          <table:table-cell table:style-name="ce6" table:formula="of:=[.$I$26]*[.$I$21]*[.$A13]/60/2" office:value-type="float" office:value="1202.08635001396" calcext:value-type="float">
            <text:p>1202</text:p>
          </table:table-cell>
          <table:table-cell table:style-name="ce19" table:formula="of:=[.C13]/[.D13]" office:value-type="float" office:value="0.272931302136559" calcext:value-type="float">
            <text:p>0.27</text:p>
          </table:table-cell>
          <table:table-cell table:number-columns-repeated="9"/>
          <table:table-cell office:value-type="float" office:value="6000" calcext:value-type="float">
            <text:p>6000</text:p>
          </table:table-cell>
          <table:table-cell table:formula="of:=[.B12]" office:value-type="float" office:value="540" calcext:value-type="float">
            <text:p>540</text:p>
          </table:table-cell>
          <table:table-cell table:style-name="ce26" office:value-type="float" office:value="326" calcext:value-type="float">
            <text:p>326</text:p>
          </table:table-cell>
          <table:table-cell table:style-name="ce36" table:formula="of:=[.P13]+[.Q13]" office:value-type="float" office:value="866" calcext:value-type="float">
            <text:p>866</text:p>
          </table:table-cell>
          <table:table-cell table:style-name="ce16"/>
          <table:table-cell table:formula="of:=[.R13]*[.$W$12]*[.$W$10]-[.Q13]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3"/>
          <table:table-cell table:formula="of:=2*PI()*[.$O12]/60*[.$B$18]/[.$B$19]/[.$B$23]" office:value-type="float" office:value="54.1987901497328" calcext:value-type="float">
            <text:p>54.2</text:p>
          </table:table-cell>
          <table:table-cell table:formula="of:=2*PI()*[.O12]/60*[.T12]/[.Z13]" office:value-type="float" office:value="6152.90598290598" calcext:value-type="float">
            <text:p>6152.91</text:p>
          </table:table-cell>
          <table:table-cell table:formula="of:=2*PI()*[.$O12]/60*[.$B$18]/[.$B$19]/[.$B$24]" office:value-type="float" office:value="73.2416083104497" calcext:value-type="float">
            <text:p>73.24</text:p>
          </table:table-cell>
          <table:table-cell table:formula="of:=2*PI()*[.$O12]/60*[.$T12]/[.AB13]" office:value-type="float" office:value="4553.15042735043" calcext:value-type="float">
            <text:p>4553.15</text:p>
          </table:table-cell>
          <table:table-cell table:formula="of:=2*PI()*[.$O12]/60*[.$B$18]/[.$B$19]/[.$B$25]" office:value-type="float" office:value="108.397580299466" calcext:value-type="float">
            <text:p>108.4</text:p>
          </table:table-cell>
          <table:table-cell table:formula="of:=2*PI()*[.$O12]/60*[.$T12]/[.AD13]" office:value-type="float" office:value="3076.45299145299" calcext:value-type="float">
            <text:p>3076.45</text:p>
          </table:table-cell>
          <table:table-cell/>
        </table:table-row>
        <table:table-row table:style-name="ro1">
          <table:table-cell table:style-name="ce26" table:number-columns-repeated="5"/>
          <table:table-cell table:number-columns-repeated="9"/>
          <table:table-cell table:style-name="ce26" office:value-type="float" office:value="6500" calcext:value-type="float">
            <text:p>6500</text:p>
          </table:table-cell>
          <table:table-cell table:formula="of:=[.B13]" office:value-type="float" office:value="482" calcext:value-type="float">
            <text:p>482</text:p>
          </table:table-cell>
          <table:table-cell table:style-name="ce26" office:value-type="float" office:value="379" calcext:value-type="float">
            <text:p>379</text:p>
          </table:table-cell>
          <table:table-cell table:style-name="ce36" table:formula="of:=[.P14]+[.Q14]" office:value-type="float" office:value="861" calcext:value-type="float">
            <text:p>861</text:p>
          </table:table-cell>
          <table:table-cell table:style-name="ce16"/>
          <table:table-cell table:formula="of:=[.R14]*[.$W$12]*[.$W$10]-[.Q14]" office:value-type="float" office:value="482" calcext:value-type="float">
            <text:p>482</text:p>
          </table:table-cell>
          <table:table-cell table:style-name="Default" table:number-columns-repeated="2"/>
          <table:table-cell table:number-columns-repeated="3"/>
          <table:table-cell table:formula="of:=2*PI()*[.$O13]/60*[.$B$18]/[.$B$19]/[.$B$23]" office:value-type="float" office:value="59.1259528906176" calcext:value-type="float">
            <text:p>59.13</text:p>
          </table:table-cell>
          <table:table-cell table:formula="of:=2*PI()*[.O13]/60*[.T13]/[.Z14]" office:value-type="float" office:value="5738.46153846154" calcext:value-type="float">
            <text:p>5738.46</text:p>
          </table:table-cell>
          <table:table-cell table:formula="of:=2*PI()*[.$O13]/60*[.$B$18]/[.$B$19]/[.$B$24]" office:value-type="float" office:value="79.8999363386724" calcext:value-type="float">
            <text:p>79.9</text:p>
          </table:table-cell>
          <table:table-cell table:formula="of:=2*PI()*[.$O13]/60*[.$T13]/[.AB14]" office:value-type="float" office:value="4246.46153846154" calcext:value-type="float">
            <text:p>4246.46</text:p>
          </table:table-cell>
          <table:table-cell table:formula="of:=2*PI()*[.$O13]/60*[.$B$18]/[.$B$19]/[.$B$25]" office:value-type="float" office:value="118.251905781235" calcext:value-type="float">
            <text:p>118.25</text:p>
          </table:table-cell>
          <table:table-cell table:formula="of:=2*PI()*[.$O13]/60*[.$T13]/[.AD14]" office:value-type="float" office:value="2869.23076923077" calcext:value-type="float">
            <text:p>2869.23</text:p>
          </table:table-cell>
          <table:table-cell/>
        </table:table-row>
        <table:table-row table:style-name="ro1">
          <table:table-cell table:number-columns-repeated="7"/>
          <table:table-cell table:style-name="ce22" office:value-type="string" calcext:value-type="string">
            <text:p>PŘÍKON</text:p>
          </table:table-cell>
          <table:table-cell table:number-columns-repeated="6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02" calcext:value-type="float">
            <text:p>402</text:p>
          </table:table-cell>
          <table:table-cell table:style-name="ce26" office:value-type="float" office:value="441" calcext:value-type="float">
            <text:p>441</text:p>
          </table:table-cell>
          <table:table-cell table:style-name="ce36" table:formula="of:=[.P15]+[.Q15]" office:value-type="float" office:value="843" calcext:value-type="float">
            <text:p>843</text:p>
          </table:table-cell>
          <table:table-cell table:style-name="ce16"/>
          <table:table-cell table:formula="of:=[.R15]*[.$W$12]*[.$W$10]-[.Q15]" office:value-type="float" office:value="402" calcext:value-type="float">
            <text:p>402</text:p>
          </table:table-cell>
          <table:table-cell table:style-name="Default" table:number-columns-repeated="2"/>
          <table:table-cell table:number-columns-repeated="3"/>
          <table:table-cell table:formula="of:=2*PI()*[.$O14]/60*[.$B$18]/[.$B$19]/[.$B$23]" office:value-type="float" office:value="64.0531156315024" calcext:value-type="float">
            <text:p>64.05</text:p>
          </table:table-cell>
          <table:table-cell table:formula="of:=2*PI()*[.O14]/60*[.T14]/[.Z15]" office:value-type="float" office:value="5122.10826210826" calcext:value-type="float">
            <text:p>5122.11</text:p>
          </table:table-cell>
          <table:table-cell table:formula="of:=2*PI()*[.$O14]/60*[.$B$18]/[.$B$19]/[.$B$24]" office:value-type="float" office:value="86.5582643668951" calcext:value-type="float">
            <text:p>86.56</text:p>
          </table:table-cell>
          <table:table-cell table:formula="of:=2*PI()*[.$O14]/60*[.$T14]/[.AB15]" office:value-type="float" office:value="3790.36011396011" calcext:value-type="float">
            <text:p>3790.36</text:p>
          </table:table-cell>
          <table:table-cell table:formula="of:=2*PI()*[.$O14]/60*[.$B$18]/[.$B$19]/[.$B$25]" office:value-type="float" office:value="128.106231263005" calcext:value-type="float">
            <text:p>128.11</text:p>
          </table:table-cell>
          <table:table-cell table:formula="of:=2*PI()*[.$O14]/60*[.$T14]/[.AD15]" office:value-type="float" office:value="2561.05413105413" calcext:value-type="float">
            <text:p>2561.05</text:p>
          </table:table-cell>
          <table:table-cell/>
        </table:table-row>
        <table:table-row table:style-name="ro1">
          <table:table-cell table:style-name="ce2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5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296" calcext:value-type="float">
            <text:p>296</text:p>
          </table:table-cell>
          <table:table-cell table:style-name="ce26" office:value-type="float" office:value="512" calcext:value-type="float">
            <text:p>512</text:p>
          </table:table-cell>
          <table:table-cell table:style-name="ce36" table:formula="of:=[.P16]+[.Q16]" office:value-type="float" office:value="808" calcext:value-type="float">
            <text:p>808</text:p>
          </table:table-cell>
          <table:table-cell table:style-name="ce16"/>
          <table:table-cell table:formula="of:=[.R16]*[.$W$12]*[.$W$10]-[.Q16]" office:value-type="float" office:value="296" calcext:value-type="float">
            <text:p>296</text:p>
          </table:table-cell>
          <table:table-cell table:style-name="Default" table:number-columns-repeated="2"/>
          <table:table-cell table:number-columns-repeated="3"/>
          <table:table-cell table:formula="of:=2*PI()*[.$O15]/60*[.$B$18]/[.$B$19]/[.$B$23]" office:value-type="float" office:value="68.9802783723872" calcext:value-type="float">
            <text:p>68.98</text:p>
          </table:table-cell>
          <table:table-cell table:formula="of:=2*PI()*[.O15]/60*[.T15]/[.Z16]" office:value-type="float" office:value="4271.96581196581" calcext:value-type="float">
            <text:p>4271.97</text:p>
          </table:table-cell>
          <table:table-cell table:formula="of:=2*PI()*[.$O15]/60*[.$B$18]/[.$B$19]/[.$B$24]" office:value-type="float" office:value="93.2165923951178" calcext:value-type="float">
            <text:p>93.22</text:p>
          </table:table-cell>
          <table:table-cell table:formula="of:=2*PI()*[.$O15]/60*[.$T15]/[.AB16]" office:value-type="float" office:value="3161.2547008547" calcext:value-type="float">
            <text:p>3161.25</text:p>
          </table:table-cell>
          <table:table-cell table:formula="of:=2*PI()*[.$O15]/60*[.$B$18]/[.$B$19]/[.$B$25]" office:value-type="float" office:value="137.960556744774" calcext:value-type="float">
            <text:p>137.96</text:p>
          </table:table-cell>
          <table:table-cell table:formula="of:=2*PI()*[.$O15]/60*[.$T15]/[.AD16]" office:value-type="float" office:value="2135.98290598291" calcext:value-type="float">
            <text:p>2135.98</text:p>
          </table:table-cell>
          <table:table-cell/>
        </table:table-row>
        <table:table-row table:style-name="ro1">
          <table:table-cell table:style-name="ce3" office:value-type="string" calcext:value-type="string">
            <text:p>f [1/min]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27" office:value-type="float" office:value="8.314" calcext:value-type="float">
            <text:p>8.314</text:p>
          </table:table-cell>
          <table:table-cell table:number-columns-repeated="5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162" calcext:value-type="float">
            <text:p>162</text:p>
          </table:table-cell>
          <table:table-cell office:value-type="float" office:value="593" calcext:value-type="float">
            <text:p>593</text:p>
          </table:table-cell>
          <table:table-cell table:style-name="ce36" table:formula="of:=[.P17]+[.Q17]" office:value-type="float" office:value="755" calcext:value-type="float">
            <text:p>755</text:p>
          </table:table-cell>
          <table:table-cell table:style-name="ce16"/>
          <table:table-cell table:formula="of:=[.R17]*[.$W$12]*[.$W$10]-[.Q17]" office:value-type="float" office:value="162" calcext:value-type="float">
            <text:p>162</text:p>
          </table:table-cell>
          <table:table-cell table:style-name="Default" table:number-columns-repeated="2"/>
          <table:table-cell table:number-columns-repeated="3"/>
          <table:table-cell table:formula="of:=2*PI()*[.$O16]/60*[.$B$18]/[.$B$19]/[.$B$23]" office:value-type="float" office:value="73.907441113272" calcext:value-type="float">
            <text:p>73.91</text:p>
          </table:table-cell>
          <table:table-cell table:formula="of:=2*PI()*[.O16]/60*[.T16]/[.Z17]" office:value-type="float" office:value="3145.52706552706" calcext:value-type="float">
            <text:p>3145.53</text:p>
          </table:table-cell>
          <table:table-cell table:formula="of:=2*PI()*[.$O16]/60*[.$B$18]/[.$B$19]/[.$B$24]" office:value-type="float" office:value="99.8749204233405" calcext:value-type="float">
            <text:p>99.87</text:p>
          </table:table-cell>
          <table:table-cell table:formula="of:=2*PI()*[.$O16]/60*[.$T16]/[.AB17]" office:value-type="float" office:value="2327.69002849003" calcext:value-type="float">
            <text:p>2327.69</text:p>
          </table:table-cell>
          <table:table-cell table:formula="of:=2*PI()*[.$O16]/60*[.$B$18]/[.$B$19]/[.$B$25]" office:value-type="float" office:value="147.814882226544" calcext:value-type="float">
            <text:p>147.81</text:p>
          </table:table-cell>
          <table:table-cell table:formula="of:=2*PI()*[.$O16]/60*[.$T16]/[.AD17]" office:value-type="float" office:value="1572.76353276353" calcext:value-type="float">
            <text:p>1572.76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table:style-name="ce27" office:value-type="float" office:value="0.351" calcext:value-type="float">
            <text:p>0.351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1.325" calcext:value-type="float">
            <text:p>101</text:p>
          </table:table-cell>
          <table:table-cell table:number-columns-repeated="5"/>
          <table:table-cell table:style-name="ce15" office:value-type="float" office:value="8500" calcext:value-type="float">
            <text:p>850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style-name="ce36" table:formula="of:=[.P18]+[.Q18]" office:value-type="float" office:value="683" calcext:value-type="float">
            <text:p>683</text:p>
          </table:table-cell>
          <table:table-cell/>
          <table:table-cell table:formula="of:=[.R18]*[.$W$12]*[.$W$10]-[.Q18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formula="of:=2*PI()*[.$O17]/60*[.$B$18]/[.$B$19]/[.$B$23]" office:value-type="float" office:value="78.8346038541567" calcext:value-type="float">
            <text:p>78.83</text:p>
          </table:table-cell>
          <table:table-cell table:formula="of:=2*PI()*[.O17]/60*[.T17]/[.Z18]" office:value-type="float" office:value="1721.53846153846" calcext:value-type="float">
            <text:p>1721.54</text:p>
          </table:table-cell>
          <table:table-cell table:formula="of:=2*PI()*[.$O17]/60*[.$B$18]/[.$B$19]/[.$B$24]" office:value-type="float" office:value="106.533248451563" calcext:value-type="float">
            <text:p>106.53</text:p>
          </table:table-cell>
          <table:table-cell table:formula="of:=2*PI()*[.$O17]/60*[.$T17]/[.AB18]" office:value-type="float" office:value="1273.93846153846" calcext:value-type="float">
            <text:p>1273.94</text:p>
          </table:table-cell>
          <table:table-cell table:formula="of:=2*PI()*[.$O17]/60*[.$B$18]/[.$B$19]/[.$B$25]" office:value-type="float" office:value="157.669207708313" calcext:value-type="float">
            <text:p>157.67</text:p>
          </table:table-cell>
          <table:table-cell table:formula="of:=2*PI()*[.$O17]/60*[.$T17]/[.AD18]" office:value-type="float" office:value="860.769230769231" calcext:value-type="float">
            <text:p>860.77</text:p>
          </table:table-cell>
          <table:table-cell/>
        </table:table-row>
        <table:table-row table:style-name="ro1">
          <table:table-cell table:style-name="ce3" office:value-type="string" calcext:value-type="string">
            <text:p>fix</text:p>
          </table:table-cell>
          <table:table-cell table:style-name="ce27" office:value-type="float" office:value="3.73" calcext:value-type="float">
            <text:p>3.730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27" office:value-type="float" office:value="6.162" calcext:value-type="float">
            <text:p>6.16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formula="of:=2*PI()*[.$O18]/60*[.$B$18]/[.$B$19]/[.$B$23]" office:value-type="float" office:value="83.7617665950415" calcext:value-type="float">
            <text:p>83.76</text:p>
          </table:table-cell>
          <table:table-cell table:formula="of:=2*PI()*[.O18]/60*[.T18]/[.Z19]" office:value-type="float" office:value="0" calcext:value-type="float">
            <text:p>0</text:p>
          </table:table-cell>
          <table:table-cell table:formula="of:=2*PI()*[.$O18]/60*[.$B$18]/[.$B$19]/[.$B$24]" office:value-type="float" office:value="113.191576479786" calcext:value-type="float">
            <text:p>113.19</text:p>
          </table:table-cell>
          <table:table-cell table:formula="of:=2*PI()*[.$O18]/60*[.$T18]/[.AB19]" office:value-type="float" office:value="0" calcext:value-type="float">
            <text:p>0</text:p>
          </table:table-cell>
          <table:table-cell table:formula="of:=2*PI()*[.$O18]/60*[.$B$18]/[.$B$19]/[.$B$25]" office:value-type="float" office:value="167.523533190083" calcext:value-type="float">
            <text:p>167.52</text:p>
          </table:table-cell>
          <table:table-cell table:formula="of:=2*PI()*[.$O18]/60*[.$T18]/[.AD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7" office:value-type="float" office:value="2.66" calcext:value-type="float">
            <text:p>2.660</text:p>
          </table:table-cell>
          <table:table-cell/>
          <table:table-cell table:formula="of:=2*PI()*[.$B$17]/60*[.$B$18]/[.$B$19]/[.$B20]*3.6" office:value-type="float" office:value="80.0200866188809" calcext:value-type="float">
            <text:p>80.02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3.53766453667681" calcext:value-type="float">
            <text:p>3.54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26" table:number-columns-repeated="2"/>
          <table:table-cell table:number-columns-repeated="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7" office:value-type="float" office:value="1.78" calcext:value-type="float">
            <text:p>1.780</text:p>
          </table:table-cell>
          <table:table-cell/>
          <table:table-cell table:formula="of:=2*PI()*[.$B$17]/60*[.$B$18]/[.$B$19]/[.$B21]*3.6" office:value-type="float" office:value="119.580578879901" calcext:value-type="float">
            <text:p>119.58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5.28662228514625" calcext:value-type="float">
            <text:p>5.2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 table:number-columns-repeated="1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7" office:value-type="float" office:value="1.3" calcext:value-type="float">
            <text:p>1.300</text:p>
          </table:table-cell>
          <table:table-cell/>
          <table:table-cell table:formula="of:=2*PI()*[.$B$17]/60*[.$B$18]/[.$B$19]/[.$B22]*3.6" office:value-type="float" office:value="163.733408004787" calcext:value-type="float">
            <text:p>163.73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7.23860589812333" calcext:value-type="float">
            <text:p>7.24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7" office:value-type="float" office:value="1" calcext:value-type="float">
            <text:p>1.000</text:p>
          </table:table-cell>
          <table:table-cell/>
          <table:table-cell table:formula="of:=2*PI()*[.$B$17]/60*[.$B$18]/[.$B$19]/[.$B23]*3.6" office:value-type="float" office:value="212.853430406223" calcext:value-type="float">
            <text:p>212.85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9.41018766756032" calcext:value-type="float">
            <text:p>9.41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7" office:value-type="float" office:value="0.74" calcext:value-type="float">
            <text:p>0.740</text:p>
          </table:table-cell>
          <table:table-cell/>
          <table:table-cell table:formula="of:=2*PI()*[.$B$17]/60*[.$B$18]/[.$B$19]/[.$B24]*3.6" office:value-type="float" office:value="287.639770819221" calcext:value-type="float">
            <text:p>287.64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12.7164698210275" calcext:value-type="float">
            <text:p>12.72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7" office:value-type="float" office:value="0.5" calcext:value-type="float">
            <text:p>0.500</text:p>
          </table:table-cell>
          <table:table-cell/>
          <table:table-cell table:formula="of:=2*PI()*[.$B$17]/60*[.$B$18]/[.$B$19]/[.$B25]*3.6" office:value-type="float" office:value="425.706860812447" calcext:value-type="float">
            <text:p>425.71</text:p>
          </table:table-cell>
          <table:table-cell office:value-type="float" office:value="0" calcext:value-type="float">
            <text:p>0</text:p>
          </table:table-cell>
          <table:table-cell table:formula="of:=[.$B$18]/[.$B$19]/[.B25]*100" office:value-type="float" office:value="18.8203753351206" calcext:value-type="float">
            <text:p>18.82</text:p>
          </table:table-cell>
          <table:table-cell/>
          <table:table-cell office:value-type="string" calcext:value-type="string">
            <text:p>rho [g/l]</text:p>
          </table:table-cell>
          <table:table-cell office:value-type="float" office:value="750" calcext:value-type="float">
            <text:p>750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23" office:value-type="string" calcext:value-type="string">
            <text:p>R</text:p>
          </table:table-cell>
          <table:table-cell table:style-name="ce25" office:value-type="float" office:value="2.9" calcext:value-type="float">
            <text:p>2.900</text:p>
          </table:table-cell>
          <table:table-cell table:number-columns-repeated="5"/>
          <table:table-cell table:style-name="ce31" office:value-type="string" calcext:value-type="string">
            <text:p>m fuel / cycle [g]</text:p>
          </table:table-cell>
          <table:table-cell table:style-name="ce31" table:formula="of:=[.I18]*[.I19]/[.I17]/[.I20]*[.I22]/[.I16]/[.I23]*[.I24]" office:value-type="float" office:value="0.478283693639507" calcext:value-type="float">
            <text:p>0.48</text:p>
          </table:table-cell>
          <table:table-cell table:number-columns-repeated="20"/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style-name="ce20" table:formula="of:=[.$AB$21]+[.$W$10]*[.$AB$22]*[.AD27]^2" office:value-type="float" office:value="440" calcext:value-type="float">
            <text:p>44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table:number-columns-repeated="29"/>
          <table:table-cell office:value-type="float" office:value="5" calcext:value-type="float">
            <text:p>5</text:p>
          </table:table-cell>
          <table:table-cell table:style-name="ce20" table:formula="of:=[.$AB$21]+[.$W$10]*[.$AB$22]*[.AD28]^2" office:value-type="float" office:value="458" calcext:value-type="float">
            <text:p>458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style-name="ce20" table:formula="of:=[.$AB$21]+[.$W$10]*[.$AB$22]*[.AD29]^2" office:value-type="float" office:value="512" calcext:value-type="float">
            <text:p>51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9"/>
          <table:table-cell office:value-type="float" office:value="15" calcext:value-type="float">
            <text:p>15</text:p>
          </table:table-cell>
          <table:table-cell table:style-name="ce20" table:formula="of:=[.$AB$21]+[.$W$10]*[.$AB$22]*[.AD30]^2" office:value-type="float" office:value="602" calcext:value-type="float">
            <text:p>602.0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table:number-columns-repeated="29"/>
          <table:table-cell office:value-type="float" office:value="20" calcext:value-type="float">
            <text:p>20</text:p>
          </table:table-cell>
          <table:table-cell table:style-name="ce20" table:formula="of:=[.$AB$21]+[.$W$10]*[.$AB$22]*[.AD31]^2" office:value-type="float" office:value="728" calcext:value-type="float">
            <text:p>72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25" calcext:value-type="float">
            <text:p>25</text:p>
          </table:table-cell>
          <table:table-cell table:style-name="ce20" table:formula="of:=[.$AB$21]+[.$W$10]*[.$AB$22]*[.AD32]^2" office:value-type="float" office:value="890" calcext:value-type="float">
            <text:p>8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0" calcext:value-type="float">
            <text:p>30</text:p>
          </table:table-cell>
          <table:table-cell table:style-name="ce20" table:formula="of:=[.$AB$21]+[.$W$10]*[.$AB$22]*[.AD33]^2" office:value-type="float" office:value="1088" calcext:value-type="float">
            <text:p>108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35" calcext:value-type="float">
            <text:p>35</text:p>
          </table:table-cell>
          <table:table-cell table:style-name="ce20" table:formula="of:=[.$AB$21]+[.$W$10]*[.$AB$22]*[.AD34]^2" office:value-type="float" office:value="1322" calcext:value-type="float">
            <text:p>132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style-name="ce20" table:formula="of:=[.$AB$21]+[.$W$10]*[.$AB$22]*[.AD35]^2" office:value-type="float" office:value="1592" calcext:value-type="float">
            <text:p>159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style-name="ce20" table:formula="of:=[.$AB$21]+[.$W$10]*[.$AB$22]*[.AD36]^2" office:value-type="float" office:value="1898" calcext:value-type="float">
            <text:p>189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style-name="ce20" table:formula="of:=[.$AB$21]+[.$W$10]*[.$AB$22]*[.AD37]^2" office:value-type="float" office:value="2240" calcext:value-type="float">
            <text:p>224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style-name="ce20" table:formula="of:=[.$AB$21]+[.$W$10]*[.$AB$22]*[.AD38]^2" office:value-type="float" office:value="2618" calcext:value-type="float">
            <text:p>261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style-name="ce20" table:formula="of:=[.$AB$21]+[.$W$10]*[.$AB$22]*[.AD39]^2" office:value-type="float" office:value="3032" calcext:value-type="float">
            <text:p>303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65" calcext:value-type="float">
            <text:p>65</text:p>
          </table:table-cell>
          <table:table-cell table:style-name="ce20" table:formula="of:=[.$AB$21]+[.$W$10]*[.$AB$22]*[.AD40]^2" office:value-type="float" office:value="3482" calcext:value-type="float">
            <text:p>348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0" calcext:value-type="float">
            <text:p>70</text:p>
          </table:table-cell>
          <table:table-cell table:style-name="ce20" table:formula="of:=[.$AB$21]+[.$W$10]*[.$AB$22]*[.AD41]^2" office:value-type="float" office:value="3968" calcext:value-type="float">
            <text:p>396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75" calcext:value-type="float">
            <text:p>75</text:p>
          </table:table-cell>
          <table:table-cell table:style-name="ce20" table:formula="of:=[.$AB$21]+[.$W$10]*[.$AB$22]*[.AD42]^2" office:value-type="float" office:value="4490" calcext:value-type="float">
            <text:p>4490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0" calcext:value-type="float">
            <text:p>80</text:p>
          </table:table-cell>
          <table:table-cell table:style-name="ce20" table:formula="of:=[.$AB$21]+[.$W$10]*[.$AB$22]*[.AD43]^2" office:value-type="float" office:value="5048" calcext:value-type="float">
            <text:p>504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85" calcext:value-type="float">
            <text:p>85</text:p>
          </table:table-cell>
          <table:table-cell table:style-name="ce20" table:formula="of:=[.$AB$21]+[.$W$10]*[.$AB$22]*[.AD44]^2" office:value-type="float" office:value="5642" calcext:value-type="float">
            <text:p>564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0" calcext:value-type="float">
            <text:p>90</text:p>
          </table:table-cell>
          <table:table-cell table:style-name="ce20" table:formula="of:=[.$AB$21]+[.$W$10]*[.$AB$22]*[.AD45]^2" office:value-type="float" office:value="6272" calcext:value-type="float">
            <text:p>6272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95" calcext:value-type="float">
            <text:p>95</text:p>
          </table:table-cell>
          <table:table-cell table:style-name="ce20" table:formula="of:=[.$AB$21]+[.$W$10]*[.$AB$22]*[.AD46]^2" office:value-type="float" office:value="6938" calcext:value-type="float">
            <text:p>6938.0</text:p>
          </table:table-cell>
          <table:table-cell/>
        </table:table-row>
        <table:table-row table:style-name="ro1">
          <table:table-cell table:number-columns-repeated="29"/>
          <table:table-cell office:value-type="float" office:value="100" calcext:value-type="float">
            <text:p>100</text:p>
          </table:table-cell>
          <table:table-cell table:style-name="ce20" table:formula="of:=[.$AB$21]+[.$W$10]*[.$AB$22]*[.AD47]^2" office:value-type="float" office:value="7640" calcext:value-type="float">
            <text:p>7640.0</text:p>
          </table:table-cell>
          <table:table-cell/>
        </table:table-row>
        <table:table-row table:style-name="ro1" table:number-rows-repeated="16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fi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emec TR-3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1.8" calcext:value-type="float">
            <text:p>1.8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.99" calcext:value-type="float">
            <text:p>3.9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emec TR-6060 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fficial specs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1.78" calcext:value-type="float">
            <text:p>1.7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3.73" calcext:value-type="float">
            <text:p>3.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al Drive Ratio:</text:p>
          </table:table-cell>
          <table:table-cell/>
          <table:table-cell office:value-type="string" calcext:value-type="string">
            <text:p>3.73 (manual)</text:p>
          </table:table-cell>
          <table:table-cell/>
          <table:table-cell office:value-type="string" calcext:value-type="string">
            <text:p>wtf?</text:p>
          </table:table-cell>
          <table:table-cell table:number-columns-repeated="1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evidentně Tremec TR-6060 je ta správná převodovka</text:p>
          </table:table-cell>
          <table:table-cell table:number-columns-repeated="30"/>
        </table:table-row>
        <table:table-row table:style-name="ro1" table:number-rows-repeated="104850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07:52:5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2M40S</meta:editing-duration>
    <meta:editing-cycles>96</meta:editing-cycles>
    <meta:generator>LibreOffice/6.2.2.2$Windows_X86_64 LibreOffice_project/2b840030fec2aae0fd2658d8d4f9548af4e3518d</meta:generator>
    <dc:date>2019-10-27T08:09:16.809000000</dc:date>
    <dc:creator>Jiří Zbytovský</dc:creator>
    <meta:document-statistic meta:table-count="6" meta:cell-count="1916" meta:object-count="13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Octavia.O2:Octavia.O18 Octavia.T2:Octavia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Octavia.T2:Octavia.T18" chart:class="chart:scatter">
            <chart:domain table:cell-range-address="Octavia.O2:Octavia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Octavia.O2:Octavia.O18</svg:desc>
                </draw:g>
              </table:table-cell>
              <table:table-cell office:value-type="float" office:value="104">
                <text:p>104</text:p>
                <draw:g>
                  <svg:desc>Octavia.T2:Octavia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8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Octavia.AD27:Octavia.AE47 Octavia.AF27:Octavia.AF30 Octavia.AA3:Octavia.AA19 Octavia.AC3:Octavia.AC19 Octavia.AE3:Octavia.AE19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Octavia.AE27:Octavia.AE47" chart:label-cell-address="Octavia.AF27:Octavia.AF27" chart:class="chart:scatter">
            <chart:domain table:cell-range-address="Octavia.AD27:Octavia.AD47"/>
            <chart:data-point chart:repeated="21"/>
          </chart:series>
          <chart:series chart:style-name="ch11" chart:values-cell-range-address="Octavia.AA3:Octavia.AA19" chart:label-cell-address="Octavia.AF28:Octavia.AF28" chart:class="chart:scatter">
            <chart:domain table:cell-range-address="Octavia.Z3:Octavia.Z19"/>
            <chart:data-point chart:repeated="17"/>
          </chart:series>
          <chart:series chart:style-name="ch12" chart:values-cell-range-address="Octavia.AC3:Octavia.AC19" chart:label-cell-address="Octavia.AF29:Octavia.AF29" chart:class="chart:scatter">
            <chart:domain table:cell-range-address="Octavia.AB3:Octavia.AB19"/>
            <chart:data-point chart:repeated="17"/>
          </chart:series>
          <chart:series chart:style-name="ch13" chart:values-cell-range-address="Octavia.AE3:Octavia.AE19" chart:label-cell-address="Octavia.AF30:Octavia.AF30" chart:class="chart:scatter">
            <chart:domain table:cell-range-address="Octavia.AD3:Octavia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Octavia.AF27:Octavia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Octavia.AF28:Octavia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Octavia.AF29:Octavia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Octavia.AF30:Octavia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ctavia.AD27:Octavia.AD47</svg:desc>
                </draw:g>
              </table:table-cell>
              <table:table-cell office:value-type="float" office:value="350">
                <text:p>350</text:p>
                <draw:g>
                  <svg:desc>Octavia.AE27:Octavia.AE47</svg:desc>
                </draw:g>
              </table:table-cell>
              <table:table-cell office:value-type="float" office:value="3.95721586284207">
                <text:p>3.95721586284207</text:p>
                <draw:g>
                  <svg:desc>Octavia.Z3:Octavia.Z19</svg:desc>
                </draw:g>
              </table:table-cell>
              <table:table-cell office:value-type="float" office:value="1376.07536585366">
                <text:p>1376.07536585366</text:p>
                <draw:g>
                  <svg:desc>Octavia.AA3:Octavia.AA19</svg:desc>
                </draw:g>
              </table:table-cell>
              <table:table-cell office:value-type="float" office:value="4.85472873895059">
                <text:p>4.85472873895059</text:p>
                <draw:g>
                  <svg:desc>Octavia.AB3:Octavia.AB19</svg:desc>
                </draw:g>
              </table:table-cell>
              <table:table-cell office:value-type="float" office:value="1121.67487804878">
                <text:p>1121.67487804878</text:p>
                <draw:g>
                  <svg:desc>Octavia.AC3:Octavia.AC19</svg:desc>
                </draw:g>
              </table:table-cell>
              <table:table-cell office:value-type="float" office:value="5.74278887412447">
                <text:p>5.74278887412447</text:p>
                <draw:g>
                  <svg:desc>Octavia.AD3:Octavia.AD19</svg:desc>
                </draw:g>
              </table:table-cell>
              <table:table-cell office:value-type="float" office:value="948.22">
                <text:p>948.22</text:p>
                <draw:g>
                  <svg:desc>Octavia.AE3:Octavia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8.32">
                <text:p>358.32</text:p>
              </table:table-cell>
              <table:table-cell office:value-type="float" office:value="7.91443172568415">
                <text:p>7.91443172568415</text:p>
              </table:table-cell>
              <table:table-cell office:value-type="float" office:value="1958.26109756098">
                <text:p>1958.26109756098</text:p>
              </table:table-cell>
              <table:table-cell office:value-type="float" office:value="9.70945747790117">
                <text:p>9.70945747790117</text:p>
              </table:table-cell>
              <table:table-cell office:value-type="float" office:value="1596.22963414634">
                <text:p>1596.22963414634</text:p>
              </table:table-cell>
              <table:table-cell office:value-type="float" office:value="11.4855777482489">
                <text:p>11.4855777482489</text:p>
              </table:table-cell>
              <table:table-cell office:value-type="float" office:value="1349.39">
                <text:p>134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83.28">
                <text:p>383.28</text:p>
              </table:table-cell>
              <table:table-cell office:value-type="float" office:value="11.8716475885262">
                <text:p>11.8716475885262</text:p>
              </table:table-cell>
              <table:table-cell office:value-type="float" office:value="2302.27993902439">
                <text:p>2302.27993902439</text:p>
              </table:table-cell>
              <table:table-cell office:value-type="float" office:value="14.5641862168518">
                <text:p>14.5641862168518</text:p>
              </table:table-cell>
              <table:table-cell office:value-type="float" office:value="1876.64835365854">
                <text:p>1876.64835365854</text:p>
              </table:table-cell>
              <table:table-cell office:value-type="float" office:value="17.2283666223734">
                <text:p>17.2283666223734</text:p>
              </table:table-cell>
              <table:table-cell office:value-type="float" office:value="1586.445">
                <text:p>1586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24.88">
                <text:p>424.88</text:p>
              </table:table-cell>
              <table:table-cell office:value-type="float" office:value="15.8288634513683">
                <text:p>15.8288634513683</text:p>
              </table:table-cell>
              <table:table-cell office:value-type="float" office:value="2461.05786585366">
                <text:p>2461.05786585366</text:p>
              </table:table-cell>
              <table:table-cell office:value-type="float" office:value="19.4189149558023">
                <text:p>19.4189149558023</text:p>
              </table:table-cell>
              <table:table-cell office:value-type="float" office:value="2006.07237804878">
                <text:p>2006.07237804878</text:p>
              </table:table-cell>
              <table:table-cell office:value-type="float" office:value="22.9711554964979">
                <text:p>22.9711554964979</text:p>
              </table:table-cell>
              <table:table-cell office:value-type="float" office:value="1695.855">
                <text:p>1695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83.12">
                <text:p>483.12</text:p>
              </table:table-cell>
              <table:table-cell office:value-type="float" office:value="19.7860793142104">
                <text:p>19.7860793142104</text:p>
              </table:table-cell>
              <table:table-cell office:value-type="float" office:value="2593.37280487805">
                <text:p>2593.37280487805</text:p>
              </table:table-cell>
              <table:table-cell office:value-type="float" office:value="24.2736436947529">
                <text:p>24.2736436947529</text:p>
              </table:table-cell>
              <table:table-cell office:value-type="float" office:value="2113.92573170732">
                <text:p>2113.92573170732</text:p>
              </table:table-cell>
              <table:table-cell office:value-type="float" office:value="28.7139443706224">
                <text:p>28.7139443706224</text:p>
              </table:table-cell>
              <table:table-cell office:value-type="float" office:value="1787.03">
                <text:p>1787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23.7432951770524">
                <text:p>23.7432951770524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29.1283724337035">
                <text:p>29.1283724337035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34.4567332447468">
                <text:p>34.456733244746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49.52">
                <text:p>649.52</text:p>
              </table:table-cell>
              <table:table-cell office:value-type="float" office:value="27.7005110398945">
                <text:p>27.7005110398945</text:p>
              </table:table-cell>
              <table:table-cell office:value-type="float" office:value="2646.2987804878">
                <text:p>2646.2987804878</text:p>
              </table:table-cell>
              <table:table-cell office:value-type="float" office:value="33.9831011726541">
                <text:p>33.9831011726541</text:p>
              </table:table-cell>
              <table:table-cell office:value-type="float" office:value="2157.06707317073">
                <text:p>2157.06707317073</text:p>
              </table:table-cell>
              <table:table-cell office:value-type="float" office:value="40.1995221188713">
                <text:p>40.1995221188713</text:p>
              </table:table-cell>
              <table:table-cell office:value-type="float" office:value="1823.5">
                <text:p>18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57.68">
                <text:p>757.68</text:p>
              </table:table-cell>
              <table:table-cell office:value-type="float" office:value="31.6577269027366">
                <text:p>31.6577269027366</text:p>
              </table:table-cell>
              <table:table-cell office:value-type="float" office:value="2633.06728658537">
                <text:p>2633.06728658537</text:p>
              </table:table-cell>
              <table:table-cell office:value-type="float" office:value="38.8378299116047">
                <text:p>38.8378299116047</text:p>
              </table:table-cell>
              <table:table-cell office:value-type="float" office:value="2146.28173780488">
                <text:p>2146.28173780488</text:p>
              </table:table-cell>
              <table:table-cell office:value-type="float" office:value="45.9423109929958">
                <text:p>45.9423109929958</text:p>
              </table:table-cell>
              <table:table-cell office:value-type="float" office:value="1814.3825">
                <text:p>1814.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82.48">
                <text:p>882.48</text:p>
              </table:table-cell>
              <table:table-cell office:value-type="float" office:value="35.6149427655787">
                <text:p>35.6149427655787</text:p>
              </table:table-cell>
              <table:table-cell office:value-type="float" office:value="2606.60429878049">
                <text:p>2606.60429878049</text:p>
              </table:table-cell>
              <table:table-cell office:value-type="float" office:value="43.6925586505553">
                <text:p>43.6925586505553</text:p>
              </table:table-cell>
              <table:table-cell office:value-type="float" office:value="2124.71106707317">
                <text:p>2124.71106707317</text:p>
              </table:table-cell>
              <table:table-cell office:value-type="float" office:value="51.6850998671203">
                <text:p>51.6850998671203</text:p>
              </table:table-cell>
              <table:table-cell office:value-type="float" office:value="1796.1475">
                <text:p>1796.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023.92">
                <text:p>1023.92</text:p>
              </table:table-cell>
              <table:table-cell office:value-type="float" office:value="39.5721586284207">
                <text:p>39.5721586284207</text:p>
              </table:table-cell>
              <table:table-cell office:value-type="float" office:value="2580.14131097561">
                <text:p>2580.14131097561</text:p>
              </table:table-cell>
              <table:table-cell office:value-type="float" office:value="48.5472873895059">
                <text:p>48.5472873895059</text:p>
              </table:table-cell>
              <table:table-cell office:value-type="float" office:value="2103.14039634146">
                <text:p>2103.14039634146</text:p>
              </table:table-cell>
              <table:table-cell office:value-type="float" office:value="57.4278887412447">
                <text:p>57.4278887412447</text:p>
              </table:table-cell>
              <table:table-cell office:value-type="float" office:value="1777.9125">
                <text:p>1777.9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43.5293744912628">
                <text:p>43.5293744912628</text:p>
              </table:table-cell>
              <table:table-cell office:value-type="float" office:value="2474.2893597561">
                <text:p>2474.2893597561</text:p>
              </table:table-cell>
              <table:table-cell office:value-type="float" office:value="53.4020161284564">
                <text:p>53.4020161284564</text:p>
              </table:table-cell>
              <table:table-cell office:value-type="float" office:value="2016.85771341463">
                <text:p>2016.85771341463</text:p>
              </table:table-cell>
              <table:table-cell office:value-type="float" office:value="63.1706776153692">
                <text:p>63.1706776153692</text:p>
              </table:table-cell>
              <table:table-cell office:value-type="float" office:value="1704.9725">
                <text:p>1704.9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356.72">
                <text:p>1356.72</text:p>
              </table:table-cell>
              <table:table-cell office:value-type="float" office:value="47.4865903541049">
                <text:p>47.4865903541049</text:p>
              </table:table-cell>
              <table:table-cell office:value-type="float" office:value="2315.51143292683">
                <text:p>2315.51143292683</text:p>
              </table:table-cell>
              <table:table-cell office:value-type="float" office:value="58.256744867407">
                <text:p>58.256744867407</text:p>
              </table:table-cell>
              <table:table-cell office:value-type="float" office:value="1887.43368902439">
                <text:p>1887.43368902439</text:p>
              </table:table-cell>
              <table:table-cell office:value-type="float" office:value="68.9134664894937">
                <text:p>68.9134664894937</text:p>
              </table:table-cell>
              <table:table-cell office:value-type="float" office:value="1595.5625">
                <text:p>1595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48.08">
                <text:p>1548.08</text:p>
              </table:table-cell>
              <table:table-cell office:value-type="float" office:value="51.443806216947">
                <text:p>51.443806216947</text:p>
              </table:table-cell>
              <table:table-cell office:value-type="float" office:value="2117.03902439024">
                <text:p>2117.03902439024</text:p>
              </table:table-cell>
              <table:table-cell office:value-type="float" office:value="63.1114736063576">
                <text:p>63.1114736063576</text:p>
              </table:table-cell>
              <table:table-cell office:value-type="float" office:value="1725.65365853659">
                <text:p>1725.65365853659</text:p>
              </table:table-cell>
              <table:table-cell office:value-type="float" office:value="74.6562553636182">
                <text:p>74.6562553636182</text:p>
              </table:table-cell>
              <table:table-cell office:value-type="float" office:value="1458.8">
                <text:p>14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756.08">
                <text:p>1756.08</text:p>
              </table:table-cell>
              <table:table-cell office:value-type="float" office:value="55.401022079789">
                <text:p>55.401022079789</text:p>
              </table:table-cell>
              <table:table-cell office:value-type="float" office:value="1786.25167682927">
                <text:p>1786.25167682927</text:p>
              </table:table-cell>
              <table:table-cell office:value-type="float" office:value="67.9662023453082">
                <text:p>67.9662023453082</text:p>
              </table:table-cell>
              <table:table-cell office:value-type="float" office:value="1456.02027439024">
                <text:p>1456.02027439024</text:p>
              </table:table-cell>
              <table:table-cell office:value-type="float" office:value="80.3990442377426">
                <text:p>80.3990442377426</text:p>
              </table:table-cell>
              <table:table-cell office:value-type="float" office:value="1230.8625">
                <text:p>1230.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980.72">
                <text:p>1980.72</text:p>
              </table:table-cell>
              <table:table-cell office:value-type="float" office:value="59.3582379426311">
                <text:p>59.3582379426311</text:p>
              </table:table-cell>
              <table:table-cell office:value-type="float" office:value="1323.1493902439">
                <text:p>1323.1493902439</text:p>
              </table:table-cell>
              <table:table-cell office:value-type="float" office:value="72.8209310842588">
                <text:p>72.8209310842588</text:p>
              </table:table-cell>
              <table:table-cell office:value-type="float" office:value="1078.53353658537">
                <text:p>1078.53353658537</text:p>
              </table:table-cell>
              <table:table-cell office:value-type="float" office:value="86.1418331118671">
                <text:p>86.1418331118671</text:p>
              </table:table-cell>
              <table:table-cell office:value-type="float" office:value="911.75">
                <text:p>911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222">
                <text:p>2222</text:p>
              </table:table-cell>
              <table:table-cell office:value-type="float" office:value="63.3154538054732">
                <text:p>63.3154538054732</text:p>
              </table:table-cell>
              <table:table-cell office:value-type="float" office:value="727.732164634146">
                <text:p>727.732164634146</text:p>
              </table:table-cell>
              <table:table-cell office:value-type="float" office:value="77.6756598232094">
                <text:p>77.6756598232094</text:p>
              </table:table-cell>
              <table:table-cell office:value-type="float" office:value="593.193445121951">
                <text:p>593.193445121951</text:p>
              </table:table-cell>
              <table:table-cell office:value-type="float" office:value="91.8846219859916">
                <text:p>91.8846219859916</text:p>
              </table:table-cell>
              <table:table-cell office:value-type="float" office:value="501.4625">
                <text:p>501.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479.92">
                <text:p>2479.92</text:p>
              </table:table-cell>
              <table:table-cell office:value-type="float" office:value="67.2726696683152">
                <text:p>67.2726696683152</text:p>
              </table:table-cell>
              <table:table-cell office:value-type="float" office:value="0">
                <text:p>0</text:p>
              </table:table-cell>
              <table:table-cell office:value-type="float" office:value="82.5303885621599">
                <text:p>82.5303885621599</text:p>
              </table:table-cell>
              <table:table-cell office:value-type="float" office:value="0">
                <text:p>0</text:p>
              </table:table-cell>
              <table:table-cell office:value-type="float" office:value="97.627410860116">
                <text:p>97.62741086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754.48">
                <text:p>275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3045.68">
                <text:p>304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353.52">
                <text:p>335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3678">
                <text:p>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2CV.O2:C2CV.O17 C2CV.T2:C2CV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2CV.T2:C2CV.T17" chart:class="chart:scatter">
            <chart:domain table:cell-range-address="C2CV.O2:C2CV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2CV.O2:C2CV.O17</svg:desc>
                </draw:g>
              </table:table-cell>
              <table:table-cell office:value-type="float" office:value="17">
                <text:p>17</text:p>
                <draw:g>
                  <svg:desc>C2CV.T2:C2CV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Camaro.O2:Camaro.O18 Camaro.T2:Camaro.T18" svg:x="0.474cm" svg:y="1.635cm" svg:width="22.779cm" svg:height="16.042cm">
          <chartooo:coordinate-region svg:x="1.281cm" svg:y="1.834cm" svg:width="21.972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maro.T2:Camaro.T18" chart:class="chart:scatter">
            <chart:domain table:cell-range-address="Camaro.O2:Camaro.O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Camaro.O2:Camaro.O18</svg:desc>
                </draw:g>
              </table:table-cell>
              <table:table-cell office:value-type="float" office:value="300">
                <text:p>300</text:p>
                <draw:g>
                  <svg:desc>Camaro.T2:Camaro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interval-major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005cm" style:legend-expansion="high" chart:style-name="ch3"/>
        <chart:plot-area chart:style-name="ch4" table:cell-range-address="Camaro.AD27:Camaro.AE47 Camaro.AF27:Camaro.AF30 Camaro.AA3:Camaro.AA19 Camaro.AC3:Camaro.AC19 Camaro.AE3:Camaro.AE19" chart:data-source-has-labels="row" svg:x="0.357cm" svg:y="1.935cm" svg:width="24.902cm" svg:height="16.458cm">
          <chartooo:coordinate-region svg:x="1.349cm" svg:y="2.134cm" svg:width="23.63cm" svg:height="15.612cm"/>
          <chart:axis chart:dimension="x" chart:name="primary-x" chart:style-name="ch5">
            <chart:title svg:x="12.301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amaro.AE27:Camaro.AE47" chart:label-cell-address="Camaro.AF27:Camaro.AF27" chart:class="chart:scatter">
            <chart:domain table:cell-range-address="Camaro.AD27:Camaro.AD47"/>
            <chart:data-point chart:repeated="21"/>
          </chart:series>
          <chart:series chart:style-name="ch11" chart:values-cell-range-address="Camaro.AA3:Camaro.AA19" chart:label-cell-address="Camaro.AF28:Camaro.AF28" chart:class="chart:scatter">
            <chart:domain table:cell-range-address="Camaro.Z3:Camaro.Z19"/>
            <chart:data-point chart:repeated="17"/>
          </chart:series>
          <chart:series chart:style-name="ch12" chart:values-cell-range-address="Camaro.AC3:Camaro.AC19" chart:label-cell-address="Camaro.AF29:Camaro.AF29" chart:class="chart:scatter">
            <chart:domain table:cell-range-address="Camaro.AB3:Camaro.AB19"/>
            <chart:data-point chart:repeated="17"/>
          </chart:series>
          <chart:series chart:style-name="ch13" chart:values-cell-range-address="Camaro.AE3:Camaro.AE19" chart:label-cell-address="Camaro.AF30:Camaro.AF30" chart:class="chart:scatter">
            <chart:domain table:cell-range-address="Camaro.AD3:Camaro.AD19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amaro.AF27:Camaro.AF27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Camaro.AF28:Camaro.AF28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Camaro.AF29:Camaro.AF29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F6</text:p>
                <draw:g>
                  <svg:desc>Camaro.AF30:Camaro.A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aro.AD27:Camaro.AD47</svg:desc>
                </draw:g>
              </table:table-cell>
              <table:table-cell office:value-type="float" office:value="440">
                <text:p>440</text:p>
                <draw:g>
                  <svg:desc>Camaro.AE27:Camaro.AE47</svg:desc>
                </draw:g>
              </table:table-cell>
              <table:table-cell office:value-type="float" office:value="4.9271627408848">
                <text:p>4.9271627408848</text:p>
                <draw:g>
                  <svg:desc>Camaro.Z3:Camaro.Z19</svg:desc>
                </draw:g>
              </table:table-cell>
              <table:table-cell office:value-type="float" office:value="3188.03418803419">
                <text:p>3188.03418803419</text:p>
                <draw:g>
                  <svg:desc>Camaro.AA3:Camaro.AA19</svg:desc>
                </draw:g>
              </table:table-cell>
              <table:table-cell office:value-type="float" office:value="6.6583280282227">
                <text:p>6.6583280282227</text:p>
                <draw:g>
                  <svg:desc>Camaro.AB3:Camaro.AB19</svg:desc>
                </draw:g>
              </table:table-cell>
              <table:table-cell office:value-type="float" office:value="2359.1452991453">
                <text:p>2359.1452991453</text:p>
                <draw:g>
                  <svg:desc>Camaro.AC3:Camaro.AC19</svg:desc>
                </draw:g>
              </table:table-cell>
              <table:table-cell office:value-type="float" office:value="9.85432548176959">
                <text:p>9.85432548176959</text:p>
                <draw:g>
                  <svg:desc>Camaro.AD3:Camaro.AD19</svg:desc>
                </draw:g>
              </table:table-cell>
              <table:table-cell office:value-type="float" office:value="1594.01709401709">
                <text:p>1594.01709401709</text:p>
                <draw:g>
                  <svg:desc>Camaro.AE3:Camaro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9.85432548176959">
                <text:p>9.85432548176959</text:p>
              </table:table-cell>
              <table:table-cell office:value-type="float" office:value="4495.1282051282">
                <text:p>4495.1282051282</text:p>
              </table:table-cell>
              <table:table-cell office:value-type="float" office:value="13.3166560564454">
                <text:p>13.3166560564454</text:p>
              </table:table-cell>
              <table:table-cell office:value-type="float" office:value="3326.39487179487">
                <text:p>3326.39487179487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2247.5641025641">
                <text:p>2247.564102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.7814882226544">
                <text:p>14.7814882226544</text:p>
              </table:table-cell>
              <table:table-cell office:value-type="float" office:value="5047.7207977208">
                <text:p>5047.7207977208</text:p>
              </table:table-cell>
              <table:table-cell office:value-type="float" office:value="19.9749840846681">
                <text:p>19.9749840846681</text:p>
              </table:table-cell>
              <table:table-cell office:value-type="float" office:value="3735.31339031339">
                <text:p>3735.31339031339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2523.8603988604">
                <text:p>2523.860398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19.7086509635392">
                <text:p>19.7086509635392</text:p>
              </table:table-cell>
              <table:table-cell office:value-type="float" office:value="5536.55270655271">
                <text:p>5536.55270655271</text:p>
              </table:table-cell>
              <table:table-cell office:value-type="float" office:value="26.6333121128908">
                <text:p>26.6333121128908</text:p>
              </table:table-cell>
              <table:table-cell office:value-type="float" office:value="4097.049002849">
                <text:p>4097.049002849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2768.27635327635">
                <text:p>2768.27635327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28">
                <text:p>728</text:p>
              </table:table-cell>
              <table:table-cell office:value-type="float" office:value="24.635813704424">
                <text:p>24.635813704424</text:p>
              </table:table-cell>
              <table:table-cell office:value-type="float" office:value="5961.62393162393">
                <text:p>5961.62393162393</text:p>
              </table:table-cell>
              <table:table-cell office:value-type="float" office:value="33.2916401411135">
                <text:p>33.2916401411135</text:p>
              </table:table-cell>
              <table:table-cell office:value-type="float" office:value="4411.60170940171">
                <text:p>4411.60170940171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2980.81196581197">
                <text:p>2980.81196581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90">
                <text:p>890</text:p>
              </table:table-cell>
              <table:table-cell office:value-type="float" office:value="29.5629764453088">
                <text:p>29.5629764453088</text:p>
              </table:table-cell>
              <table:table-cell office:value-type="float" office:value="6248.54700854701">
                <text:p>6248.54700854701</text:p>
              </table:table-cell>
              <table:table-cell office:value-type="float" office:value="39.9499681693362">
                <text:p>39.9499681693362</text:p>
              </table:table-cell>
              <table:table-cell office:value-type="float" office:value="4623.92478632479">
                <text:p>4623.92478632479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3124.2735042735">
                <text:p>3124.273504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88">
                <text:p>1088</text:p>
              </table:table-cell>
              <table:table-cell office:value-type="float" office:value="34.4901391861936">
                <text:p>34.4901391861936</text:p>
              </table:table-cell>
              <table:table-cell office:value-type="float" office:value="6429.20227920228">
                <text:p>6429.20227920228</text:p>
              </table:table-cell>
              <table:table-cell office:value-type="float" office:value="46.6082961975589">
                <text:p>46.6082961975589</text:p>
              </table:table-cell>
              <table:table-cell office:value-type="float" office:value="4757.60968660969">
                <text:p>4757.60968660969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3214.60113960114">
                <text:p>3214.6011396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22">
                <text:p>1322</text:p>
              </table:table-cell>
              <table:table-cell office:value-type="float" office:value="39.4173019270784">
                <text:p>39.4173019270784</text:p>
              </table:table-cell>
              <table:table-cell office:value-type="float" office:value="6535.47008547009">
                <text:p>6535.47008547009</text:p>
              </table:table-cell>
              <table:table-cell office:value-type="float" office:value="53.2666242257816">
                <text:p>53.2666242257816</text:p>
              </table:table-cell>
              <table:table-cell office:value-type="float" office:value="4836.24786324786">
                <text:p>4836.24786324786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3267.73504273504">
                <text:p>3267.7350427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92">
                <text:p>1592</text:p>
              </table:table-cell>
              <table:table-cell office:value-type="float" office:value="44.3444646679632">
                <text:p>44.3444646679632</text:p>
              </table:table-cell>
              <table:table-cell office:value-type="float" office:value="6556.72364672365">
                <text:p>6556.72364672365</text:p>
              </table:table-cell>
              <table:table-cell office:value-type="float" office:value="59.9249522540043">
                <text:p>59.9249522540043</text:p>
              </table:table-cell>
              <table:table-cell office:value-type="float" office:value="4851.9754985755">
                <text:p>4851.9754985755</text:p>
              </table:table-cell>
              <table:table-cell office:value-type="float" office:value="88.6889293359264">
                <text:p>88.6889293359264</text:p>
              </table:table-cell>
              <table:table-cell office:value-type="float" office:value="3278.36182336182">
                <text:p>3278.3618233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898">
                <text:p>1898</text:p>
              </table:table-cell>
              <table:table-cell office:value-type="float" office:value="49.271627408848">
                <text:p>49.271627408848</text:p>
              </table:table-cell>
              <table:table-cell office:value-type="float" office:value="6407.94871794872">
                <text:p>6407.94871794872</text:p>
              </table:table-cell>
              <table:table-cell office:value-type="float" office:value="66.583280282227">
                <text:p>66.583280282227</text:p>
              </table:table-cell>
              <table:table-cell office:value-type="float" office:value="4741.88205128205">
                <text:p>4741.88205128205</text:p>
              </table:table-cell>
              <table:table-cell office:value-type="float" office:value="98.5432548176959">
                <text:p>98.5432548176959</text:p>
              </table:table-cell>
              <table:table-cell office:value-type="float" office:value="3203.97435897436">
                <text:p>3203.9743589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240">
                <text:p>2240</text:p>
              </table:table-cell>
              <table:table-cell office:value-type="float" office:value="54.1987901497328">
                <text:p>54.1987901497328</text:p>
              </table:table-cell>
              <table:table-cell office:value-type="float" office:value="6152.90598290598">
                <text:p>6152.90598290598</text:p>
              </table:table-cell>
              <table:table-cell office:value-type="float" office:value="73.2416083104497">
                <text:p>73.2416083104497</text:p>
              </table:table-cell>
              <table:table-cell office:value-type="float" office:value="4553.15042735043">
                <text:p>4553.15042735043</text:p>
              </table:table-cell>
              <table:table-cell office:value-type="float" office:value="108.397580299466">
                <text:p>108.397580299466</text:p>
              </table:table-cell>
              <table:table-cell office:value-type="float" office:value="3076.45299145299">
                <text:p>3076.45299145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618">
                <text:p>2618</text:p>
              </table:table-cell>
              <table:table-cell office:value-type="float" office:value="59.1259528906176">
                <text:p>59.1259528906176</text:p>
              </table:table-cell>
              <table:table-cell office:value-type="float" office:value="5738.46153846154">
                <text:p>5738.46153846154</text:p>
              </table:table-cell>
              <table:table-cell office:value-type="float" office:value="79.8999363386724">
                <text:p>79.8999363386724</text:p>
              </table:table-cell>
              <table:table-cell office:value-type="float" office:value="4246.46153846154">
                <text:p>4246.46153846154</text:p>
              </table:table-cell>
              <table:table-cell office:value-type="float" office:value="118.251905781235">
                <text:p>118.251905781235</text:p>
              </table:table-cell>
              <table:table-cell office:value-type="float" office:value="2869.23076923077">
                <text:p>2869.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032">
                <text:p>3032</text:p>
              </table:table-cell>
              <table:table-cell office:value-type="float" office:value="64.0531156315024">
                <text:p>64.0531156315024</text:p>
              </table:table-cell>
              <table:table-cell office:value-type="float" office:value="5122.10826210826">
                <text:p>5122.10826210826</text:p>
              </table:table-cell>
              <table:table-cell office:value-type="float" office:value="86.5582643668951">
                <text:p>86.5582643668951</text:p>
              </table:table-cell>
              <table:table-cell office:value-type="float" office:value="3790.36011396011">
                <text:p>3790.36011396011</text:p>
              </table:table-cell>
              <table:table-cell office:value-type="float" office:value="128.106231263005">
                <text:p>128.106231263005</text:p>
              </table:table-cell>
              <table:table-cell office:value-type="float" office:value="2561.05413105413">
                <text:p>2561.0541310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482">
                <text:p>3482</text:p>
              </table:table-cell>
              <table:table-cell office:value-type="float" office:value="68.9802783723872">
                <text:p>68.9802783723872</text:p>
              </table:table-cell>
              <table:table-cell office:value-type="float" office:value="4271.96581196581">
                <text:p>4271.96581196581</text:p>
              </table:table-cell>
              <table:table-cell office:value-type="float" office:value="93.2165923951178">
                <text:p>93.2165923951178</text:p>
              </table:table-cell>
              <table:table-cell office:value-type="float" office:value="3161.2547008547">
                <text:p>3161.2547008547</text:p>
              </table:table-cell>
              <table:table-cell office:value-type="float" office:value="137.960556744774">
                <text:p>137.960556744774</text:p>
              </table:table-cell>
              <table:table-cell office:value-type="float" office:value="2135.98290598291">
                <text:p>2135.98290598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968">
                <text:p>3968</text:p>
              </table:table-cell>
              <table:table-cell office:value-type="float" office:value="73.907441113272">
                <text:p>73.907441113272</text:p>
              </table:table-cell>
              <table:table-cell office:value-type="float" office:value="3145.52706552706">
                <text:p>3145.52706552706</text:p>
              </table:table-cell>
              <table:table-cell office:value-type="float" office:value="99.8749204233405">
                <text:p>99.8749204233405</text:p>
              </table:table-cell>
              <table:table-cell office:value-type="float" office:value="2327.69002849003">
                <text:p>2327.69002849003</text:p>
              </table:table-cell>
              <table:table-cell office:value-type="float" office:value="147.814882226544">
                <text:p>147.814882226544</text:p>
              </table:table-cell>
              <table:table-cell office:value-type="float" office:value="1572.76353276353">
                <text:p>1572.7635327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490">
                <text:p>4490</text:p>
              </table:table-cell>
              <table:table-cell office:value-type="float" office:value="78.8346038541567">
                <text:p>78.8346038541567</text:p>
              </table:table-cell>
              <table:table-cell office:value-type="float" office:value="1721.53846153846">
                <text:p>1721.53846153846</text:p>
              </table:table-cell>
              <table:table-cell office:value-type="float" office:value="106.533248451563">
                <text:p>106.533248451563</text:p>
              </table:table-cell>
              <table:table-cell office:value-type="float" office:value="1273.93846153846">
                <text:p>1273.93846153846</text:p>
              </table:table-cell>
              <table:table-cell office:value-type="float" office:value="157.669207708313">
                <text:p>157.669207708313</text:p>
              </table:table-cell>
              <table:table-cell office:value-type="float" office:value="860.769230769231">
                <text:p>860.7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048">
                <text:p>5048</text:p>
              </table:table-cell>
              <table:table-cell office:value-type="float" office:value="83.7617665950415">
                <text:p>83.7617665950415</text:p>
              </table:table-cell>
              <table:table-cell office:value-type="float" office:value="0">
                <text:p>0</text:p>
              </table:table-cell>
              <table:table-cell office:value-type="float" office:value="113.191576479786">
                <text:p>113.191576479786</text:p>
              </table:table-cell>
              <table:table-cell office:value-type="float" office:value="0">
                <text:p>0</text:p>
              </table:table-cell>
              <table:table-cell office:value-type="float" office:value="167.523533190083">
                <text:p>167.52353319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642">
                <text:p>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272">
                <text:p>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938">
                <text:p>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640">
                <text:p>7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C2CV.AC3:C2CV.AE16 C2CV.AF3:C2CV.AF5 C2CV.AA3:C2CV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C2CV.AE3:C2CV.AE16" chart:label-cell-address="C2CV.AF3:C2CV.AF3" chart:class="chart:scatter">
            <chart:domain table:cell-range-address="C2CV.AD3:C2CV.AD16"/>
            <chart:data-point chart:repeated="14"/>
          </chart:series>
          <chart:series chart:style-name="ch11" chart:values-cell-range-address="C2CV.AA3:C2CV.AA16" chart:label-cell-address="C2CV.AF4:C2CV.AF4" chart:class="chart:scatter">
            <chart:domain table:cell-range-address="C2CV.Z3:C2CV.Z16"/>
            <chart:data-point chart:repeated="14"/>
          </chart:series>
          <chart:series chart:style-name="ch12" chart:values-cell-range-address="C2CV.AC3:C2CV.AC16" chart:label-cell-address="C2CV.AF5:C2CV.AF5" chart:class="chart:scatter">
            <chart:domain table:cell-range-address="C2CV.AB3:C2CV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C2CV.AF3:C2CV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C2CV.AF4:C2CV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C2CV.AF5:C2CV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2CV.AD3:C2CV.AD16</svg:desc>
                </draw:g>
              </table:table-cell>
              <table:table-cell office:value-type="float" office:value="165">
                <text:p>165</text:p>
                <draw:g>
                  <svg:desc>C2CV.AE3:C2CV.AE16</svg:desc>
                </draw:g>
              </table:table-cell>
              <table:table-cell office:value-type="float" office:value="2.03151957165061">
                <text:p>2.03151957165061</text:p>
                <draw:g>
                  <svg:desc>C2CV.Z3:C2CV.Z16</svg:desc>
                </draw:g>
              </table:table-cell>
              <table:table-cell office:value-type="float" office:value="438.15375">
                <text:p>438.15375</text:p>
                <draw:g>
                  <svg:desc>C2CV.AA3:C2CV.AA16</svg:desc>
                </draw:g>
              </table:table-cell>
              <table:table-cell office:value-type="float" office:value="2.93977696494623">
                <text:p>2.93977696494623</text:p>
                <draw:g>
                  <svg:desc>C2CV.AB3:C2CV.AB16</svg:desc>
                </draw:g>
              </table:table-cell>
              <table:table-cell office:value-type="float" office:value="302.784166666667">
                <text:p>302.784166666667</text:p>
                <draw:g>
                  <svg:desc>C2CV.AC3:C2CV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3.32">
                <text:p>173.32</text:p>
              </table:table-cell>
              <table:table-cell office:value-type="float" office:value="4.06303914330122">
                <text:p>4.06303914330122</text:p>
              </table:table-cell>
              <table:table-cell office:value-type="float" office:value="618.57">
                <text:p>618.57</text:p>
              </table:table-cell>
              <table:table-cell office:value-type="float" office:value="5.87955392989247">
                <text:p>5.87955392989247</text:p>
              </table:table-cell>
              <table:table-cell office:value-type="float" office:value="427.46">
                <text:p>42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98.28">
                <text:p>198.28</text:p>
              </table:table-cell>
              <table:table-cell office:value-type="float" office:value="6.09455871495183">
                <text:p>6.09455871495183</text:p>
              </table:table-cell>
              <table:table-cell office:value-type="float" office:value="726.81975">
                <text:p>726.81975</text:p>
              </table:table-cell>
              <table:table-cell office:value-type="float" office:value="8.81933089483871">
                <text:p>8.81933089483871</text:p>
              </table:table-cell>
              <table:table-cell office:value-type="float" office:value="502.2655">
                <text:p>502.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39.88">
                <text:p>239.88</text:p>
              </table:table-cell>
              <table:table-cell office:value-type="float" office:value="8.12607828660244">
                <text:p>8.12607828660244</text:p>
              </table:table-cell>
              <table:table-cell office:value-type="float" office:value="847.956375">
                <text:p>847.956375</text:p>
              </table:table-cell>
              <table:table-cell office:value-type="float" office:value="11.7591078597849">
                <text:p>11.7591078597849</text:p>
              </table:table-cell>
              <table:table-cell office:value-type="float" office:value="585.976416666667">
                <text:p>585.9764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8.12">
                <text:p>298.12</text:p>
              </table:table-cell>
              <table:table-cell office:value-type="float" office:value="10.1575978582531">
                <text:p>10.1575978582531</text:p>
              </table:table-cell>
              <table:table-cell office:value-type="float" office:value="922.70025">
                <text:p>922.70025</text:p>
              </table:table-cell>
              <table:table-cell office:value-type="float" office:value="14.6988848247312">
                <text:p>14.6988848247312</text:p>
              </table:table-cell>
              <table:table-cell office:value-type="float" office:value="637.627833333333">
                <text:p>637.627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  <table:table-cell office:value-type="float" office:value="12.1891174299037">
                <text:p>12.1891174299037</text:p>
              </table:table-cell>
              <table:table-cell office:value-type="float" office:value="971.670375">
                <text:p>971.670375</text:p>
              </table:table-cell>
              <table:table-cell office:value-type="float" office:value="17.6386617896774">
                <text:p>17.6386617896774</text:p>
              </table:table-cell>
              <table:table-cell office:value-type="float" office:value="671.468416666666">
                <text:p>671.46841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64.52">
                <text:p>464.52</text:p>
              </table:table-cell>
              <table:table-cell office:value-type="float" office:value="14.2206370015543">
                <text:p>14.2206370015543</text:p>
              </table:table-cell>
              <table:table-cell office:value-type="float" office:value="1005.17625">
                <text:p>1005.17625</text:p>
              </table:table-cell>
              <table:table-cell office:value-type="float" office:value="20.5784387546236">
                <text:p>20.5784387546236</text:p>
              </table:table-cell>
              <table:table-cell office:value-type="float" office:value="694.6225">
                <text:p>694.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72.68">
                <text:p>572.68</text:p>
              </table:table-cell>
              <table:table-cell office:value-type="float" office:value="16.2521565732049">
                <text:p>16.2521565732049</text:p>
              </table:table-cell>
              <table:table-cell office:value-type="float" office:value="1000.0215">
                <text:p>1000.0215</text:p>
              </table:table-cell>
              <table:table-cell office:value-type="float" office:value="23.5182157195699">
                <text:p>23.5182157195699</text:p>
              </table:table-cell>
              <table:table-cell office:value-type="float" office:value="691.060333333333">
                <text:p>691.060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697.48">
                <text:p>697.48</text:p>
              </table:table-cell>
              <table:table-cell office:value-type="float" office:value="18.2836761448555">
                <text:p>18.2836761448555</text:p>
              </table:table-cell>
              <table:table-cell office:value-type="float" office:value="981.979875">
                <text:p>981.979875</text:p>
              </table:table-cell>
              <table:table-cell office:value-type="float" office:value="26.4579926845161">
                <text:p>26.4579926845161</text:p>
              </table:table-cell>
              <table:table-cell office:value-type="float" office:value="678.59275">
                <text:p>678.59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38.92">
                <text:p>838.92</text:p>
              </table:table-cell>
              <table:table-cell office:value-type="float" office:value="20.3151957165061">
                <text:p>20.3151957165061</text:p>
              </table:table-cell>
              <table:table-cell office:value-type="float" office:value="953.62875">
                <text:p>953.62875</text:p>
              </table:table-cell>
              <table:table-cell office:value-type="float" office:value="29.3977696494624">
                <text:p>29.3977696494624</text:p>
              </table:table-cell>
              <table:table-cell office:value-type="float" office:value="659.000833333333">
                <text:p>659.000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997">
                <text:p>997</text:p>
              </table:table-cell>
              <table:table-cell office:value-type="float" office:value="22.3467152881567">
                <text:p>22.3467152881567</text:p>
              </table:table-cell>
              <table:table-cell office:value-type="float" office:value="914.968125">
                <text:p>914.968125</text:p>
              </table:table-cell>
              <table:table-cell office:value-type="float" office:value="32.3375466144086">
                <text:p>32.3375466144086</text:p>
              </table:table-cell>
              <table:table-cell office:value-type="float" office:value="632.284583333333">
                <text:p>632.28458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171.72">
                <text:p>1171.72</text:p>
              </table:table-cell>
              <table:table-cell office:value-type="float" office:value="24.3782348598073">
                <text:p>24.3782348598073</text:p>
              </table:table-cell>
              <table:table-cell office:value-type="float" office:value="860.84325">
                <text:p>860.84325</text:p>
              </table:table-cell>
              <table:table-cell office:value-type="float" office:value="35.2773235793548">
                <text:p>35.2773235793548</text:p>
              </table:table-cell>
              <table:table-cell office:value-type="float" office:value="594.881833333333">
                <text:p>594.881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363.08">
                <text:p>1363.08</text:p>
              </table:table-cell>
              <table:table-cell office:value-type="float" office:value="26.4097544314579">
                <text:p>26.4097544314579</text:p>
              </table:table-cell>
              <table:table-cell office:value-type="float" office:value="796.408875">
                <text:p>796.408875</text:p>
              </table:table-cell>
              <table:table-cell office:value-type="float" office:value="38.2171005443011">
                <text:p>38.2171005443011</text:p>
              </table:table-cell>
              <table:table-cell office:value-type="float" office:value="550.35475">
                <text:p>550.35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71.08">
                <text:p>1571.08</text:p>
              </table:table-cell>
              <table:table-cell office:value-type="float" office:value="28.4412740031085">
                <text:p>28.4412740031085</text:p>
              </table:table-cell>
              <table:table-cell office:value-type="float" office:value="670.1175">
                <text:p>670.1175</text:p>
              </table:table-cell>
              <table:table-cell office:value-type="float" office:value="41.1568775092473">
                <text:p>41.1568775092473</text:p>
              </table:table-cell>
              <table:table-cell office:value-type="float" office:value="463.081666666667">
                <text:p>463.081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'105'.O2:'105'.O17 '105'.T2:'105'.T17" svg:x="0.474cm" svg:y="1.635cm" svg:width="22.779cm" svg:height="16.042cm">
          <chartooo:coordinate-region svg:x="1.095cm" svg:y="1.834cm" svg:width="21.78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05'.T2:'105'.T17" chart:class="chart:scatter">
            <chart:domain table:cell-range-address="'105'.O2:'105'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105'.O2:'105'.O17</svg:desc>
                </draw:g>
              </table:table-cell>
              <table:table-cell office:value-type="float" office:value="43">
                <text:p>43</text:p>
                <draw:g>
                  <svg:desc>'105'.T2:'105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'105'.AC3:'105'.AE16 '105'.AF3:'105'.AF5 '105'.AA3:'105'.AA16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'105'.AE3:'105'.AE16" chart:label-cell-address="'105'.AF3:'105'.AF3" chart:class="chart:scatter">
            <chart:domain table:cell-range-address="'105'.AD3:'105'.AD16"/>
            <chart:data-point chart:repeated="14"/>
          </chart:series>
          <chart:series chart:style-name="ch11" chart:values-cell-range-address="'105'.AA3:'105'.AA16" chart:label-cell-address="'105'.AF4:'105'.AF4" chart:class="chart:scatter">
            <chart:domain table:cell-range-address="'105'.Z3:'105'.Z16"/>
            <chart:data-point chart:repeated="14"/>
          </chart:series>
          <chart:series chart:style-name="ch12" chart:values-cell-range-address="'105'.AC3:'105'.AC16" chart:label-cell-address="'105'.AF5:'105'.AF5" chart:class="chart:scatter">
            <chart:domain table:cell-range-address="'105'.AB3:'105'.AB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'105'.AF3:'105'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3</text:p>
                <draw:g>
                  <svg:desc>'105'.AF4:'105'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4</text:p>
                <draw:g>
                  <svg:desc>'105'.AF5:'105'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5'.AD3:'105'.AD16</svg:desc>
                </draw:g>
              </table:table-cell>
              <table:table-cell office:value-type="float" office:value="230">
                <text:p>230</text:p>
                <draw:g>
                  <svg:desc>'105'.AE3:'105'.AE16</svg:desc>
                </draw:g>
              </table:table-cell>
              <table:table-cell office:value-type="float" office:value="2.61350603933808">
                <text:p>2.61350603933808</text:p>
                <draw:g>
                  <svg:desc>'105'.Z3:'105'.Z16</svg:desc>
                </draw:g>
              </table:table-cell>
              <table:table-cell office:value-type="float" office:value="861.476767676768">
                <text:p>861.476767676768</text:p>
                <draw:g>
                  <svg:desc>'105'.AA3:'105'.AA16</svg:desc>
                </draw:g>
              </table:table-cell>
              <table:table-cell office:value-type="float" office:value="3.83858699527781">
                <text:p>3.83858699527781</text:p>
                <draw:g>
                  <svg:desc>'105'.AB3:'105'.AB16</svg:desc>
                </draw:g>
              </table:table-cell>
              <table:table-cell office:value-type="float" office:value="586.537373737374">
                <text:p>586.537373737374</text:p>
                <draw:g>
                  <svg:desc>'105'.AC3:'105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8.32">
                <text:p>238.32</text:p>
              </table:table-cell>
              <table:table-cell office:value-type="float" office:value="5.22701207867617">
                <text:p>5.22701207867617</text:p>
              </table:table-cell>
              <table:table-cell office:value-type="float" office:value="1222.09494949495">
                <text:p>1222.09494949495</text:p>
              </table:table-cell>
              <table:table-cell office:value-type="float" office:value="7.67717399055563">
                <text:p>7.67717399055563</text:p>
              </table:table-cell>
              <table:table-cell office:value-type="float" office:value="832.064646464647">
                <text:p>832.06464646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3.28">
                <text:p>263.28</text:p>
              </table:table-cell>
              <table:table-cell office:value-type="float" office:value="7.84051811801426">
                <text:p>7.84051811801426</text:p>
              </table:table-cell>
              <table:table-cell office:value-type="float" office:value="1322.26666666667">
                <text:p>1322.26666666667</text:p>
              </table:table-cell>
              <table:table-cell office:value-type="float" office:value="11.5157609858334">
                <text:p>11.5157609858334</text:p>
              </table:table-cell>
              <table:table-cell office:value-type="float" office:value="900.266666666667">
                <text:p>900.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4.88">
                <text:p>304.88</text:p>
              </table:table-cell>
              <table:table-cell office:value-type="float" office:value="10.4540241573523">
                <text:p>10.4540241573523</text:p>
              </table:table-cell>
              <table:table-cell office:value-type="float" office:value="1382.3696969697">
                <text:p>1382.3696969697</text:p>
              </table:table-cell>
              <table:table-cell office:value-type="float" office:value="15.3543479811113">
                <text:p>15.3543479811113</text:p>
              </table:table-cell>
              <table:table-cell office:value-type="float" office:value="941.187878787879">
                <text:p>941.187878787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63.12">
                <text:p>363.12</text:p>
              </table:table-cell>
              <table:table-cell office:value-type="float" office:value="13.0675301966904">
                <text:p>13.0675301966904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19.1929349763891">
                <text:p>19.1929349763891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15.6810362360285">
                <text:p>15.6810362360285</text:p>
              </table:table-cell>
              <table:table-cell office:value-type="float" office:value="1462.50707070707">
                <text:p>1462.50707070707</text:p>
              </table:table-cell>
              <table:table-cell office:value-type="float" office:value="23.0315219716669">
                <text:p>23.0315219716669</text:p>
              </table:table-cell>
              <table:table-cell office:value-type="float" office:value="995.749494949495">
                <text:p>995.74949494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9.52">
                <text:p>529.52</text:p>
              </table:table-cell>
              <table:table-cell office:value-type="float" office:value="18.2945422753666">
                <text:p>18.2945422753666</text:p>
              </table:table-cell>
              <table:table-cell office:value-type="float" office:value="1442.47272727273">
                <text:p>1442.47272727273</text:p>
              </table:table-cell>
              <table:table-cell office:value-type="float" office:value="26.8701089669447">
                <text:p>26.8701089669447</text:p>
              </table:table-cell>
              <table:table-cell office:value-type="float" office:value="982.109090909091">
                <text:p>982.109090909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37.68">
                <text:p>637.68</text:p>
              </table:table-cell>
              <table:table-cell office:value-type="float" office:value="20.9080483147047">
                <text:p>20.9080483147047</text:p>
              </table:table-cell>
              <table:table-cell office:value-type="float" office:value="1402.40404040404">
                <text:p>1402.40404040404</text:p>
              </table:table-cell>
              <table:table-cell office:value-type="float" office:value="30.7086959622225">
                <text:p>30.7086959622225</text:p>
              </table:table-cell>
              <table:table-cell office:value-type="float" office:value="954.828282828283">
                <text:p>954.828282828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.48">
                <text:p>762.48</text:p>
              </table:table-cell>
              <table:table-cell office:value-type="float" office:value="23.5215543540428">
                <text:p>23.5215543540428</text:p>
              </table:table-cell>
              <table:table-cell office:value-type="float" office:value="1342.30101010101">
                <text:p>1342.30101010101</text:p>
              </table:table-cell>
              <table:table-cell office:value-type="float" office:value="34.5472829575003">
                <text:p>34.5472829575003</text:p>
              </table:table-cell>
              <table:table-cell office:value-type="float" office:value="913.907070707071">
                <text:p>913.907070707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03.92">
                <text:p>903.92</text:p>
              </table:table-cell>
              <table:table-cell office:value-type="float" office:value="26.1350603933808">
                <text:p>26.1350603933808</text:p>
              </table:table-cell>
              <table:table-cell office:value-type="float" office:value="1282.19797979798">
                <text:p>1282.19797979798</text:p>
              </table:table-cell>
              <table:table-cell office:value-type="float" office:value="38.3858699527781">
                <text:p>38.3858699527781</text:p>
              </table:table-cell>
              <table:table-cell office:value-type="float" office:value="872.985858585859">
                <text:p>872.985858585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28.7485664327189">
                <text:p>28.7485664327189</text:p>
              </table:table-cell>
              <table:table-cell office:value-type="float" office:value="1161.99191919192">
                <text:p>1161.99191919192</text:p>
              </table:table-cell>
              <table:table-cell office:value-type="float" office:value="42.2244569480559">
                <text:p>42.2244569480559</text:p>
              </table:table-cell>
              <table:table-cell office:value-type="float" office:value="791.143434343434">
                <text:p>791.14343434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6.72">
                <text:p>1236.72</text:p>
              </table:table-cell>
              <table:table-cell office:value-type="float" office:value="31.362072472057">
                <text:p>31.362072472057</text:p>
              </table:table-cell>
              <table:table-cell office:value-type="float" office:value="981.682828282828">
                <text:p>981.682828282828</text:p>
              </table:table-cell>
              <table:table-cell office:value-type="float" office:value="46.0630439433338">
                <text:p>46.0630439433338</text:p>
              </table:table-cell>
              <table:table-cell office:value-type="float" office:value="668.379797979798">
                <text:p>668.379797979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8.08">
                <text:p>1428.08</text:p>
              </table:table-cell>
              <table:table-cell office:value-type="float" office:value="33.9755785113951">
                <text:p>33.9755785113951</text:p>
              </table:table-cell>
              <table:table-cell office:value-type="float" office:value="601.030303030303">
                <text:p>601.030303030303</text:p>
              </table:table-cell>
              <table:table-cell office:value-type="float" office:value="49.9016309386116">
                <text:p>49.9016309386116</text:p>
              </table:table-cell>
              <table:table-cell office:value-type="float" office:value="409.212121212121">
                <text:p>409.21212121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36.08">
                <text:p>1636.08</text:p>
              </table:table-cell>
              <table:table-cell office:value-type="float" office:value="36.5890845507332">
                <text:p>36.5890845507332</text:p>
              </table:table-cell>
              <table:table-cell office:value-type="float" office:value="0">
                <text:p>0</text:p>
              </table:table-cell>
              <table:table-cell office:value-type="float" office:value="53.7402179338894">
                <text:p>53.74021793388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3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Felda.B17:Felda.C17 Felda.A20:Felda.A24 Felda.D20:Felda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296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Felda.D20:Felda.E20" chart:label-cell-address="Felda.A20:Felda.A20" chart:class="chart:scatter">
            <chart:domain table:cell-range-address="Felda.B17:Felda.C17"/>
            <chart:regression-curve chart:style-name="ch11"/>
            <chart:data-point chart:repeated="2"/>
          </chart:series>
          <chart:series chart:style-name="ch12" chart:values-cell-range-address="Felda.D21:Felda.E21" chart:label-cell-address="Felda.A21:Felda.A21" chart:class="chart:scatter">
            <chart:regression-curve chart:style-name="ch13"/>
            <chart:data-point chart:repeated="2"/>
          </chart:series>
          <chart:series chart:style-name="ch14" chart:values-cell-range-address="Felda.D22:Felda.E22" chart:label-cell-address="Felda.A22:Felda.A22" chart:class="chart:scatter">
            <chart:regression-curve chart:style-name="ch15"/>
            <chart:data-point chart:repeated="2"/>
          </chart:series>
          <chart:series chart:style-name="ch16" chart:values-cell-range-address="Felda.D23:Felda.E23" chart:label-cell-address="Felda.A23:Felda.A23" chart:class="chart:scatter">
            <chart:regression-curve chart:style-name="ch17"/>
            <chart:data-point chart:repeated="2"/>
          </chart:series>
          <chart:series chart:style-name="ch18" chart:values-cell-range-address="Felda.D24:Felda.E24" chart:label-cell-address="Felda.A24:Felda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000">
                <text:p>6000</text:p>
                <draw:g>
                  <svg:desc>Felda.B17:Felda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Felda.A20:Felda.A20</svg:desc>
                </draw:g>
              </table:table-cell>
              <table:table-cell office:value-type="float" office:value="45.9463904771804">
                <text:p>45.9463904771804</text:p>
                <draw:g>
                  <svg:desc>Felda.D20:Felda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Felda.A21:Felda.A21</svg:desc>
                </draw:g>
              </table:table-cell>
              <table:table-cell office:value-type="float" office:value="79.4514687394212">
                <text:p>79.4514687394212</text:p>
                <draw:g>
                  <svg:desc>Felda.D21:Felda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Felda.A22:Felda.A22</svg:desc>
                </draw:g>
              </table:table-cell>
              <table:table-cell office:value-type="float" office:value="119.961057378463">
                <text:p>119.961057378463</text:p>
                <draw:g>
                  <svg:desc>Felda.D22:Felda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Felda.A23:Felda.A23</svg:desc>
                </draw:g>
              </table:table-cell>
              <table:table-cell office:value-type="float" office:value="163.959719200122">
                <text:p>163.959719200122</text:p>
                <draw:g>
                  <svg:desc>Felda.D23:Felda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Felda.A24:Felda.A24</svg:desc>
                </draw:g>
              </table:table-cell>
              <table:table-cell office:value-type="float" office:value="211.981394279655">
                <text:p>211.981394279655</text:p>
                <draw:g>
                  <svg:desc>Felda.D24:Felda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7cm" svg:height="18.037cm" xlink:href=".." xlink:type="simple" chart:class="chart:scatter" chart:style-name="ch1">
        <chart:title svg:x="10.986cm" svg:y="0.496cm" chart:style-name="ch2">
          <text:p>T model</text:p>
        </chart:title>
        <chart:plot-area chart:style-name="ch3" table:cell-range-address="Felda.O2:Felda.O17 Felda.T2:Felda.T17" svg:x="0.474cm" svg:y="1.635cm" svg:width="22.779cm" svg:height="16.042cm">
          <chartooo:coordinate-region svg:x="1.095cm" svg:y="1.834cm" svg:width="21.6cm" svg:height="15.1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lda.T2:Felda.T17" chart:class="chart:scatter">
            <chart:domain table:cell-range-address="Felda.O2:Felda.O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elda.O2:Felda.O17</svg:desc>
                </draw:g>
              </table:table-cell>
              <table:table-cell office:value-type="float" office:value="55">
                <text:p>55</text:p>
                <draw:g>
                  <svg:desc>Felda.T2:Felda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Felda.AD3:Felda.AE19 Felda.AF3:Felda.AF5 Felda.AA3:Felda.AA18 Felda.AC3:Felda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54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Felda.AE3:Felda.AE19" chart:label-cell-address="Felda.AF3:Felda.AF3" chart:class="chart:scatter">
            <chart:domain table:cell-range-address="Felda.AD3:Felda.AD19"/>
            <chart:data-point chart:repeated="17"/>
          </chart:series>
          <chart:series chart:style-name="ch11" chart:values-cell-range-address="Felda.AA3:Felda.AA18" chart:label-cell-address="Felda.AF4:Felda.AF4" chart:class="chart:scatter">
            <chart:domain table:cell-range-address="Felda.Z3:Felda.Z18"/>
            <chart:data-point chart:repeated="16"/>
          </chart:series>
          <chart:series chart:style-name="ch12" chart:values-cell-range-address="Felda.AC3:Felda.AC18" chart:label-cell-address="Felda.AF5:Felda.AF5" chart:class="chart:scatter">
            <chart:domain table:cell-range-address="Felda.AB3:Felda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Felda.AF3:Felda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Felda.AF4:Felda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Felda.AF5:Felda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lda.AD3:Felda.AD19</svg:desc>
                </draw:g>
              </table:table-cell>
              <table:table-cell office:value-type="float" office:value="250">
                <text:p>250</text:p>
                <draw:g>
                  <svg:desc>Felda.AE3:Felda.AE19</svg:desc>
                </draw:g>
              </table:table-cell>
              <table:table-cell office:value-type="float" office:value="3.79536387037318">
                <text:p>3.79536387037318</text:p>
                <draw:g>
                  <svg:desc>Felda.Z3:Felda.Z18</svg:desc>
                </draw:g>
              </table:table-cell>
              <table:table-cell office:value-type="float" office:value="758.766053571428">
                <text:p>758.766053571428</text:p>
                <draw:g>
                  <svg:desc>Felda.AA3:Felda.AA18</svg:desc>
                </draw:g>
              </table:table-cell>
              <table:table-cell office:value-type="float" office:value="4.90697671943646">
                <text:p>4.90697671943646</text:p>
                <draw:g>
                  <svg:desc>Felda.AB3:Felda.AB18</svg:desc>
                </draw:g>
              </table:table-cell>
              <table:table-cell office:value-type="float" office:value="586.877303571429">
                <text:p>586.877303571429</text:p>
                <draw:g>
                  <svg:desc>Felda.AC3:Felda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.16">
                <text:p>258.16</text:p>
              </table:table-cell>
              <table:table-cell office:value-type="float" office:value="7.59072774074637">
                <text:p>7.59072774074637</text:p>
              </table:table-cell>
              <table:table-cell office:value-type="float" office:value="1076.06822142857">
                <text:p>1076.06822142857</text:p>
              </table:table-cell>
              <table:table-cell office:value-type="float" office:value="9.81395343887292">
                <text:p>9.81395343887292</text:p>
              </table:table-cell>
              <table:table-cell office:value-type="float" office:value="832.298721428571">
                <text:p>832.29872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.64">
                <text:p>282.64</text:p>
              </table:table-cell>
              <table:table-cell office:value-type="float" office:value="11.3860916111196">
                <text:p>11.3860916111196</text:p>
              </table:table-cell>
              <table:table-cell office:value-type="float" office:value="1145.04695357143">
                <text:p>1145.04695357143</text:p>
              </table:table-cell>
              <table:table-cell office:value-type="float" office:value="14.7209301583094">
                <text:p>14.7209301583094</text:p>
              </table:table-cell>
              <table:table-cell office:value-type="float" office:value="885.651203571429">
                <text:p>885.651203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3.44">
                <text:p>323.44</text:p>
              </table:table-cell>
              <table:table-cell office:value-type="float" office:value="15.1814554814927">
                <text:p>15.1814554814927</text:p>
              </table:table-cell>
              <table:table-cell office:value-type="float" office:value="1214.02568571429">
                <text:p>1214.02568571429</text:p>
              </table:table-cell>
              <table:table-cell office:value-type="float" office:value="19.6279068777458">
                <text:p>19.6279068777458</text:p>
              </table:table-cell>
              <table:table-cell office:value-type="float" office:value="939.003685714286">
                <text:p>939.0036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0.56">
                <text:p>380.56</text:p>
              </table:table-cell>
              <table:table-cell office:value-type="float" office:value="18.9768193518659">
                <text:p>18.9768193518659</text:p>
              </table:table-cell>
              <table:table-cell office:value-type="float" office:value="1283.00441785714">
                <text:p>1283.00441785714</text:p>
              </table:table-cell>
              <table:table-cell office:value-type="float" office:value="24.5348835971823">
                <text:p>24.5348835971823</text:p>
              </table:table-cell>
              <table:table-cell office:value-type="float" office:value="992.356167857143">
                <text:p>992.356167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4">
                <text:p>454</text:p>
              </table:table-cell>
              <table:table-cell office:value-type="float" office:value="22.7721832222391">
                <text:p>22.7721832222391</text:p>
              </table:table-cell>
              <table:table-cell office:value-type="float" office:value="1338.18740357143">
                <text:p>1338.18740357143</text:p>
              </table:table-cell>
              <table:table-cell office:value-type="float" office:value="29.4418603166188">
                <text:p>29.4418603166188</text:p>
              </table:table-cell>
              <table:table-cell office:value-type="float" office:value="1035.03815357143">
                <text:p>1035.038153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3.76">
                <text:p>543.76</text:p>
              </table:table-cell>
              <table:table-cell office:value-type="float" office:value="26.5675470926123">
                <text:p>26.5675470926123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34.3488370360552">
                <text:p>34.348837036055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9.84">
                <text:p>649.84</text:p>
              </table:table-cell>
              <table:table-cell office:value-type="float" office:value="30.3629109629855">
                <text:p>30.3629109629855</text:p>
              </table:table-cell>
              <table:table-cell office:value-type="float" office:value="1448.553375">
                <text:p>1448.553375</text:p>
              </table:table-cell>
              <table:table-cell office:value-type="float" office:value="39.2558137554917">
                <text:p>39.2558137554917</text:p>
              </table:table-cell>
              <table:table-cell office:value-type="float" office:value="1120.402125">
                <text:p>1120.40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72.24">
                <text:p>772.24</text:p>
              </table:table-cell>
              <table:table-cell office:value-type="float" office:value="34.1582748333587">
                <text:p>34.1582748333587</text:p>
              </table:table-cell>
              <table:table-cell office:value-type="float" office:value="1407.16613571429">
                <text:p>1407.16613571429</text:p>
              </table:table-cell>
              <table:table-cell office:value-type="float" office:value="44.1627904749282">
                <text:p>44.1627904749282</text:p>
              </table:table-cell>
              <table:table-cell office:value-type="float" office:value="1088.39063571429">
                <text:p>1088.39063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10.96">
                <text:p>910.96</text:p>
              </table:table-cell>
              <table:table-cell office:value-type="float" office:value="37.9536387037318">
                <text:p>37.9536387037318</text:p>
              </table:table-cell>
              <table:table-cell office:value-type="float" office:value="1310.59591071429">
                <text:p>1310.59591071429</text:p>
              </table:table-cell>
              <table:table-cell office:value-type="float" office:value="49.0697671943646">
                <text:p>49.0697671943646</text:p>
              </table:table-cell>
              <table:table-cell office:value-type="float" office:value="1013.69716071429">
                <text:p>1013.697160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66">
                <text:p>1066</text:p>
              </table:table-cell>
              <table:table-cell office:value-type="float" office:value="41.749002574105">
                <text:p>41.749002574105</text:p>
              </table:table-cell>
              <table:table-cell office:value-type="float" office:value="1117.45546071429">
                <text:p>1117.45546071429</text:p>
              </table:table-cell>
              <table:table-cell office:value-type="float" office:value="53.9767439138011">
                <text:p>53.9767439138011</text:p>
              </table:table-cell>
              <table:table-cell office:value-type="float" office:value="864.310210714286">
                <text:p>864.310210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37.36">
                <text:p>1237.36</text:p>
              </table:table-cell>
              <table:table-cell office:value-type="float" office:value="45.5443664444782">
                <text:p>45.5443664444782</text:p>
              </table:table-cell>
              <table:table-cell office:value-type="float" office:value="965.70225">
                <text:p>965.70225</text:p>
              </table:table-cell>
              <table:table-cell office:value-type="float" office:value="58.8837206332375">
                <text:p>58.8837206332375</text:p>
              </table:table-cell>
              <table:table-cell office:value-type="float" office:value="746.93475">
                <text:p>746.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25.04">
                <text:p>1425.04</text:p>
              </table:table-cell>
              <table:table-cell office:value-type="float" office:value="49.3397303148514">
                <text:p>49.3397303148514</text:p>
              </table:table-cell>
              <table:table-cell office:value-type="float" office:value="786.357546428571">
                <text:p>786.357546428571</text:p>
              </table:table-cell>
              <table:table-cell office:value-type="float" office:value="63.790697352674">
                <text:p>63.790697352674</text:p>
              </table:table-cell>
              <table:table-cell office:value-type="float" office:value="608.218296428571">
                <text:p>608.218296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29.04">
                <text:p>1629.04</text:p>
              </table:table-cell>
              <table:table-cell office:value-type="float" office:value="53.1350941852246">
                <text:p>53.1350941852246</text:p>
              </table:table-cell>
              <table:table-cell office:value-type="float" office:value="565.625603571429">
                <text:p>565.625603571429</text:p>
              </table:table-cell>
              <table:table-cell office:value-type="float" office:value="68.6976740721104">
                <text:p>68.6976740721104</text:p>
              </table:table-cell>
              <table:table-cell office:value-type="float" office:value="437.490353571429">
                <text:p>437.490353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49.36">
                <text:p>1849.36</text:p>
              </table:table-cell>
              <table:table-cell office:value-type="float" office:value="56.9304580555978">
                <text:p>56.9304580555978</text:p>
              </table:table-cell>
              <table:table-cell office:value-type="float" office:value="317.302167857143">
                <text:p>317.302167857143</text:p>
              </table:table-cell>
              <table:table-cell office:value-type="float" office:value="73.6046507915469">
                <text:p>73.6046507915469</text:p>
              </table:table-cell>
              <table:table-cell office:value-type="float" office:value="245.421417857143">
                <text:p>245.421417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86">
                <text:p>2086</text:p>
              </table:table-cell>
              <table:table-cell office:value-type="float" office:value="60.7258219259709">
                <text:p>60.7258219259709</text:p>
              </table:table-cell>
              <table:table-cell office:value-type="float" office:value="0">
                <text:p>0</text:p>
              </table:table-cell>
              <table:table-cell office:value-type="float" office:value="78.5116275109834">
                <text:p>78.511627510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